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P2" style:family="paragraph" style:parent-style-name="Standard">
      <style:text-properties officeooo:rsid="000f0f6e" officeooo:paragraph-rsid="000f0f6e"/>
    </style:style>
    <style:style style:name="P3" style:family="paragraph" style:parent-style-name="Standard">
      <style:text-properties fo:font-weight="normal" officeooo:rsid="0012e694" officeooo:paragraph-rsid="0012e694" style:font-weight-asian="normal" style:font-weight-complex="normal"/>
    </style:style>
    <style:style style:name="P4" style:family="paragraph" style:parent-style-name="Standard">
      <style:text-properties fo:font-weight="normal" officeooo:rsid="0014f5d4" officeooo:paragraph-rsid="0014f5d4" style:font-weight-asian="normal" style:font-weight-complex="normal"/>
    </style:style>
    <style:style style:name="P5" style:family="paragraph" style:parent-style-name="Standard">
      <style:text-properties fo:font-weight="normal" officeooo:rsid="00151554" officeooo:paragraph-rsid="00151554" style:font-weight-asian="normal" style:font-weight-complex="normal"/>
    </style:style>
    <style:style style:name="P6" style:family="paragraph" style:parent-style-name="Standard">
      <style:text-properties fo:font-weight="normal" officeooo:rsid="00151554" officeooo:paragraph-rsid="00958a6f" style:font-weight-asian="normal" style:font-weight-complex="normal"/>
    </style:style>
    <style:style style:name="P7" style:family="paragraph" style:parent-style-name="Standard">
      <style:text-properties fo:font-weight="normal" officeooo:rsid="0016410b" officeooo:paragraph-rsid="0016410b" style:font-weight-asian="normal" style:font-weight-complex="normal"/>
    </style:style>
    <style:style style:name="P8" style:family="paragraph" style:parent-style-name="Standard">
      <style:text-properties fo:font-weight="normal" officeooo:rsid="001644fd" officeooo:paragraph-rsid="001644fd" style:font-weight-asian="normal" style:font-weight-complex="normal"/>
    </style:style>
    <style:style style:name="P9" style:family="paragraph" style:parent-style-name="Standard">
      <style:text-properties fo:font-weight="normal" officeooo:rsid="00165296" officeooo:paragraph-rsid="00165296" style:font-weight-asian="normal" style:font-weight-complex="normal"/>
    </style:style>
    <style:style style:name="P10" style:family="paragraph" style:parent-style-name="Standard">
      <style:text-properties fo:font-weight="normal" officeooo:rsid="00165296" officeooo:paragraph-rsid="009a29d9" style:font-weight-asian="normal" style:font-weight-complex="normal"/>
    </style:style>
    <style:style style:name="P11" style:family="paragraph" style:parent-style-name="Standard">
      <style:text-properties fo:font-weight="normal" officeooo:rsid="00186270" officeooo:paragraph-rsid="00186270" style:font-weight-asian="normal" style:font-weight-complex="normal"/>
    </style:style>
    <style:style style:name="P12" style:family="paragraph" style:parent-style-name="Standard">
      <style:text-properties fo:font-weight="normal" officeooo:rsid="00186270" officeooo:paragraph-rsid="0019d2d4" style:font-weight-asian="normal" style:font-weight-complex="normal"/>
    </style:style>
    <style:style style:name="P13" style:family="paragraph" style:parent-style-name="Standard">
      <style:text-properties fo:font-weight="normal" officeooo:rsid="00186270" officeooo:paragraph-rsid="0023891d" style:font-weight-asian="normal" style:font-weight-complex="normal"/>
    </style:style>
    <style:style style:name="P14" style:family="paragraph" style:parent-style-name="Standard">
      <style:text-properties fo:font-weight="normal" officeooo:rsid="0019d2d4" officeooo:paragraph-rsid="0019d2d4" style:font-weight-asian="normal" style:font-weight-complex="normal"/>
    </style:style>
    <style:style style:name="P15" style:family="paragraph" style:parent-style-name="Standard">
      <style:text-properties fo:font-weight="normal" officeooo:rsid="001e0890" officeooo:paragraph-rsid="001e0890" style:font-weight-asian="normal" style:font-weight-complex="normal"/>
    </style:style>
    <style:style style:name="P16" style:family="paragraph" style:parent-style-name="Standard">
      <style:text-properties fo:font-weight="normal" officeooo:rsid="001e0890" officeooo:paragraph-rsid="001effde" style:font-weight-asian="normal" style:font-weight-complex="normal"/>
    </style:style>
    <style:style style:name="P17" style:family="paragraph" style:parent-style-name="Standard">
      <style:text-properties fo:font-weight="normal" officeooo:rsid="001effde" officeooo:paragraph-rsid="001effde" style:font-weight-asian="normal" style:font-weight-complex="normal"/>
    </style:style>
    <style:style style:name="P18" style:family="paragraph" style:parent-style-name="Standard">
      <style:text-properties fo:font-weight="normal" officeooo:rsid="00204674" officeooo:paragraph-rsid="00204674" style:font-weight-asian="normal" style:font-weight-complex="normal"/>
    </style:style>
    <style:style style:name="P19" style:family="paragraph" style:parent-style-name="Standard">
      <style:text-properties fo:font-weight="normal" officeooo:rsid="0023891d" officeooo:paragraph-rsid="0023891d" style:font-weight-asian="normal" style:font-weight-complex="normal"/>
    </style:style>
    <style:style style:name="P20" style:family="paragraph" style:parent-style-name="Standard">
      <style:text-properties fo:font-weight="normal" officeooo:rsid="0023891d" officeooo:paragraph-rsid="002558a6" style:font-weight-asian="normal" style:font-weight-complex="normal"/>
    </style:style>
    <style:style style:name="P21" style:family="paragraph" style:parent-style-name="Standard">
      <style:text-properties fo:font-weight="normal" officeooo:rsid="002558a6" officeooo:paragraph-rsid="002558a6" style:font-weight-asian="normal" style:font-weight-complex="normal"/>
    </style:style>
    <style:style style:name="P22" style:family="paragraph" style:parent-style-name="Standard">
      <style:text-properties fo:font-weight="normal" officeooo:rsid="002ab2f5" officeooo:paragraph-rsid="002ab2f5" style:font-weight-asian="normal" style:font-weight-complex="normal"/>
    </style:style>
    <style:style style:name="P23" style:family="paragraph" style:parent-style-name="Standard">
      <style:text-properties fo:font-weight="normal" officeooo:rsid="002ab2f5" officeooo:paragraph-rsid="002558a6" style:font-weight-asian="normal" style:font-weight-complex="normal"/>
    </style:style>
    <style:style style:name="P24" style:family="paragraph" style:parent-style-name="Standard">
      <style:text-properties fo:font-weight="normal" officeooo:rsid="0093bfb5" officeooo:paragraph-rsid="00958a6f" style:font-weight-asian="normal" style:font-weight-complex="normal"/>
    </style:style>
    <style:style style:name="P25" style:family="paragraph" style:parent-style-name="Standard">
      <style:text-properties fo:font-weight="normal" officeooo:rsid="002b63fc" officeooo:paragraph-rsid="00a743b7"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7"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c0ccd" officeooo:paragraph-rsid="00ad5498"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ec4a5" officeooo:paragraph-rsid="00b0cfd0"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b207c4" officeooo:paragraph-rsid="00b207c4"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b3de71" officeooo:paragraph-rsid="00b3de71"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b3de71" officeooo:paragraph-rsid="00b6b89c"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b59f05" officeooo:paragraph-rsid="00b59f05"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b6b89c" officeooo:paragraph-rsid="00b6b89c"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b7f6d1" officeooo:paragraph-rsid="00b7f6d1"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da0f8f" officeooo:paragraph-rsid="00da0f8f"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db6b20" officeooo:paragraph-rsid="00db6b20"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dbc51c" officeooo:paragraph-rsid="00dbc51c"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dbc51c" officeooo:paragraph-rsid="01a3a910"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dd7bfd" officeooo:paragraph-rsid="00dd7bfd"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debedf" officeooo:paragraph-rsid="00debedf"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debedf" officeooo:paragraph-rsid="01afbfec"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e091fc" officeooo:paragraph-rsid="00e353a2"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e091fc" officeooo:paragraph-rsid="01b43d6a"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e353a2" officeooo:paragraph-rsid="00e353a2"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e353a2" officeooo:paragraph-rsid="01d92ac7"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e4c3de" officeooo:paragraph-rsid="00e4c3de"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e4c3de" officeooo:paragraph-rsid="01db267c"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e4c3de" officeooo:paragraph-rsid="01dbaf46"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e4c3de" officeooo:paragraph-rsid="01dc50c2"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e4c3de" officeooo:paragraph-rsid="01de8345"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e4c3de" officeooo:paragraph-rsid="01e07dbf"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e56427" officeooo:paragraph-rsid="00e56427"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e56427" officeooo:paragraph-rsid="01cd81dc"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e56427" officeooo:paragraph-rsid="01cf89f8"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e56427" officeooo:paragraph-rsid="01e535ad"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e56427" officeooo:paragraph-rsid="01e5550b"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e56427" officeooo:paragraph-rsid="01eb526b"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e5fa61" officeooo:paragraph-rsid="00e5fa61"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e5fa61" officeooo:paragraph-rsid="01cf89f8"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e5fa61" officeooo:paragraph-rsid="01d189e2"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e5fa61" officeooo:paragraph-rsid="01d672a5"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e5fa61" officeooo:paragraph-rsid="01d92ac7"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e5fa61" officeooo:paragraph-rsid="01f1a568"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e5fa61" officeooo:paragraph-rsid="01f59963"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e77648" officeooo:paragraph-rsid="00e77648" style:font-style-asian="normal" style:font-weight-asian="normal" style:font-style-complex="normal" style:font-weight-complex="normal"/>
    </style:style>
    <style:style style:name="P73" style:family="paragraph" style:parent-style-name="Standard">
      <style:text-properties fo:font-style="normal" style:text-underline-style="none" fo:font-weight="normal" officeooo:rsid="00e77648" officeooo:paragraph-rsid="01420a7a"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0e77648" officeooo:paragraph-rsid="01652023"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e77648" officeooo:paragraph-rsid="01665c31"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e77648" officeooo:paragraph-rsid="0194d885"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e77648" officeooo:paragraph-rsid="019c99b7"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e77648" officeooo:paragraph-rsid="01fcf6cf"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0e77648" officeooo:paragraph-rsid="01ffa6b5"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e77648" officeooo:paragraph-rsid="020304a4"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e77648" officeooo:paragraph-rsid="02044178"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e9a166" officeooo:paragraph-rsid="00e9a166"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e9a166" officeooo:paragraph-rsid="00ecca5d"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e9a166" officeooo:paragraph-rsid="01420a7a"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e9a166" officeooo:paragraph-rsid="0180d485"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e9a166" officeooo:paragraph-rsid="02044178"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132149d" officeooo:paragraph-rsid="0132d2e1"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132149d" officeooo:paragraph-rsid="013d659e"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132149d" officeooo:paragraph-rsid="02046467" style:font-style-asian="normal" style:font-weight-asian="normal" style:font-style-complex="normal" style:font-weight-complex="normal"/>
    </style:style>
    <style:style style:name="P90" style:family="paragraph" style:parent-style-name="Standard">
      <style:text-properties fo:font-style="normal" style:text-underline-style="none" fo:font-weight="normal" officeooo:rsid="014582ba" officeooo:paragraph-rsid="014582ba" style:font-style-asian="normal" style:font-weight-asian="normal" style:font-style-complex="normal" style:font-weight-complex="normal"/>
    </style:style>
    <style:style style:name="P91" style:family="paragraph" style:parent-style-name="Standard">
      <style:text-properties fo:font-style="normal" style:text-underline-style="none" fo:font-weight="normal" officeooo:rsid="014582ba" officeooo:paragraph-rsid="018c9315" style:font-style-asian="normal" style:font-weight-asian="normal" style:font-style-complex="normal" style:font-weight-complex="normal"/>
    </style:style>
    <style:style style:name="P92" style:family="paragraph" style:parent-style-name="Standard">
      <style:text-properties fo:font-style="normal" style:text-underline-style="none" fo:font-weight="normal" officeooo:rsid="014582ba" officeooo:paragraph-rsid="020b20dd" style:font-style-asian="normal" style:font-weight-asian="normal" style:font-style-complex="normal" style:font-weight-complex="normal"/>
    </style:style>
    <style:style style:name="P93" style:family="paragraph" style:parent-style-name="Standard">
      <style:text-properties fo:font-style="normal" style:text-underline-style="none" fo:font-weight="normal" officeooo:rsid="01493501" officeooo:paragraph-rsid="01493501"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1493501" officeooo:paragraph-rsid="01497955"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1497955" officeooo:paragraph-rsid="01497955"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18c9315" officeooo:paragraph-rsid="018c9315"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194d885" officeooo:paragraph-rsid="0194d885"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195c397" officeooo:paragraph-rsid="0195c397"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195c397" officeooo:paragraph-rsid="0221b444"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195c397" officeooo:paragraph-rsid="02338c9f"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196b1e8" officeooo:paragraph-rsid="0196b1e8"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196b1e8" officeooo:paragraph-rsid="019c245c"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196b1e8" officeooo:paragraph-rsid="0220c140"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19c99b7" officeooo:paragraph-rsid="019c99b7"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19d9e12" officeooo:paragraph-rsid="019d9e12"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19d9e12" officeooo:paragraph-rsid="023d3df4"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19d9e12" officeooo:paragraph-rsid="02461bf7"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19f1825" officeooo:paragraph-rsid="019f1825"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1a01223" officeooo:paragraph-rsid="01a01223"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2083dec" officeooo:paragraph-rsid="02083dec" style:font-style-asian="normal" style:font-weight-asian="normal" style:font-style-complex="normal" style:font-weight-complex="normal"/>
    </style:style>
    <style:style style:name="P111" style:family="paragraph" style:parent-style-name="Standard">
      <style:text-properties fo:font-style="normal" style:text-underline-style="none" fo:font-weight="bold" officeooo:rsid="019c99b7" officeooo:paragraph-rsid="019c99b7" style:font-style-asian="normal" style:font-weight-asian="bold" style:font-style-complex="normal" style:font-weight-complex="bold"/>
    </style:style>
    <style:style style:name="P112" style:family="paragraph" style:parent-style-name="Standard">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13" style:family="paragraph" style:parent-style-name="Standard">
      <style:text-properties fo:font-weight="bold" officeooo:rsid="0012e694" officeooo:paragraph-rsid="0012e694" style:font-weight-asian="bold" style:font-weight-complex="bold"/>
    </style:style>
    <style:style style:name="P114"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115"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116"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117"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118"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b207c4" style:font-style-asian="normal" style:font-weight-asian="normal" style:font-style-complex="normal" style:font-weight-complex="normal"/>
    </style:style>
    <style:style style:name="P119" style:family="paragraph" style:parent-style-name="Standard">
      <style:paragraph-properties fo:break-before="page"/>
      <style:text-properties fo:font-style="normal" style:text-underline-style="solid" style:text-underline-width="auto" style:text-underline-color="font-color" fo:font-weight="normal" officeooo:rsid="00dbc51c" officeooo:paragraph-rsid="00dbc51c" style:font-style-asian="normal" style:font-weight-asian="normal" style:font-style-complex="normal" style:font-weight-complex="normal"/>
    </style:style>
    <style:style style:name="P120" style:family="paragraph" style:parent-style-name="Standard">
      <style:paragraph-properties fo:break-before="page"/>
      <style:text-properties fo:font-style="normal" style:text-underline-style="solid" style:text-underline-width="auto" style:text-underline-color="font-color" fo:font-weight="normal" officeooo:rsid="00e091fc" officeooo:paragraph-rsid="00e091fc" style:font-style-asian="normal" style:font-weight-asian="normal" style:font-style-complex="normal" style:font-weight-complex="normal"/>
    </style:style>
    <style:style style:name="P121" style:family="paragraph" style:parent-style-name="Standard" style:list-style-name="L1">
      <style:text-properties fo:font-style="normal" style:text-underline-style="none" fo:font-weight="normal" officeooo:rsid="00de01dd" officeooo:paragraph-rsid="00de01dd" style:font-style-asian="normal" style:font-weight-asian="normal" style:font-style-complex="normal" style:font-weight-complex="normal"/>
    </style:style>
    <style:style style:name="P122" style:family="paragraph" style:parent-style-name="Standard" style:list-style-name="L2">
      <style:text-properties fo:font-style="normal" style:text-underline-style="none" fo:font-weight="normal" officeooo:rsid="00e091fc" officeooo:paragraph-rsid="00e091fc" style:font-style-asian="normal" style:font-weight-asian="normal" style:font-style-complex="normal" style:font-weight-complex="normal"/>
    </style:style>
    <style:style style:name="P123" style:family="paragraph" style:parent-style-name="Standard" style:list-style-name="L2">
      <style:text-properties fo:font-style="normal" style:text-underline-style="none" fo:font-weight="normal" officeooo:rsid="00f30eb2" officeooo:paragraph-rsid="00f30eb2"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1d92ac7" officeooo:paragraph-rsid="01d92ac7"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e56427" officeooo:paragraph-rsid="01e07dbf"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e5fa61" officeooo:paragraph-rsid="01cf89f8"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fce311" officeooo:paragraph-rsid="01d92ac7"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30beae" officeooo:paragraph-rsid="020304a4"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0e7cb36" officeooo:paragraph-rsid="02044178"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e77648" officeooo:paragraph-rsid="0248293e"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e77648" officeooo:paragraph-rsid="024f1ba0"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1a01223" officeooo:paragraph-rsid="01a01223"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248293e" officeooo:paragraph-rsid="0248293e"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24874ed" officeooo:paragraph-rsid="024874ed"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2489633" officeooo:paragraph-rsid="02489633"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24b931a" officeooo:paragraph-rsid="024b931a"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24f8fc2" officeooo:paragraph-rsid="024f8fc2"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2514692" officeooo:paragraph-rsid="02514692"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2527423" officeooo:paragraph-rsid="0252742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e5fa61" style:font-weight-asian="bold" style:font-weight-complex="bold"/>
    </style:style>
    <style:style style:name="T4" style:family="text">
      <style:text-properties fo:font-weight="bold" officeooo:rsid="00eb19a7" style:font-weight-asian="bold" style:font-weight-complex="bold"/>
    </style:style>
    <style:style style:name="T5" style:family="text">
      <style:text-properties fo:font-weight="bold" officeooo:rsid="00eec067" style:font-weight-asian="bold" style:font-weight-complex="bold"/>
    </style:style>
    <style:style style:name="T6" style:family="text">
      <style:text-properties fo:font-weight="bold" officeooo:rsid="01080db3" style:font-weight-asian="bold" style:font-weight-complex="bold"/>
    </style:style>
    <style:style style:name="T7" style:family="text">
      <style:text-properties fo:font-weight="bold" officeooo:rsid="01098f77" style:font-weight-asian="bold" style:font-weight-complex="bold"/>
    </style:style>
    <style:style style:name="T8" style:family="text">
      <style:text-properties fo:font-weight="bold" officeooo:rsid="01420a7a" style:font-weight-asian="bold" style:font-weight-complex="bold"/>
    </style:style>
    <style:style style:name="T9" style:family="text">
      <style:text-properties fo:font-weight="bold" officeooo:rsid="01443f25" style:font-weight-asian="bold" style:font-weight-complex="bold"/>
    </style:style>
    <style:style style:name="T10" style:family="text">
      <style:text-properties fo:font-weight="bold" officeooo:rsid="014b5cbb" style:font-weight-asian="bold" style:font-weight-complex="bold"/>
    </style:style>
    <style:style style:name="T11" style:family="text">
      <style:text-properties fo:font-weight="bold" officeooo:rsid="0194d885" style:font-weight-asian="bold" style:font-weight-complex="bold"/>
    </style:style>
    <style:style style:name="T12" style:family="text">
      <style:text-properties fo:font-weight="bold" officeooo:rsid="0196b1e8" style:font-weight-asian="bold" style:font-weight-complex="bold"/>
    </style:style>
    <style:style style:name="T13" style:family="text">
      <style:text-properties fo:font-weight="bold" officeooo:rsid="019c99b7" style:font-weight-asian="bold" style:font-weight-complex="bold"/>
    </style:style>
    <style:style style:name="T14" style:family="text">
      <style:text-properties fo:font-weight="bold" officeooo:rsid="00f48fd7" style:font-weight-asian="bold" style:font-weight-complex="bold"/>
    </style:style>
    <style:style style:name="T15" style:family="text">
      <style:text-properties fo:font-weight="bold" officeooo:rsid="01d8e87a" style:font-weight-asian="bold" style:font-weight-complex="bold"/>
    </style:style>
    <style:style style:name="T16" style:family="text">
      <style:text-properties fo:font-weight="bold" officeooo:rsid="01e535ad" style:font-weight-asian="bold" style:font-weight-complex="bold"/>
    </style:style>
    <style:style style:name="T17" style:family="text">
      <style:text-properties fo:font-weight="bold" officeooo:rsid="01e5ad91" style:font-weight-asian="bold" style:font-weight-complex="bold"/>
    </style:style>
    <style:style style:name="T18" style:family="text">
      <style:text-properties fo:font-weight="bold" officeooo:rsid="01f1a568" style:font-weight-asian="bold" style:font-weight-complex="bold"/>
    </style:style>
    <style:style style:name="T19" style:family="text">
      <style:text-properties fo:font-weight="bold" officeooo:rsid="021f2212" style:font-weight-asian="bold" style:font-weight-complex="bold"/>
    </style:style>
    <style:style style:name="T20" style:family="text">
      <style:text-properties fo:font-weight="bold" officeooo:rsid="0248293e" style:font-weight-asian="bold" style:font-weight-complex="bold"/>
    </style:style>
    <style:style style:name="T21" style:family="text">
      <style:text-properties fo:font-weight="bold" officeooo:rsid="024f1ba0" style:font-weight-asian="bold" style:font-weight-complex="bold"/>
    </style:style>
    <style:style style:name="T22" style:family="text">
      <style:text-properties fo:font-weight="bold" officeooo:rsid="024f8fc2" style:font-weight-asian="bold" style:font-weight-complex="bold"/>
    </style:style>
    <style:style style:name="T23" style:family="text">
      <style:text-properties officeooo:rsid="0013257a"/>
    </style:style>
    <style:style style:name="T24" style:family="text">
      <style:text-properties officeooo:rsid="0014f5d4"/>
    </style:style>
    <style:style style:name="T25" style:family="text">
      <style:text-properties officeooo:rsid="00151554"/>
    </style:style>
    <style:style style:name="T26" style:family="text">
      <style:text-properties officeooo:rsid="00160a54"/>
    </style:style>
    <style:style style:name="T27" style:family="text">
      <style:text-properties fo:font-style="italic" style:font-style-asian="italic" style:font-style-complex="italic"/>
    </style:style>
    <style:style style:name="T28" style:family="text">
      <style:text-properties fo:font-style="italic" officeooo:rsid="00160a54" style:font-style-asian="italic" style:font-style-complex="italic"/>
    </style:style>
    <style:style style:name="T29" style:family="text">
      <style:text-properties fo:font-style="italic" officeooo:rsid="0013257a" style:font-style-asian="italic" style:font-style-complex="italic"/>
    </style:style>
    <style:style style:name="T30" style:family="text">
      <style:text-properties fo:font-style="italic" officeooo:rsid="0055f40f" style:font-style-asian="italic" style:font-style-complex="italic"/>
    </style:style>
    <style:style style:name="T31" style:family="text">
      <style:text-properties fo:font-style="italic" officeooo:rsid="006d7567" style:font-style-asian="italic" style:font-style-complex="italic"/>
    </style:style>
    <style:style style:name="T32" style:family="text">
      <style:text-properties fo:font-style="italic" officeooo:rsid="0090dfab" style:font-style-asian="italic" style:font-style-complex="italic"/>
    </style:style>
    <style:style style:name="T33" style:family="text">
      <style:text-properties fo:font-style="italic" officeooo:rsid="00921d30" style:font-style-asian="italic" style:font-style-complex="italic"/>
    </style:style>
    <style:style style:name="T34" style:family="text">
      <style:text-properties fo:font-style="italic" officeooo:rsid="009a29d9" style:font-style-asian="italic" style:font-style-complex="italic"/>
    </style:style>
    <style:style style:name="T35" style:family="text">
      <style:text-properties fo:font-style="italic" officeooo:rsid="00a67a81" style:font-style-asian="italic" style:font-style-complex="italic"/>
    </style:style>
    <style:style style:name="T36" style:family="text">
      <style:text-properties fo:font-style="italic" officeooo:rsid="007da21b" style:font-style-asian="italic" style:font-style-complex="italic"/>
    </style:style>
    <style:style style:name="T37" style:family="text">
      <style:text-properties fo:font-style="italic" officeooo:rsid="00b5e746" style:font-style-asian="italic" style:font-style-complex="italic"/>
    </style:style>
    <style:style style:name="T38" style:family="text">
      <style:text-properties fo:font-style="italic" officeooo:rsid="00bc6e42" style:font-style-asian="italic" style:font-style-complex="italic"/>
    </style:style>
    <style:style style:name="T39" style:family="text">
      <style:text-properties fo:font-style="italic" officeooo:rsid="00dd7bfd" style:font-style-asian="italic" style:font-style-complex="italic"/>
    </style:style>
    <style:style style:name="T40" style:family="text">
      <style:text-properties fo:font-style="italic" officeooo:rsid="00e63f3a" style:font-style-asian="italic" style:font-style-complex="italic"/>
    </style:style>
    <style:style style:name="T41" style:family="text">
      <style:text-properties fo:font-style="italic" officeooo:rsid="01398e58" style:font-style-asian="italic" style:font-style-complex="italic"/>
    </style:style>
    <style:style style:name="T42" style:family="text">
      <style:text-properties fo:font-style="italic" officeooo:rsid="019c245c" style:font-style-asian="italic" style:font-style-complex="italic"/>
    </style:style>
    <style:style style:name="T43" style:family="text">
      <style:text-properties fo:font-style="italic" officeooo:rsid="01e5550b" style:font-style-asian="italic" style:font-style-complex="italic"/>
    </style:style>
    <style:style style:name="T44" style:family="text">
      <style:text-properties fo:font-style="italic" officeooo:rsid="01e71018" style:font-style-asian="italic" style:font-style-complex="italic"/>
    </style:style>
    <style:style style:name="T45" style:family="text">
      <style:text-properties fo:font-style="italic" officeooo:rsid="01f453a6" style:font-style-asian="italic" style:font-style-complex="italic"/>
    </style:style>
    <style:style style:name="T46" style:family="text">
      <style:text-properties fo:font-style="italic" officeooo:rsid="00e7cb36" style:font-style-asian="italic" style:font-style-complex="italic"/>
    </style:style>
    <style:style style:name="T47" style:family="text">
      <style:text-properties fo:font-style="italic" officeooo:rsid="0132d2e1" style:font-style-asian="italic" style:font-style-complex="italic"/>
    </style:style>
    <style:style style:name="T48" style:family="text">
      <style:text-properties fo:font-style="italic" officeooo:rsid="020998be" style:font-style-asian="italic" style:font-style-complex="italic"/>
    </style:style>
    <style:style style:name="T49" style:family="text">
      <style:text-properties fo:font-style="italic" officeooo:rsid="024874ed" style:font-style-asian="italic" style:font-style-complex="italic"/>
    </style:style>
    <style:style style:name="T50" style:family="text">
      <style:text-properties officeooo:rsid="00178b76"/>
    </style:style>
    <style:style style:name="T51" style:family="text">
      <style:text-properties officeooo:rsid="0019d2d4"/>
    </style:style>
    <style:style style:name="T52" style:family="text">
      <style:text-properties officeooo:rsid="001b987d"/>
    </style:style>
    <style:style style:name="T53" style:family="text">
      <style:text-properties officeooo:rsid="001ccaef"/>
    </style:style>
    <style:style style:name="T54" style:family="text">
      <style:text-properties officeooo:rsid="001d122c"/>
    </style:style>
    <style:style style:name="T55" style:family="text">
      <style:text-properties officeooo:rsid="001effde"/>
    </style:style>
    <style:style style:name="T56" style:family="text">
      <style:text-properties officeooo:rsid="00201073"/>
    </style:style>
    <style:style style:name="T57" style:family="text">
      <style:text-properties officeooo:rsid="00231860"/>
    </style:style>
    <style:style style:name="T58" style:family="text">
      <style:text-properties officeooo:rsid="0023891d"/>
    </style:style>
    <style:style style:name="T59" style:family="text">
      <style:text-properties officeooo:rsid="002558a6"/>
    </style:style>
    <style:style style:name="T60" style:family="text">
      <style:text-properties officeooo:rsid="0026c4f9"/>
    </style:style>
    <style:style style:name="T61" style:family="text">
      <style:text-properties officeooo:rsid="00270874"/>
    </style:style>
    <style:style style:name="T62" style:family="text">
      <style:text-properties officeooo:rsid="0028d33d"/>
    </style:style>
    <style:style style:name="T63" style:family="text">
      <style:text-properties officeooo:rsid="002b63fc"/>
    </style:style>
    <style:style style:name="T64" style:family="text">
      <style:text-properties officeooo:rsid="002c0ccd"/>
    </style:style>
    <style:style style:name="T65" style:family="text">
      <style:text-properties officeooo:rsid="002ec4a5"/>
    </style:style>
    <style:style style:name="T66" style:family="text">
      <style:text-properties officeooo:rsid="0030ec01"/>
    </style:style>
    <style:style style:name="T67" style:family="text">
      <style:text-properties officeooo:rsid="00326caf"/>
    </style:style>
    <style:style style:name="T68" style:family="text">
      <style:text-properties officeooo:rsid="0034a9e6"/>
    </style:style>
    <style:style style:name="T69" style:family="text">
      <style:text-properties officeooo:rsid="003619d7"/>
    </style:style>
    <style:style style:name="T70" style:family="text">
      <style:text-properties officeooo:rsid="003a4413"/>
    </style:style>
    <style:style style:name="T71" style:family="text">
      <style:text-properties officeooo:rsid="003bffa4"/>
    </style:style>
    <style:style style:name="T72" style:family="text">
      <style:text-properties officeooo:rsid="003d5398"/>
    </style:style>
    <style:style style:name="T73" style:family="text">
      <style:text-properties officeooo:rsid="003f7d56"/>
    </style:style>
    <style:style style:name="T74" style:family="text">
      <style:text-properties officeooo:rsid="0041d586"/>
    </style:style>
    <style:style style:name="T75" style:family="text">
      <style:text-properties officeooo:rsid="00422f38"/>
    </style:style>
    <style:style style:name="T76" style:family="text">
      <style:text-properties officeooo:rsid="00430385"/>
    </style:style>
    <style:style style:name="T77" style:family="text">
      <style:text-properties officeooo:rsid="0043a2d0"/>
    </style:style>
    <style:style style:name="T78" style:family="text">
      <style:text-properties officeooo:rsid="00471f28"/>
    </style:style>
    <style:style style:name="T79" style:family="text">
      <style:text-properties officeooo:rsid="0048a29c"/>
    </style:style>
    <style:style style:name="T80" style:family="text">
      <style:text-properties officeooo:rsid="0049459c"/>
    </style:style>
    <style:style style:name="T81" style:family="text">
      <style:text-properties officeooo:rsid="004a9dab"/>
    </style:style>
    <style:style style:name="T82" style:family="text">
      <style:text-properties officeooo:rsid="004b9387"/>
    </style:style>
    <style:style style:name="T83" style:family="text">
      <style:text-properties officeooo:rsid="004d7943"/>
    </style:style>
    <style:style style:name="T84" style:family="text">
      <style:text-properties officeooo:rsid="004fc47b"/>
    </style:style>
    <style:style style:name="T85" style:family="text">
      <style:text-properties officeooo:rsid="0051ab7e"/>
    </style:style>
    <style:style style:name="T86" style:family="text">
      <style:text-properties officeooo:rsid="00529c26"/>
    </style:style>
    <style:style style:name="T87" style:family="text">
      <style:text-properties officeooo:rsid="0055f40f"/>
    </style:style>
    <style:style style:name="T88" style:family="text">
      <style:text-properties officeooo:rsid="0057569e"/>
    </style:style>
    <style:style style:name="T89" style:family="text">
      <style:text-properties officeooo:rsid="00583c0d"/>
    </style:style>
    <style:style style:name="T90" style:family="text">
      <style:text-properties officeooo:rsid="0059b162"/>
    </style:style>
    <style:style style:name="T91" style:family="text">
      <style:text-properties officeooo:rsid="005a348a"/>
    </style:style>
    <style:style style:name="T92" style:family="text">
      <style:text-properties officeooo:rsid="005b0447"/>
    </style:style>
    <style:style style:name="T93" style:family="text">
      <style:text-properties officeooo:rsid="005c6dbc"/>
    </style:style>
    <style:style style:name="T94" style:family="text">
      <style:text-properties officeooo:rsid="005d717b"/>
    </style:style>
    <style:style style:name="T95" style:family="text">
      <style:text-properties officeooo:rsid="005f5956"/>
    </style:style>
    <style:style style:name="T96" style:family="text">
      <style:text-properties fo:font-style="normal" style:font-style-asian="normal" style:font-style-complex="normal"/>
    </style:style>
    <style:style style:name="T97" style:family="text">
      <style:text-properties fo:font-style="normal" officeooo:rsid="005fcde4" style:font-style-asian="normal" style:font-style-complex="normal"/>
    </style:style>
    <style:style style:name="T98" style:family="text">
      <style:text-properties fo:font-style="normal" officeooo:rsid="009a29d9" style:font-style-asian="normal" style:font-style-complex="normal"/>
    </style:style>
    <style:style style:name="T99" style:family="text">
      <style:text-properties fo:font-style="normal" officeooo:rsid="006d7567" style:font-style-asian="normal" style:font-style-complex="normal"/>
    </style:style>
    <style:style style:name="T100" style:family="text">
      <style:text-properties fo:font-style="normal" officeooo:rsid="00a092da" style:font-style-asian="normal" style:font-style-complex="normal"/>
    </style:style>
    <style:style style:name="T101" style:family="text">
      <style:text-properties officeooo:rsid="00612e5d"/>
    </style:style>
    <style:style style:name="T102" style:family="text">
      <style:text-properties officeooo:rsid="0062f952"/>
    </style:style>
    <style:style style:name="T103" style:family="text">
      <style:text-properties officeooo:rsid="0063c322"/>
    </style:style>
    <style:style style:name="T104" style:family="text">
      <style:text-properties officeooo:rsid="006522f8"/>
    </style:style>
    <style:style style:name="T105" style:family="text">
      <style:text-properties officeooo:rsid="0067fdd9"/>
    </style:style>
    <style:style style:name="T106" style:family="text">
      <style:text-properties officeooo:rsid="0068dad4"/>
    </style:style>
    <style:style style:name="T107" style:family="text">
      <style:text-properties officeooo:rsid="0069a404"/>
    </style:style>
    <style:style style:name="T108" style:family="text">
      <style:text-properties officeooo:rsid="006af154"/>
    </style:style>
    <style:style style:name="T109" style:family="text">
      <style:text-properties officeooo:rsid="006cf55b"/>
    </style:style>
    <style:style style:name="T110" style:family="text">
      <style:text-properties officeooo:rsid="006d7567"/>
    </style:style>
    <style:style style:name="T111" style:family="text">
      <style:text-properties officeooo:rsid="006db38b"/>
    </style:style>
    <style:style style:name="T112" style:family="text">
      <style:text-properties officeooo:rsid="006f2460"/>
    </style:style>
    <style:style style:name="T113" style:family="text">
      <style:text-properties officeooo:rsid="007248ab"/>
    </style:style>
    <style:style style:name="T114" style:family="text">
      <style:text-properties officeooo:rsid="007340df"/>
    </style:style>
    <style:style style:name="T115" style:family="text">
      <style:text-properties officeooo:rsid="00749686"/>
    </style:style>
    <style:style style:name="T116" style:family="text">
      <style:text-properties officeooo:rsid="00765ccc"/>
    </style:style>
    <style:style style:name="T117" style:family="text">
      <style:text-properties officeooo:rsid="0077e360"/>
    </style:style>
    <style:style style:name="T118" style:family="text">
      <style:text-properties officeooo:rsid="007851ef"/>
    </style:style>
    <style:style style:name="T119" style:family="text">
      <style:text-properties officeooo:rsid="007a1b36"/>
    </style:style>
    <style:style style:name="T120" style:family="text">
      <style:text-properties officeooo:rsid="007d3204"/>
    </style:style>
    <style:style style:name="T121" style:family="text">
      <style:text-properties officeooo:rsid="007da21b"/>
    </style:style>
    <style:style style:name="T122" style:family="text">
      <style:text-properties officeooo:rsid="007ea1ce"/>
    </style:style>
    <style:style style:name="T123" style:family="text">
      <style:text-properties officeooo:rsid="007fd662"/>
    </style:style>
    <style:style style:name="T124" style:family="text">
      <style:text-properties officeooo:rsid="0081945f"/>
    </style:style>
    <style:style style:name="T125" style:family="text">
      <style:text-properties officeooo:rsid="00825acf"/>
    </style:style>
    <style:style style:name="T126" style:family="text">
      <style:text-properties officeooo:rsid="00854e09"/>
    </style:style>
    <style:style style:name="T127" style:family="text">
      <style:text-properties officeooo:rsid="0088bfc1"/>
    </style:style>
    <style:style style:name="T128" style:family="text">
      <style:text-properties officeooo:rsid="008a879f"/>
    </style:style>
    <style:style style:name="T129" style:family="text">
      <style:text-properties officeooo:rsid="008acf03"/>
    </style:style>
    <style:style style:name="T130" style:family="text">
      <style:text-properties officeooo:rsid="008cbec9"/>
    </style:style>
    <style:style style:name="T131" style:family="text">
      <style:text-properties officeooo:rsid="008cfa61"/>
    </style:style>
    <style:style style:name="T132" style:family="text">
      <style:text-properties officeooo:rsid="008dd4fa"/>
    </style:style>
    <style:style style:name="T133" style:family="text">
      <style:text-properties officeooo:rsid="008f8b71"/>
    </style:style>
    <style:style style:name="T134" style:family="text">
      <style:text-properties officeooo:rsid="0090dfab"/>
    </style:style>
    <style:style style:name="T135" style:family="text">
      <style:text-properties officeooo:rsid="00921d30"/>
    </style:style>
    <style:style style:name="T136" style:family="text">
      <style:text-properties officeooo:rsid="0093b781"/>
    </style:style>
    <style:style style:name="T137" style:family="text">
      <style:text-properties officeooo:rsid="0093bfb5"/>
    </style:style>
    <style:style style:name="T138" style:family="text">
      <style:text-properties officeooo:rsid="00958a6f"/>
    </style:style>
    <style:style style:name="T139" style:family="text">
      <style:text-properties officeooo:rsid="00964d5f"/>
    </style:style>
    <style:style style:name="T140" style:family="text">
      <style:text-properties officeooo:rsid="00979952"/>
    </style:style>
    <style:style style:name="T141" style:family="text">
      <style:text-properties officeooo:rsid="00979c85"/>
    </style:style>
    <style:style style:name="T142" style:family="text">
      <style:text-properties officeooo:rsid="00992e83"/>
    </style:style>
    <style:style style:name="T143" style:family="text">
      <style:text-properties officeooo:rsid="009a29d9"/>
    </style:style>
    <style:style style:name="T144" style:family="text">
      <style:text-properties officeooo:rsid="009aac10"/>
    </style:style>
    <style:style style:name="T145" style:family="text">
      <style:text-properties officeooo:rsid="009cd83c"/>
    </style:style>
    <style:style style:name="T146" style:family="text">
      <style:text-properties officeooo:rsid="009ea9fa"/>
    </style:style>
    <style:style style:name="T147" style:family="text">
      <style:text-properties officeooo:rsid="00a092da"/>
    </style:style>
    <style:style style:name="T148" style:family="text">
      <style:text-properties officeooo:rsid="00a10d7c"/>
    </style:style>
    <style:style style:name="T149" style:family="text">
      <style:text-properties officeooo:rsid="00a13b6f"/>
    </style:style>
    <style:style style:name="T150" style:family="text">
      <style:text-properties officeooo:rsid="00a1b952"/>
    </style:style>
    <style:style style:name="T151" style:family="text">
      <style:text-properties officeooo:rsid="00a67a81"/>
    </style:style>
    <style:style style:name="T152" style:family="text">
      <style:text-properties officeooo:rsid="00a743b7"/>
    </style:style>
    <style:style style:name="T153" style:family="text">
      <style:text-properties officeooo:rsid="00a8fee3"/>
    </style:style>
    <style:style style:name="T154" style:family="text">
      <style:text-properties officeooo:rsid="00aa306a"/>
    </style:style>
    <style:style style:name="T155" style:family="text">
      <style:text-properties officeooo:rsid="00abc982"/>
    </style:style>
    <style:style style:name="T156" style:family="text">
      <style:text-properties officeooo:rsid="00ac7392"/>
    </style:style>
    <style:style style:name="T157" style:family="text">
      <style:text-properties officeooo:rsid="00ad5498"/>
    </style:style>
    <style:style style:name="T158" style:family="text">
      <style:text-properties officeooo:rsid="00af0409"/>
    </style:style>
    <style:style style:name="T159" style:family="text">
      <style:text-properties officeooo:rsid="00afaef4"/>
    </style:style>
    <style:style style:name="T160" style:family="text">
      <style:text-properties officeooo:rsid="00b0cfd0"/>
    </style:style>
    <style:style style:name="T161" style:family="text">
      <style:text-properties officeooo:rsid="00b207c4"/>
    </style:style>
    <style:style style:name="T162" style:family="text">
      <style:text-properties officeooo:rsid="00b3de71"/>
    </style:style>
    <style:style style:name="T163" style:family="text">
      <style:text-properties officeooo:rsid="00b5e746"/>
    </style:style>
    <style:style style:name="T164" style:family="text">
      <style:text-properties officeooo:rsid="00b6b89c"/>
    </style:style>
    <style:style style:name="T165" style:family="text">
      <style:text-properties officeooo:rsid="00b7f6d1"/>
    </style:style>
    <style:style style:name="T166" style:family="text">
      <style:text-properties officeooo:rsid="00b8feb3"/>
    </style:style>
    <style:style style:name="T167" style:family="text">
      <style:text-properties officeooo:rsid="00bba469"/>
    </style:style>
    <style:style style:name="T168" style:family="text">
      <style:text-properties officeooo:rsid="00bc0998"/>
    </style:style>
    <style:style style:name="T169" style:family="text">
      <style:text-properties officeooo:rsid="00bc6ab9"/>
    </style:style>
    <style:style style:name="T170" style:family="text">
      <style:text-properties officeooo:rsid="00bc8a38"/>
    </style:style>
    <style:style style:name="T171" style:family="text">
      <style:text-properties officeooo:rsid="00be1f2c"/>
    </style:style>
    <style:style style:name="T172" style:family="text">
      <style:text-properties officeooo:rsid="00bf9b3f"/>
    </style:style>
    <style:style style:name="T173" style:family="text">
      <style:text-properties officeooo:rsid="00c07104"/>
    </style:style>
    <style:style style:name="T174" style:family="text">
      <style:text-properties officeooo:rsid="00c1945c"/>
    </style:style>
    <style:style style:name="T175" style:family="text">
      <style:text-properties officeooo:rsid="00c25d87"/>
    </style:style>
    <style:style style:name="T176" style:family="text">
      <style:text-properties officeooo:rsid="00c51f72"/>
    </style:style>
    <style:style style:name="T177" style:family="text">
      <style:text-properties officeooo:rsid="00c601ee"/>
    </style:style>
    <style:style style:name="T178" style:family="text">
      <style:text-properties officeooo:rsid="00c64ddc"/>
    </style:style>
    <style:style style:name="T179" style:family="text">
      <style:text-properties officeooo:rsid="00c795d9"/>
    </style:style>
    <style:style style:name="T180" style:family="text">
      <style:text-properties officeooo:rsid="00c828b8"/>
    </style:style>
    <style:style style:name="T181" style:family="text">
      <style:text-properties officeooo:rsid="00c938ae"/>
    </style:style>
    <style:style style:name="T182" style:family="text">
      <style:text-properties officeooo:rsid="00c9d3dc"/>
    </style:style>
    <style:style style:name="T183" style:family="text">
      <style:text-properties officeooo:rsid="00cbc4a7"/>
    </style:style>
    <style:style style:name="T184" style:family="text">
      <style:text-properties officeooo:rsid="00cbd150"/>
    </style:style>
    <style:style style:name="T185" style:family="text">
      <style:text-properties officeooo:rsid="00ce5b40"/>
    </style:style>
    <style:style style:name="T186" style:family="text">
      <style:text-properties officeooo:rsid="00d055b2"/>
    </style:style>
    <style:style style:name="T187" style:family="text">
      <style:text-properties officeooo:rsid="00d20ddf"/>
    </style:style>
    <style:style style:name="T188" style:family="text">
      <style:text-properties officeooo:rsid="00d2ce4f"/>
    </style:style>
    <style:style style:name="T189" style:family="text">
      <style:text-properties officeooo:rsid="00d2ef23"/>
    </style:style>
    <style:style style:name="T190" style:family="text">
      <style:text-properties officeooo:rsid="00d33cca"/>
    </style:style>
    <style:style style:name="T191" style:family="text">
      <style:text-properties officeooo:rsid="00d50523"/>
    </style:style>
    <style:style style:name="T192" style:family="text">
      <style:text-properties officeooo:rsid="00d64222"/>
    </style:style>
    <style:style style:name="T193" style:family="text">
      <style:text-properties style:text-position="super 58%" officeooo:rsid="00d64222"/>
    </style:style>
    <style:style style:name="T194" style:family="text">
      <style:text-properties officeooo:rsid="00d72264"/>
    </style:style>
    <style:style style:name="T195" style:family="text">
      <style:text-properties officeooo:rsid="00d8d978"/>
    </style:style>
    <style:style style:name="T196" style:family="text">
      <style:text-properties officeooo:rsid="00d97865"/>
    </style:style>
    <style:style style:name="T197" style:family="text">
      <style:text-properties officeooo:rsid="00d9c1b7"/>
    </style:style>
    <style:style style:name="T198" style:family="text">
      <style:text-properties officeooo:rsid="00da0f8f"/>
    </style:style>
    <style:style style:name="T199" style:family="text">
      <style:text-properties officeooo:rsid="00db6b20"/>
    </style:style>
    <style:style style:name="T200" style:family="text">
      <style:text-properties officeooo:rsid="00dd7bfd"/>
    </style:style>
    <style:style style:name="T201" style:family="text">
      <style:text-properties officeooo:rsid="00debedf"/>
    </style:style>
    <style:style style:name="T202" style:family="text">
      <style:text-properties officeooo:rsid="00e2207e"/>
    </style:style>
    <style:style style:name="T203" style:family="text">
      <style:text-properties officeooo:rsid="00e353a2"/>
    </style:style>
    <style:style style:name="T204" style:family="text">
      <style:text-properties officeooo:rsid="00e5fa61"/>
    </style:style>
    <style:style style:name="T205" style:family="text">
      <style:text-properties officeooo:rsid="00e63f3a"/>
    </style:style>
    <style:style style:name="T206" style:family="text">
      <style:text-properties officeooo:rsid="00e7cb36"/>
    </style:style>
    <style:style style:name="T207" style:family="text">
      <style:text-properties officeooo:rsid="00e9a166"/>
    </style:style>
    <style:style style:name="T208" style:family="text">
      <style:text-properties officeooo:rsid="00ecca5d"/>
    </style:style>
    <style:style style:name="T209" style:family="text">
      <style:text-properties officeooo:rsid="00eec067"/>
    </style:style>
    <style:style style:name="T210" style:family="text">
      <style:text-properties officeooo:rsid="00efdee2"/>
    </style:style>
    <style:style style:name="T211" style:family="text">
      <style:text-properties officeooo:rsid="00f14b3c"/>
    </style:style>
    <style:style style:name="T212" style:family="text">
      <style:text-properties officeooo:rsid="00f192fe"/>
    </style:style>
    <style:style style:name="T213" style:family="text">
      <style:text-properties officeooo:rsid="00f3f858"/>
    </style:style>
    <style:style style:name="T214" style:family="text">
      <style:text-properties officeooo:rsid="00f48fd7"/>
    </style:style>
    <style:style style:name="T215" style:family="text">
      <style:text-properties officeooo:rsid="00f64734"/>
    </style:style>
    <style:style style:name="T216" style:family="text">
      <style:text-properties officeooo:rsid="00f831ea"/>
    </style:style>
    <style:style style:name="T217" style:family="text">
      <style:text-properties officeooo:rsid="00f9e1ad"/>
    </style:style>
    <style:style style:name="T218" style:family="text">
      <style:text-properties officeooo:rsid="00fbe073"/>
    </style:style>
    <style:style style:name="T219" style:family="text">
      <style:text-properties officeooo:rsid="00fc4b9d"/>
    </style:style>
    <style:style style:name="T220" style:family="text">
      <style:text-properties officeooo:rsid="00fd8d45"/>
    </style:style>
    <style:style style:name="T221" style:family="text">
      <style:text-properties officeooo:rsid="00fd9637"/>
    </style:style>
    <style:style style:name="T222" style:family="text">
      <style:text-properties officeooo:rsid="0100987e"/>
    </style:style>
    <style:style style:name="T223" style:family="text">
      <style:text-properties officeooo:rsid="0100a7e3"/>
    </style:style>
    <style:style style:name="T224" style:family="text">
      <style:text-properties officeooo:rsid="0102769f"/>
    </style:style>
    <style:style style:name="T225" style:family="text">
      <style:text-properties officeooo:rsid="01027972"/>
    </style:style>
    <style:style style:name="T226" style:family="text">
      <style:text-properties officeooo:rsid="0102aa95"/>
    </style:style>
    <style:style style:name="T227" style:family="text">
      <style:text-properties officeooo:rsid="0103ecab"/>
    </style:style>
    <style:style style:name="T228" style:family="text">
      <style:text-properties officeooo:rsid="010503ab"/>
    </style:style>
    <style:style style:name="T229" style:family="text">
      <style:text-properties officeooo:rsid="010738ac"/>
    </style:style>
    <style:style style:name="T230" style:family="text">
      <style:text-properties officeooo:rsid="0109c265"/>
    </style:style>
    <style:style style:name="T231" style:family="text">
      <style:text-properties officeooo:rsid="010ae7a0"/>
    </style:style>
    <style:style style:name="T232" style:family="text">
      <style:text-properties officeooo:rsid="010c414b"/>
    </style:style>
    <style:style style:name="T233" style:family="text">
      <style:text-properties officeooo:rsid="010d08ae"/>
    </style:style>
    <style:style style:name="T234" style:family="text">
      <style:text-properties officeooo:rsid="0114581e"/>
    </style:style>
    <style:style style:name="T235" style:family="text">
      <style:text-properties officeooo:rsid="01160157"/>
    </style:style>
    <style:style style:name="T236" style:family="text">
      <style:text-properties officeooo:rsid="011656bf"/>
    </style:style>
    <style:style style:name="T237" style:family="text">
      <style:text-properties officeooo:rsid="0116dd14"/>
    </style:style>
    <style:style style:name="T238" style:family="text">
      <style:text-properties officeooo:rsid="0118622e"/>
    </style:style>
    <style:style style:name="T239" style:family="text">
      <style:text-properties officeooo:rsid="0118d0af"/>
    </style:style>
    <style:style style:name="T240" style:family="text">
      <style:text-properties officeooo:rsid="011a03c9"/>
    </style:style>
    <style:style style:name="T241" style:family="text">
      <style:text-properties officeooo:rsid="011adc5c"/>
    </style:style>
    <style:style style:name="T242" style:family="text">
      <style:text-properties officeooo:rsid="0120f397"/>
    </style:style>
    <style:style style:name="T243" style:family="text">
      <style:text-properties officeooo:rsid="012ecb69"/>
    </style:style>
    <style:style style:name="T244" style:family="text">
      <style:text-properties officeooo:rsid="013050a3"/>
    </style:style>
    <style:style style:name="T245" style:family="text">
      <style:text-properties officeooo:rsid="0130beae"/>
    </style:style>
    <style:style style:name="T246" style:family="text">
      <style:text-properties officeooo:rsid="0132d2e1"/>
    </style:style>
    <style:style style:name="T247" style:family="text">
      <style:text-properties officeooo:rsid="013309e6"/>
    </style:style>
    <style:style style:name="T248" style:family="text">
      <style:text-properties officeooo:rsid="0133ca27"/>
    </style:style>
    <style:style style:name="T249" style:family="text">
      <style:text-properties officeooo:rsid="0136358e"/>
    </style:style>
    <style:style style:name="T250" style:family="text">
      <style:text-properties officeooo:rsid="01398e58"/>
    </style:style>
    <style:style style:name="T251" style:family="text">
      <style:text-properties officeooo:rsid="013f74cb"/>
    </style:style>
    <style:style style:name="T252" style:family="text">
      <style:text-properties officeooo:rsid="014003c9"/>
    </style:style>
    <style:style style:name="T253" style:family="text">
      <style:text-properties officeooo:rsid="01418918"/>
    </style:style>
    <style:style style:name="T254" style:family="text">
      <style:text-properties officeooo:rsid="01420a7a"/>
    </style:style>
    <style:style style:name="T255" style:family="text">
      <style:text-properties officeooo:rsid="01428162"/>
    </style:style>
    <style:style style:name="T256" style:family="text">
      <style:text-properties officeooo:rsid="0142c81c"/>
    </style:style>
    <style:style style:name="T257" style:family="text">
      <style:text-properties officeooo:rsid="014582ba"/>
    </style:style>
    <style:style style:name="T258" style:family="text">
      <style:text-properties officeooo:rsid="0146e360"/>
    </style:style>
    <style:style style:name="T259" style:family="text">
      <style:text-properties officeooo:rsid="01479b51"/>
    </style:style>
    <style:style style:name="T260" style:family="text">
      <style:text-properties officeooo:rsid="01493501"/>
    </style:style>
    <style:style style:name="T261" style:family="text">
      <style:text-properties officeooo:rsid="01497955"/>
    </style:style>
    <style:style style:name="T262" style:family="text">
      <style:text-properties officeooo:rsid="0151ac40"/>
    </style:style>
    <style:style style:name="T263" style:family="text">
      <style:text-properties officeooo:rsid="015352a3"/>
    </style:style>
    <style:style style:name="T264" style:family="text">
      <style:text-properties officeooo:rsid="0153ed7a"/>
    </style:style>
    <style:style style:name="T265" style:family="text">
      <style:text-properties officeooo:rsid="0155ab76"/>
    </style:style>
    <style:style style:name="T266" style:family="text">
      <style:text-properties officeooo:rsid="01611b0d"/>
    </style:style>
    <style:style style:name="T267" style:family="text">
      <style:text-properties officeooo:rsid="0161dfef"/>
    </style:style>
    <style:style style:name="T268" style:family="text">
      <style:text-properties officeooo:rsid="0163843f"/>
    </style:style>
    <style:style style:name="T269" style:family="text">
      <style:text-properties officeooo:rsid="0164a5a0"/>
    </style:style>
    <style:style style:name="T270" style:family="text">
      <style:text-properties officeooo:rsid="01665c31"/>
    </style:style>
    <style:style style:name="T271" style:family="text">
      <style:text-properties officeooo:rsid="0169b112"/>
    </style:style>
    <style:style style:name="T272" style:family="text">
      <style:text-properties officeooo:rsid="016b72b3"/>
    </style:style>
    <style:style style:name="T273" style:family="text">
      <style:text-properties officeooo:rsid="016d2d90"/>
    </style:style>
    <style:style style:name="T274" style:family="text">
      <style:text-properties officeooo:rsid="016d8352"/>
    </style:style>
    <style:style style:name="T275" style:family="text">
      <style:text-properties officeooo:rsid="016de045"/>
    </style:style>
    <style:style style:name="T276" style:family="text">
      <style:text-properties officeooo:rsid="017058a7"/>
    </style:style>
    <style:style style:name="T277" style:family="text">
      <style:text-properties officeooo:rsid="017288ad"/>
    </style:style>
    <style:style style:name="T278" style:family="text">
      <style:text-properties officeooo:rsid="01732451"/>
    </style:style>
    <style:style style:name="T279" style:family="text">
      <style:text-properties officeooo:rsid="017c4e55"/>
    </style:style>
    <style:style style:name="T280" style:family="text">
      <style:text-properties officeooo:rsid="017ffb72"/>
    </style:style>
    <style:style style:name="T281" style:family="text">
      <style:text-properties officeooo:rsid="0180d485"/>
    </style:style>
    <style:style style:name="T282" style:family="text">
      <style:text-properties officeooo:rsid="018264bf"/>
    </style:style>
    <style:style style:name="T283" style:family="text">
      <style:text-properties officeooo:rsid="0182c314"/>
    </style:style>
    <style:style style:name="T284" style:family="text">
      <style:text-properties officeooo:rsid="0183ccdf"/>
    </style:style>
    <style:style style:name="T285" style:family="text">
      <style:text-properties officeooo:rsid="0185132b"/>
    </style:style>
    <style:style style:name="T286" style:family="text">
      <style:text-properties officeooo:rsid="0185243c"/>
    </style:style>
    <style:style style:name="T287" style:family="text">
      <style:text-properties officeooo:rsid="01871c33"/>
    </style:style>
    <style:style style:name="T288" style:family="text">
      <style:text-properties officeooo:rsid="0188dac7"/>
    </style:style>
    <style:style style:name="T289" style:family="text">
      <style:text-properties officeooo:rsid="0188eebf"/>
    </style:style>
    <style:style style:name="T290" style:family="text">
      <style:text-properties officeooo:rsid="0190fb13"/>
    </style:style>
    <style:style style:name="T291" style:family="text">
      <style:text-properties officeooo:rsid="019252cd"/>
    </style:style>
    <style:style style:name="T292" style:family="text">
      <style:text-properties officeooo:rsid="0192cc59"/>
    </style:style>
    <style:style style:name="T293" style:family="text">
      <style:text-properties officeooo:rsid="01935cb9"/>
    </style:style>
    <style:style style:name="T294" style:family="text">
      <style:text-properties officeooo:rsid="01937e86"/>
    </style:style>
    <style:style style:name="T295" style:family="text">
      <style:text-properties officeooo:rsid="0194d885"/>
    </style:style>
    <style:style style:name="T296" style:family="text">
      <style:text-properties officeooo:rsid="0196b1e8"/>
    </style:style>
    <style:style style:name="T297" style:family="text">
      <style:text-properties officeooo:rsid="019a033a"/>
    </style:style>
    <style:style style:name="T298" style:family="text">
      <style:text-properties officeooo:rsid="019a3315"/>
    </style:style>
    <style:style style:name="T299" style:family="text">
      <style:text-properties officeooo:rsid="019b5e41"/>
    </style:style>
    <style:style style:name="T300" style:family="text">
      <style:text-properties officeooo:rsid="019c245c"/>
    </style:style>
    <style:style style:name="T301" style:family="text">
      <style:text-properties officeooo:rsid="01a38133"/>
    </style:style>
    <style:style style:name="T302" style:family="text">
      <style:text-properties officeooo:rsid="01a391e1"/>
    </style:style>
    <style:style style:name="T303" style:family="text">
      <style:text-properties officeooo:rsid="01a4e510"/>
    </style:style>
    <style:style style:name="T304" style:family="text">
      <style:text-properties officeooo:rsid="01a518bd"/>
    </style:style>
    <style:style style:name="T305" style:family="text">
      <style:text-properties officeooo:rsid="01a6c312"/>
    </style:style>
    <style:style style:name="T306" style:family="text">
      <style:text-properties officeooo:rsid="01a734cb"/>
    </style:style>
    <style:style style:name="T307" style:family="text">
      <style:text-properties officeooo:rsid="01a8e39e"/>
    </style:style>
    <style:style style:name="T308" style:family="text">
      <style:text-properties officeooo:rsid="01ab2d7f"/>
    </style:style>
    <style:style style:name="T309" style:family="text">
      <style:text-properties officeooo:rsid="01acbe0a"/>
    </style:style>
    <style:style style:name="T310" style:family="text">
      <style:text-properties officeooo:rsid="01ae0706"/>
    </style:style>
    <style:style style:name="T311" style:family="text">
      <style:text-properties officeooo:rsid="01afba8e"/>
    </style:style>
    <style:style style:name="T312" style:family="text">
      <style:text-properties officeooo:rsid="01afbfec"/>
    </style:style>
    <style:style style:name="T313" style:family="text">
      <style:text-properties officeooo:rsid="01b0be47"/>
    </style:style>
    <style:style style:name="T314" style:family="text">
      <style:text-properties officeooo:rsid="01b2ae5a"/>
    </style:style>
    <style:style style:name="T315" style:family="text">
      <style:text-properties officeooo:rsid="01b2e54b"/>
    </style:style>
    <style:style style:name="T316" style:family="text">
      <style:text-properties officeooo:rsid="01b30ff6"/>
    </style:style>
    <style:style style:name="T317" style:family="text">
      <style:text-properties officeooo:rsid="01b43d6a"/>
    </style:style>
    <style:style style:name="T318" style:family="text">
      <style:text-properties officeooo:rsid="01b4fbad"/>
    </style:style>
    <style:style style:name="T319" style:family="text">
      <style:text-properties officeooo:rsid="01b69541"/>
    </style:style>
    <style:style style:name="T320" style:family="text">
      <style:text-properties officeooo:rsid="01b6e002"/>
    </style:style>
    <style:style style:name="T321" style:family="text">
      <style:text-properties officeooo:rsid="01ba6b5e"/>
    </style:style>
    <style:style style:name="T322" style:family="text">
      <style:text-properties officeooo:rsid="01bc6731"/>
    </style:style>
    <style:style style:name="T323" style:family="text">
      <style:text-properties officeooo:rsid="01c14422"/>
    </style:style>
    <style:style style:name="T324" style:family="text">
      <style:text-properties officeooo:rsid="01c2d682"/>
    </style:style>
    <style:style style:name="T325" style:family="text">
      <style:text-properties officeooo:rsid="01c2f8f7"/>
    </style:style>
    <style:style style:name="T326" style:family="text">
      <style:text-properties officeooo:rsid="01c4e333"/>
    </style:style>
    <style:style style:name="T327" style:family="text">
      <style:text-properties officeooo:rsid="01c50a88"/>
    </style:style>
    <style:style style:name="T328" style:family="text">
      <style:text-properties officeooo:rsid="01c87bd0"/>
    </style:style>
    <style:style style:name="T329" style:family="text">
      <style:text-properties officeooo:rsid="01c92e49"/>
    </style:style>
    <style:style style:name="T330" style:family="text">
      <style:text-properties officeooo:rsid="01cac2dc"/>
    </style:style>
    <style:style style:name="T331" style:family="text">
      <style:text-properties officeooo:rsid="01cbe602"/>
    </style:style>
    <style:style style:name="T332" style:family="text">
      <style:text-properties officeooo:rsid="01cd81dc"/>
    </style:style>
    <style:style style:name="T333" style:family="text">
      <style:text-properties officeooo:rsid="01cf89f8"/>
    </style:style>
    <style:style style:name="T334" style:family="text">
      <style:text-properties officeooo:rsid="01d11ce7"/>
    </style:style>
    <style:style style:name="T335" style:family="text">
      <style:text-properties officeooo:rsid="01d189e2"/>
    </style:style>
    <style:style style:name="T336" style:family="text">
      <style:text-properties officeooo:rsid="01d20586"/>
    </style:style>
    <style:style style:name="T337" style:family="text">
      <style:text-properties officeooo:rsid="01db267c"/>
    </style:style>
    <style:style style:name="T338" style:family="text">
      <style:text-properties officeooo:rsid="01dbaf46"/>
    </style:style>
    <style:style style:name="T339" style:family="text">
      <style:text-properties officeooo:rsid="01dc203f"/>
    </style:style>
    <style:style style:name="T340" style:family="text">
      <style:text-properties officeooo:rsid="01dc50c2"/>
    </style:style>
    <style:style style:name="T341" style:family="text">
      <style:text-properties officeooo:rsid="01dd45b3"/>
    </style:style>
    <style:style style:name="T342" style:family="text">
      <style:text-properties officeooo:rsid="01de8345"/>
    </style:style>
    <style:style style:name="T343" style:family="text">
      <style:text-properties officeooo:rsid="01deddd0"/>
    </style:style>
    <style:style style:name="T344" style:family="text">
      <style:text-properties officeooo:rsid="01e07dbf"/>
    </style:style>
    <style:style style:name="T345" style:family="text">
      <style:text-properties officeooo:rsid="01e5550b"/>
    </style:style>
    <style:style style:name="T346" style:family="text">
      <style:text-properties officeooo:rsid="01e71018"/>
    </style:style>
    <style:style style:name="T347" style:family="text">
      <style:text-properties officeooo:rsid="01e7ec36"/>
    </style:style>
    <style:style style:name="T348" style:family="text">
      <style:text-properties officeooo:rsid="01f27050"/>
    </style:style>
    <style:style style:name="T349" style:family="text">
      <style:text-properties officeooo:rsid="01f29442"/>
    </style:style>
    <style:style style:name="T350" style:family="text">
      <style:text-properties officeooo:rsid="01f453a6"/>
    </style:style>
    <style:style style:name="T351" style:family="text">
      <style:text-properties officeooo:rsid="01fcf6cf"/>
    </style:style>
    <style:style style:name="T352" style:family="text">
      <style:text-properties officeooo:rsid="01fd525c"/>
    </style:style>
    <style:style style:name="T353" style:family="text">
      <style:text-properties officeooo:rsid="01feb7fc"/>
    </style:style>
    <style:style style:name="T354" style:family="text">
      <style:text-properties officeooo:rsid="01ffa6b5"/>
    </style:style>
    <style:style style:name="T355" style:family="text">
      <style:text-properties officeooo:rsid="020304a4"/>
    </style:style>
    <style:style style:name="T356" style:family="text">
      <style:text-properties officeooo:rsid="02044178"/>
    </style:style>
    <style:style style:name="T357" style:family="text">
      <style:text-properties officeooo:rsid="02046467"/>
    </style:style>
    <style:style style:name="T358" style:family="text">
      <style:text-properties officeooo:rsid="020998be"/>
    </style:style>
    <style:style style:name="T359" style:family="text">
      <style:text-properties officeooo:rsid="020b20dd"/>
    </style:style>
    <style:style style:name="T360" style:family="text">
      <style:text-properties officeooo:rsid="020b360a"/>
    </style:style>
    <style:style style:name="T361" style:family="text">
      <style:text-properties officeooo:rsid="020f118d"/>
    </style:style>
    <style:style style:name="T362" style:family="text">
      <style:text-properties officeooo:rsid="020fface"/>
    </style:style>
    <style:style style:name="T363" style:family="text">
      <style:text-properties officeooo:rsid="0214dc72"/>
    </style:style>
    <style:style style:name="T364" style:family="text">
      <style:text-properties officeooo:rsid="02162fae"/>
    </style:style>
    <style:style style:name="T365" style:family="text">
      <style:text-properties officeooo:rsid="0217dad6"/>
    </style:style>
    <style:style style:name="T366" style:family="text">
      <style:text-properties officeooo:rsid="021871a1"/>
    </style:style>
    <style:style style:name="T367" style:family="text">
      <style:text-properties officeooo:rsid="02197d2a"/>
    </style:style>
    <style:style style:name="T368" style:family="text">
      <style:text-properties officeooo:rsid="021a66a9"/>
    </style:style>
    <style:style style:name="T369" style:family="text">
      <style:text-properties officeooo:rsid="021bba84"/>
    </style:style>
    <style:style style:name="T370" style:family="text">
      <style:text-properties officeooo:rsid="021ccd8d"/>
    </style:style>
    <style:style style:name="T371" style:family="text">
      <style:text-properties officeooo:rsid="021d7a22"/>
    </style:style>
    <style:style style:name="T372" style:family="text">
      <style:text-properties officeooo:rsid="021dab17"/>
    </style:style>
    <style:style style:name="T373" style:family="text">
      <style:text-properties officeooo:rsid="021f2212"/>
    </style:style>
    <style:style style:name="T374" style:family="text">
      <style:text-properties officeooo:rsid="0220c140"/>
    </style:style>
    <style:style style:name="T375" style:family="text">
      <style:text-properties officeooo:rsid="0221b444"/>
    </style:style>
    <style:style style:name="T376" style:family="text">
      <style:text-properties officeooo:rsid="0224eceb"/>
    </style:style>
    <style:style style:name="T377" style:family="text">
      <style:text-properties officeooo:rsid="0225b989"/>
    </style:style>
    <style:style style:name="T378" style:family="text">
      <style:text-properties officeooo:rsid="02269990"/>
    </style:style>
    <style:style style:name="T379" style:family="text">
      <style:text-properties officeooo:rsid="02289184"/>
    </style:style>
    <style:style style:name="T380" style:family="text">
      <style:text-properties officeooo:rsid="0229a400"/>
    </style:style>
    <style:style style:name="T381" style:family="text">
      <style:text-properties officeooo:rsid="022bfe1f"/>
    </style:style>
    <style:style style:name="T382" style:family="text">
      <style:text-properties officeooo:rsid="022d10d1"/>
    </style:style>
    <style:style style:name="T383" style:family="text">
      <style:text-properties officeooo:rsid="022fa776"/>
    </style:style>
    <style:style style:name="T384" style:family="text">
      <style:text-properties officeooo:rsid="0231a9cd"/>
    </style:style>
    <style:style style:name="T385" style:family="text">
      <style:text-properties officeooo:rsid="02338c9f"/>
    </style:style>
    <style:style style:name="T386" style:family="text">
      <style:text-properties officeooo:rsid="02351760"/>
    </style:style>
    <style:style style:name="T387" style:family="text">
      <style:text-properties officeooo:rsid="023679aa"/>
    </style:style>
    <style:style style:name="T388" style:family="text">
      <style:text-properties officeooo:rsid="0237873e"/>
    </style:style>
    <style:style style:name="T389" style:family="text">
      <style:text-properties officeooo:rsid="0237ced2"/>
    </style:style>
    <style:style style:name="T390" style:family="text">
      <style:text-properties officeooo:rsid="023806af"/>
    </style:style>
    <style:style style:name="T391" style:family="text">
      <style:text-properties officeooo:rsid="02381a48"/>
    </style:style>
    <style:style style:name="T392" style:family="text">
      <style:text-properties officeooo:rsid="0238f5e8"/>
    </style:style>
    <style:style style:name="T393" style:family="text">
      <style:text-properties officeooo:rsid="02398d29"/>
    </style:style>
    <style:style style:name="T394" style:family="text">
      <style:text-properties officeooo:rsid="023a926e"/>
    </style:style>
    <style:style style:name="T395" style:family="text">
      <style:text-properties officeooo:rsid="023b4be5"/>
    </style:style>
    <style:style style:name="T396" style:family="text">
      <style:text-properties officeooo:rsid="023d3df4"/>
    </style:style>
    <style:style style:name="T397" style:family="text">
      <style:text-properties officeooo:rsid="023ec957"/>
    </style:style>
    <style:style style:name="T398" style:family="text">
      <style:text-properties officeooo:rsid="0240846d"/>
    </style:style>
    <style:style style:name="T399" style:family="text">
      <style:text-properties officeooo:rsid="024190a6"/>
    </style:style>
    <style:style style:name="T400" style:family="text">
      <style:text-properties officeooo:rsid="02437be5"/>
    </style:style>
    <style:style style:name="T401" style:family="text">
      <style:text-properties officeooo:rsid="0245005a"/>
    </style:style>
    <style:style style:name="T402" style:family="text">
      <style:text-properties officeooo:rsid="02457247"/>
    </style:style>
    <style:style style:name="T403" style:family="text">
      <style:text-properties officeooo:rsid="02461bf7"/>
    </style:style>
    <style:style style:name="T404" style:family="text">
      <style:text-properties officeooo:rsid="024874ed"/>
    </style:style>
    <style:style style:name="T405" style:family="text">
      <style:text-properties officeooo:rsid="024a4ede"/>
    </style:style>
    <style:style style:name="T406" style:family="text">
      <style:text-properties officeooo:rsid="0251ee32"/>
    </style:style>
    <style:style style:name="T407" style:family="text">
      <style:text-properties officeooo:rsid="025388be"/>
    </style:style>
    <style:style style:name="T408" style:family="text">
      <style:text-properties officeooo:rsid="02538af4"/>
    </style:style>
    <style:style style:name="T409" style:family="text">
      <style:text-properties officeooo:rsid="0254a67c"/>
    </style:style>
    <style:style style:name="T410" style:family="text">
      <style:text-properties officeooo:rsid="025656cb"/>
    </style:style>
    <style:style style:name="T411" style:family="text">
      <style:text-properties officeooo:rsid="0259d31a"/>
    </style:style>
    <style:style style:name="T412" style:family="text">
      <style:text-properties officeooo:rsid="025a3558"/>
    </style:style>
    <style:style style:name="T413" style:family="text">
      <style:text-properties officeooo:rsid="025b52e4"/>
    </style:style>
    <style:style style:name="T414" style:family="text">
      <style:text-properties officeooo:rsid="025d878d"/>
    </style:style>
    <style:style style:name="T415" style:family="text">
      <style:text-properties officeooo:rsid="0260713f"/>
    </style:style>
    <style:style style:name="T416" style:family="text">
      <style:text-properties officeooo:rsid="026508c4"/>
    </style:style>
    <style:style style:name="T417" style:family="text">
      <style:text-properties officeooo:rsid="0265ceec"/>
    </style:style>
    <style:style style:name="T418" style:family="text">
      <style:text-properties officeooo:rsid="02678d40"/>
    </style:style>
    <style:style style:name="T419" style:family="text">
      <style:text-properties officeooo:rsid="0267fb4a"/>
    </style:style>
    <style:style style:name="T420" style:family="text">
      <style:text-properties officeooo:rsid="02696793"/>
    </style:style>
    <style:style style:name="T421" style:family="text">
      <style:text-properties officeooo:rsid="026ac1f5"/>
    </style:style>
    <style:style style:name="T422" style:family="text">
      <style:text-properties officeooo:rsid="026ca2a9"/>
    </style:style>
    <style:style style:name="T423" style:family="text">
      <style:text-properties officeooo:rsid="026cc2ee"/>
    </style:style>
    <style:style style:name="T424" style:family="text">
      <style:text-properties officeooo:rsid="026dba3f"/>
    </style:style>
    <style:style style:name="T425" style:family="text">
      <style:text-properties officeooo:rsid="026df077"/>
    </style:style>
    <style:style style:name="T426" style:family="text">
      <style:text-properties officeooo:rsid="026f4c83"/>
    </style:style>
    <style:style style:name="T427" style:family="text">
      <style:text-properties officeooo:rsid="02708d73"/>
    </style:style>
    <style:style style:name="T428" style:family="text">
      <style:text-properties officeooo:rsid="02722bd0"/>
    </style:style>
    <style:style style:name="T429" style:family="text">
      <style:text-properties officeooo:rsid="0272f71d"/>
    </style:style>
    <style:style style:name="T430" style:family="text">
      <style:text-properties officeooo:rsid="0274072e"/>
    </style:style>
    <style:style style:name="T431" style:family="text">
      <style:text-properties officeooo:rsid="0274f7c8"/>
    </style:style>
    <style:style style:name="T432" style:family="text">
      <style:text-properties officeooo:rsid="027534bd"/>
    </style:style>
    <style:style style:name="T433" style:family="text">
      <style:text-properties officeooo:rsid="0276e9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Notes on </text:span>The Book of Heliodamus</text:p>
      <text:p text:style-name="P2"/>
      <text:p text:style-name="P2">The <text:span text:style-name="T27">Book of Heliodamus</text:span> is the foundational text of the Helioptic belief system. <text:s/><text:span text:style-name="T133">P</text:span>arts of it are used in Helioptic liturgy and ceremony, <text:span text:style-name="T133">but </text:span>the book itself is <text:span text:style-name="T133">proclaimed</text:span> to be "occluded", <text:span text:style-name="T133">which in practical terms means that it is </text:span>available, <text:span text:style-name="T133">and</text:span> only in part, to "registered" leaders, and <text:span text:style-name="T133">that the remaining occluded bits </text:span>will be revealed in full only in "the time of the Day Star". <text:span text:style-name="T133">W</text:span>hatever that means.</text:p>
      <text:p text:style-name="P2"/>
      <text:p text:style-name="P2">From what is know<text:span text:style-name="T66">n</text:span>, <text:span text:style-name="T133">mostly due to work by renegade Helioptic scribes and some infiltrators,</text:span> the te<text:span text:style-name="T66">x</text:span>t is largely anti-sentient, <text:span text:style-name="T133">quite </text:span>mysogynistic patriarchal, and <text:span text:style-name="T133">has a</text:span> tone <text:span text:style-name="T133">that promotes various forms of slavery and indenture for all – humans, non-humans and mixed sentients</text:span>. I<text:span text:style-name="T134">n apocalyptic and damning screeds, it </text:span>promotes ideological and religious persecution, <text:span text:style-name="T134">calling</text:span> for penalties up to and including <text:span text:style-name="T134">death</text:span> <text:span text:style-name="T134">for</text:span> apostates, idolators, atheists, and <text:span text:style-name="T67">"</text:span>all <text:span text:style-name="T66">the vile </text:span>creatures of the night", <text:span text:style-name="T67">by which they clearly mean any "impure", that is, not wholly-human, sentient mix</text:span>. </text:p>
      <text:p text:style-name="P2"/>
      <text:p text:style-name="P2"><text:span text:style-name="T68">Though it has </text:span>admonitions against killing fellow Heliops, <text:span text:style-name="T134">the known texts </text:span>offer a wide variety of capital offenses for "non-believers", <text:span text:style-name="T68">"traitors",</text:span> women, non-human or mixed sentients – <text:span text:style-name="T134">pretty much any and all life forms who don't follow its guidelines.</text:span></text:p>
      <text:p text:style-name="P2"/>
      <text:p text:style-name="P2"><text:span text:style-name="T134">Within the subtext a</text:span>n element of rebel ideology <text:span text:style-name="T69">can be discerned</text:span>, with sections <text:span text:style-name="T134">and phrases </text:span>depicting a struggle of the "righteous" against a "dark time" characterized by warlordism, horrifically destructive warfare and "abominations against nature", the latter described mainly in terms of various ecological and biological catastrophes. <text:s/><text:span text:style-name="T134">Objective scholars have noted that the text can be interpreted as a kind of survival manual. <text:s/>Though the conditions it rails against no longer accurately reflect reality, there are certainly enough signs around that the world did experience some kind of major catastrophe to give the </text:span><text:span text:style-name="T32">The Book of Heliodamus</text:span><text:span text:style-name="T134"> some credence, at least as a kind of interesting historical artifact.</text:span></text:p>
      <text:p text:style-name="P2"/>
      <text:p text:style-name="P2"><text:span text:style-name="T135">Some of t</text:span>he <text:span text:style-name="T135">known</text:span> texts allude to, but do not specify, a set of religious belief systems that could be understood, in a general sense, to be precursor forms of monotheism, all of which <text:span text:style-name="T135">a</text:span>re <text:span text:style-name="T135">asserted to have been</text:span> "corrected" by locating the "home" of a centralized/universalized godhead in the Day Star, that is, in the Sun at the center of the planet's solar system. <text:s/><text:span text:style-name="T135">Much of the popular terminology used by Helioptic followers and believers stems from this core belief. It is the root of their antagonism towards "heretical" views on astronomy, the night sky, the wandering stars and so on. </text:span></text:p>
      <text:p text:style-name="P2"/>
      <text:p text:style-name="P2">From a behavioral perspective, the <text:span text:style-name="T135">popularized </text:span>texts focus on submission to Helioiptic authorities as the registered agents of the Sun-God. <text:span text:style-name="T135">In stirring militant and millenarian tones, it emboldens those who "submit to the guardians of the world" and so forth. <text:s/>Although there is a strong millenarian tone to it, with some of it prophetic proclamations outlining a "cleansing" and a "transition" to come, the </text:span><text:span text:style-name="T33">Book</text:span><text:span text:style-name="T135"> does not explicitly offer the kind of after-life common to "ancient" and "incorrect" monotheisms. <text:s/>Instead, it vests concepts of "the reward to come" in a communal, social and to some extent commercial vision of "a world to be" which is clearly understood to be and depicted as a physical one. <text:s/></text:span></text:p>
      <text:p text:style-name="P2"/>
      <text:p text:style-name="P2"/>
      <text:p text:style-name="P2"/>
      <text:p text:style-name="P2"/>
      <text:p text:style-name="P114">Notes on <text:span text:style-name="T2">Scarcity and Plenty</text:span></text:p>
      <text:p text:style-name="P113"/>
      <text:p text:style-name="P3"><text:span text:style-name="T27">Scarcity and Plenty</text:span> is a voluminous tome on <text:span text:style-name="T24">philosophy, </text:span>economics, politics and history thought to have been written originally by a group of anonymous scholars from <text:span text:style-name="T136">Shanowa, or even further away in </text:span>the Eastern Lands, some time after – <text:span text:style-name="T70">but not long, long, long after – </text:span>life <text:span text:style-name="T71">and society </text:span>had begun to re-emerge following the Great Catastrophe. </text:p>
      <text:p text:style-name="P3"/>
      <text:p text:style-name="P3">It has been translated, modified, tweaked and amended <text:span text:style-name="T72">many</text:span> times by <text:span text:style-name="T72">many</text:span> commentators. <text:s/>Parts of it have achieved a religious level of reverence among certain sects of animal liberationists <text:span text:style-name="T136">as well as other kinds of</text:span> <text:span text:style-name="T136">social radical</text:span>s <text:span text:style-name="T73">and revolutionaries</text:span>. </text:p>
      <text:p text:style-name="P3"/>
      <text:p text:style-name="P3">A complex work dealing with a multitude of concepts, theories and minutae, it is sometimes said that "the whole is greater than the sum of its parts" by those trying to convey the overall message – as they interpret it – from this opus. </text:p>
      <text:p text:style-name="P3"/>
      <text:p text:style-name="P3">The enormity of the Catastrophe, the crises that engendered it, and those that followed it, is presented to the reader as a set of profound political tasks <text:span text:style-name="T24">whose undertaking</text:span> tend<text:span text:style-name="T24">s</text:span> to contradict the many forms of "intelligence" and "knowledge" <text:span text:style-name="T24">and "guidance"</text:span> put forward by <text:span text:style-name="T23">the most powerful and popular players in the post-catastrophic world. <text:s/>The stirring qualities of </text:span><text:span text:style-name="T29">Scarcity and Plenty</text:span><text:span text:style-name="T23"> have provoked and inspired activists and militants in a wide variety of milieus within the Saskan Lands and beyond, ranging from the "deep reform" approach advocated by Beaverton's eager-beaver legal-eagles, to the revolutionary violence of some ALF gangs and Khahila tribes, to the kind of horizontal autonomy advocated by the independent herbalists of New Harvest.</text:span></text:p>
      <text:p text:style-name="P3"/>
      <text:p text:style-name="P4">It takes an attitude of firm resolve to even <text:span text:style-name="T74">begin to </text:span>address the enormities addressed in this work. From an analytical and, to some extent, philosophical perspective, it encourages the reader to examine questions by keeping in mind <text:span text:style-name="T137">verities like</text:span> "all things have 6 qualities plus a hole in the middle": inside, outside, touches, does-not-touch, before, after and "void". </text:p>
      <text:p text:style-name="P3"/>
      <text:p text:style-name="P4">On economics, it goes into quite a lot of detail about "useful things", how they are invented, produced, distributed, exchanged, used, and repaired. <text:s/><text:span text:style-name="T75">I</text:span>t gets into a fairly heavy analysis of what <text:span text:style-name="T76">it calls</text:span> "waste value", that is, how to distinguish what is "useless" in a thing from what is "useful" <text:span text:style-name="T77">in it</text:span>. <text:span text:style-name="T25">This includes developing an understanding multiple, long-term and once-removed effects as well as of immediate benefits and lacks. </text:span></text:p>
      <text:p text:style-name="P4"/>
      <text:p text:style-name="P5">Regarding currency-based exchange and "value" in the sense of "market value", the text goes to some lengths to demonstrate that the abstract monetization of things was <text:span text:style-name="T78">a major </text:span>contributor to the Catastrophe, and <text:span text:style-name="T137">it </text:span>provides a <text:span text:style-name="T137">somewhat dubious</text:span> history of sentient societies that depicts how planet after planet was self-destroyed by civilizations who got "stuck" in <text:span text:style-name="T79">such</text:span> "vulgar" abstraction<text:span text:style-name="T79">s</text:span> of value.</text:p>
      <text:p text:style-name="P5"/>
      <text:p text:style-name="P5">It paints a dire picture of the events leading up to the Catastrophe and is equally critical of emerging phenomena since then which appear to be repeating the errors of the past. There is a lengthy section on starvation and winter that is considered <text:span text:style-name="T80">by many to be </text:span>the most poetic section of the work. <text:span text:style-name="T137">For example, i</text:span>t deals <text:span text:style-name="T81">at enormous length</text:span> with the <text:span text:style-name="T82">millenia-in-the-making </text:span>symbiotic relationship between <text:soft-page-break/>wolves and ravens, while also 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26">It also strongly argues that advanced sentience in mixed species leads </text:span><text:span text:style-name="T28">naturally</text:span><text:span text:style-name="T26"> towards adopting a plant-based diet, but makes no ideological points </text:span><text:span text:style-name="T28">contra</text:span><text:span text:style-name="T26"> meat-eating </text:span><text:span text:style-name="T28">per se</text:span><text:span text:style-name="T26">.</text:span></text:p>
      <text:p text:style-name="P5"/>
      <text:p text:style-name="P7">The text makes a somewhat similar <text:span text:style-name="T137">foray into the topic</text:span> of scientific discovery and <text:span text:style-name="T137">development of </text:span>technology, insisting that a <text:span text:style-name="T137">"</text:span>correct six-plus-none analysis<text:span text:style-name="T137">"</text:span> help<text:span text:style-name="T137">s</text:span> to reveal the "livingness in dead things" – a term used to describe any constructed or manufactured object, <text:span text:style-name="T83">as opposed to objects created by nature or by natural or natural-like replication</text:span>. </text:p>
      <text:p text:style-name="P7"/>
      <text:p text:style-name="P7">An interesting point of departure is where the text looks into questions of being, time, subject, object, event, consciousness, <text:span text:style-name="T84">intelligence </text:span>and psychology. It <text:span text:style-name="T85">concludes by</text:span> denying the existence of a <text:span text:style-name="T86">coherent</text:span> "I" as a unified subject, insisting on the multiplicity <text:span text:style-name="T86">and contingency</text:span> <text:span text:style-name="T86">inherent in</text:span> individual person-hood<text:span text:style-name="T86">s</text:span> but, again, with a "void" at its center. This <text:span text:style-name="T87">r</text:span>iddle seems to imply that the "I" <text:span text:style-name="T27">does</text:span> exist <text:span text:style-name="T138">in some real material sense</text:span>, that it is not <text:span text:style-name="T138">purely </text:span>a <text:span text:style-name="T138">convenient</text:span> "illusion", but that its existence is in the form of <text:span text:style-name="T87">a</text:span> <text:span text:style-name="T138">materialized </text:span><text:span text:style-name="T27">not-</text:span><text:span text:style-name="T30">any-of</text:span><text:span text:style-name="T27">-that</text:span>. <text:s/>It is the "other within", <text:span text:style-name="T138">the living "mystery" at the heart of the living subject. <text:s/></text:span>In this context, the text goes on to stress the importance of paying attention to dreams, to <text:span text:style-name="T138">supposedly </text:span>"idle" and "random" thoughts, <text:span text:style-name="T138">to the development of neologisms and the importance of learning multiple languages, </text:span>and to music and other forms of non-representational thinking <text:span text:style-name="T88">and doing, including sneezing, barking, howling and sighing</text:span>. </text:p>
      <text:p text:style-name="P6"/>
      <text:p text:style-name="P24"><text:span text:style-name="T139">Its</text:span> exploration of the meaning of consciousness, cognition and perception,<text:span text:style-name="T139"> while wandering about a good deal, </text:span>follow<text:span text:style-name="T139">s</text:span> a more or less phenomenological approach that stresses interactions <text:span text:style-name="T27">between</text:span> mind, body, activities of the subject's body and the environment, including the influence of culture and language on learning and perception <text:span text:style-name="T140">and seems to reject, or at least offer a strong critique of, purely neurological and behaviorist understandings of these topics</text:span>. <text:s/>Applying the same "hole in the middle" idea that pops up throughout the work, the sections on mentation and perception, while <text:span text:style-name="T141">describing</text:span> something like a pragmatic "need" or "drive" among sentient being for "authenticity", <text:span text:style-name="T141">also </text:span>leav<text:span text:style-name="T141">e</text:span> some room for an understanding of identity of the <text:span text:style-name="T141">conditioned </text:span>subject in transcendent terms, though it is pretty careful to keep this opening within a materialist, or at least a logical, realm. </text:p>
      <text:p text:style-name="P8"/>
      <text:p text:style-name="P8">Many who read the book, or sections of it, or <text:span text:style-name="T89">who simply </text:span>learn it<text:span text:style-name="T89">s main themes</text:span> for the first time, report a sense of wonderment when <text:span text:style-name="T90">afterwards </text:span>considering everyday object<text:span text:style-name="T141">s and events</text:span>, as well as many of their own thoughts. <text:s/>Phrases like "I could see into it", "It came alive", "I could hear its life story" <text:span text:style-name="T90">or "I could hear its song"</text:span> are common. </text:p>
      <text:p text:style-name="P8"/>
      <text:p text:style-name="P8">In sharp contrast to Helioptic teachings, the reader is encouraged to spend time pondering the extreme deepness of space (and time), to assume that there are and have been <text:span text:style-name="T141">an </text:span>uncountabl<text:span text:style-name="T141">e number of</text:span> planets with <text:span text:style-name="T91">innumerable kinds of sentient </text:span>life-<text:span text:style-name="T91">forms</text:span> on them spinning around an ocean of stars, <text:span text:style-name="T92">likely in a multitude of universes or alternate realities</text:span>. It scoffs at theorists – who were evidently plentiful in the time of its original writing – who demeaned the "six-plus-void" as an overly complex analytical lens, countering that the "six-plus" is a<text:span text:style-name="T141">ctually a</text:span> gross <text:span text:style-name="T27">simplification</text:span> of the <text:span text:style-name="T141">deeply, perhaps even infinitely, </text:span><text:s/>"intertwingled" nature of all things. </text:p>
      <text:p text:style-name="P8"><text:soft-page-break/></text:p>
      <text:p text:style-name="P10">Most editions of the <text:span text:style-name="T93">full </text:span>book run to <text:span text:style-name="T142">about </text:span>six large volumes <text:span text:style-name="T142">in the most widely-used languages</text:span>. <text:span text:style-name="T142">There is an epic "operatic" Eaiyan rendition of it that takes about 10 days to recite/sing.</text:span> There are numerous summaries, guides, and so on, <text:span text:style-name="T143">as well as many spoken-word versions,</text:span> that try to get to the gist of its messages more quickly and in <text:span text:style-name="T143">terminology</text:span> <text:span text:style-name="T143">that may </text:span>more accessible to a wider audience. <text:s/></text:p>
      <text:p text:style-name="P10"/>
      <text:p text:style-name="P10">Teaching initiates to read <text:span text:style-name="T50">at all </text:span>is <text:span text:style-name="T94">often the</text:span> first step for many of the clubs, organizations, societies and tribes who admire it. <text:s/><text:span text:style-name="T143">As a result, outside of the Helioptic circles, many beginning readers are familiar with small snippets of </text:span><text:span text:style-name="T34">Scarcity and Plenty,</text:span><text:span text:style-name="T98"> even if they never read or hear the entire work. <text:s/></text:span>Bringing <text:span text:style-name="T143">initiates</text:span> step-by-step towards a place where they can access the whole thing is typically a journey of many years. <text:s/><text:span text:style-name="T143">N</text:span>ot to mention that – in the Saskan Lands – the book itself is considered heretical <text:span text:style-name="T143">by the Heliocastron</text:span> and, <text:span text:style-name="T95">al</text:span>though the application of <text:span text:style-name="T143">the most extreme</text:span> punishments is <text:span text:style-name="T95">fairly </text:span>rare, as with so many Helioptic rules, the <text:span text:style-name="T143">proscribed </text:span>penalty for engaging with it is death <text:span text:style-name="T143">by a thousand cuts</text:span>. </text:p>
      <text:p text:style-name="P9"/>
      <text:p text:style-name="P11">Many are first introduced to concepts from <text:span text:style-name="T27">Scarcity and Plenty</text:span><text:span text:style-name="T96">, </text:span><text:span text:style-name="T97">often unknowingly,</text:span> via bard songs constructed to convey its messages, sometimes via very simple kinds of gentle jokes made at the expense of those who put <text:span text:style-name="T101">too much </text:span>emphasis on accumulating <text:span text:style-name="T27">bits</text:span> (or other currency) rather than <text:span text:style-name="T101">on </text:span>engaging with what is truly useful, or by <text:span text:style-name="T144">verses </text:span>mocking wasteful <text:span text:style-name="T102">actions, thoughts and </text:span>behaviors, <text:span text:style-name="T144"><text:s/>sometimes by ditties that emphasize the rich complexity of the material worlds, and of course by songs that sing in positive way of the stars and the night sky</text:span>. </text:p>
      <text:p text:style-name="P8"/>
      <text:p text:style-name="P115">Monoton's <text:span text:style-name="T132">thoughts </text:span>on <text:span text:style-name="T132">l</text:span>eaving the Bitami</text:p>
      <text:p text:style-name="P11"/>
      <text:p text:style-name="P12">Character – Monoton <text:span text:style-name="T145">was</text:span> recruited in<text:span text:style-name="T145">to</text:span> a radical and ideologically-intense Bitami outfit at a young age. <text:s/></text:p>
      <text:p text:style-name="P12"/>
      <text:p text:style-name="P12">Has recently decided to abandon his commitment to them, is lucky to have found a love-relationship with <text:span text:style-name="T51">an older former Bitami named Aoiferr</text:span>, <text:span text:style-name="T51">and a friendship-bond with a Khalifa wanderer named Badyan who lives in hidden camp in the forest, with other wanderers, where Monoton has been staying while trying to plan an exit from the Bitami gang. R</text:span>ealizes this <text:span text:style-name="T51">decision</text:span> may put <text:span text:style-name="T51">self</text:span> <text:span text:style-name="T51">and maybe new friends </text:span>in some danger.</text:p>
      <text:p text:style-name="P11"/>
      <text:p text:style-name="P14"><text:span text:style-name="T52">M</text:span>ain contact with the Bitami is <text:span text:style-name="T52">named </text:span>Harron.</text:p>
      <text:p text:style-name="P11"/>
      <text:p text:style-name="P15">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103">known Lands</text:span>.</text:p>
      <text:p text:style-name="P15"/>
      <text:p text:style-name="P16">Maartinz is one of the many <text:span text:style-name="T104">warrior-</text:span>heroes in the martial-oriented Bard Songs of Mabal Riders.</text:p>
      <text:p text:style-name="P16"/>
      <text:p text:style-name="P16"><text:span text:style-name="T55">Looshy</text:span> <text:span text:style-name="T55">and Gherkin</text:span> <text:span text:style-name="T55">are</text:span> <text:span text:style-name="T55">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55">These tend to be multi-layered songs with many voices and stirring, inspirational epic stories.</text:span></text:p>
      <text:p text:style-name="P11"/>
      <text:p text:style-name="P15">Monoton relates some feelings to a traveler in the Khalifa Woods who is on the way to a conference in the north, regarding handling of the invasions of Saskantinon. <text:s/>The following are some of <text:span text:style-name="T105">Monoton's</text:span> dialog <text:span text:style-name="T105">with the stranger</text:span>, as well as <text:span text:style-name="T106">some </text:span>things said to Aoiferr and Badyan.</text:p>
      <text:p text:style-name="P11"/>
      <text:p text:style-name="P14">"I despair for my understanding of the material world."</text:p>
      <text:p text:style-name="P14"/>
      <text:p text:style-name="P14">"I feel bombarded by the need to make new decisions, <text:span text:style-name="T107">confused by my</text:span> new circumstances."</text:p>
      <text:p text:style-name="P14"/>
      <text:p text:style-name="P14">"I've stopped communicating with Harron because I don't know what to say to them. <text:span text:style-name="T54">I refuse to be just a player in their game any longer.</text:span>"</text:p>
      <text:p text:style-name="P14"/>
      <text:p text:style-name="P14">"I'm infatuated with Aoiferr. I don't understand it and can't explain it. We barely talk, just take refuge in passion. <text:span text:style-name="T54">I want to be with Aoiferr all the time, or with anyone who can help to satisfy my longing to be touched, to really connect.</text:span>"</text:p>
      <text:p text:style-name="P14"/>
      <text:p text:style-name="P14">"My spirit is hurting. I feel so tense. I <text:s/>can barely sleep. My stomach hurts. <text:s/>I have a constant headache. <text:s/>I am covering it up by being clever with Badyan and <text:span text:style-name="T108">my</text:span> new group of friends and acquaintances at the <text:span text:style-name="T53">secret </text:span>place in the woods. I can talk to Badyan about everything. <text:s/><text:span text:style-name="T53">I</text:span>t's a friendship we both need."</text:p>
      <text:p text:style-name="P14"/>
      <text:p text:style-name="P15"><text:soft-page-break/>"I'm bored as hell and I<text:span text:style-name="T146">'m not going to</text:span> take it any more. <text:s/><text:span text:style-name="T146">That stuff is too one-dimensional. <text:s/>It lacks six-ness. <text:s/></text:span>I need an adventure, not this endless plotting and talking. <text:s/>I want romance and passion <text:span text:style-name="T146">and the unknown</text:span>, not just comradeship <text:span text:style-name="T146">and follow-the-leader</text:span>. <text:s/>Let's have some intrigue; enough with the abstractions."</text:p>
      <text:p text:style-name="P15"/>
      <text:p text:style-name="P15">"I feel more and more like Tuor… I want to withdraw, not have to talk to anyone about anything ever again. Yet I feel Maartinz calling me too, you know, to be a heroic fighter defending the Lands against destruction from <text:span text:style-name="T147">the </text:span>Out There and against Stanbuckle-style injustice. <text:s/><text:span text:style-name="T55">Aoiferr likes to point out that there are other options too, still more ways that could be traveled. <text:s/>Sometimes we talk about the Sea.</text:span>"</text:p>
      <text:p text:style-name="P15"/>
      <text:p text:style-name="P17">"I still love the complexity of Looshy and Gherkin too. <text:span text:style-name="T109">Our Kahila songs are so</text:span> much more intelligent <text:span text:style-name="T147">and complex</text:span> than those <text:span text:style-name="T147">simple </text:span>Rider marching songs <text:span text:style-name="T110">and so much more inspiring than</text:span> th<text:span text:style-name="T110">at</text:span>… well… <text:span text:style-name="T110">you know, </text:span>the lostness, <text:span text:style-name="T110">yeah</text:span>, the <text:span text:style-name="T110">no-way-to-win sense </text:span>of Tuor's <text:span text:style-name="T110">sad </text:span>ballads. <text:s/>There's a lot of hope in those Bitami-Kahila songs, even if they describ<text:span text:style-name="T147">e</text:span> a long, hard <text:span text:style-name="T147">way</text:span>. <text:s/>But man, that Selaronek music is mesmerizing. <text:span text:style-name="T110">You just want to </text:span><text:span text:style-name="T31">be</text:span><text:span text:style-name="T110"> Tuor singing </text:span><text:span text:style-name="T31">that way</text:span><text:span text:style-name="T99">, </text:span><text:span text:style-name="T100">riding the waves.</text:span>"</text:p>
      <text:p text:style-name="P17"/>
      <text:p text:style-name="P17">"I have to leave Harron's gang. <text:span text:style-name="T110">Sure, t</text:span>hey are the <text:span text:style-name="T147">True L</text:span>eaders of the <text:span text:style-name="T110">N</text:span>ext <text:span text:style-name="T110">A</text:span>ge. I believe it. <text:span text:style-name="T111">I do. <text:s/></text:span>But that's why it's not for me. I can't go on with that kind of responsibility. <text:s/>It panics me. Like Aoiferr said the other night, 'Every game I play, I lose, <text:span text:style-name="T111">so I've stopped playing games.</text:span>'"</text:p>
      <text:p text:style-name="P17"/>
      <text:p text:style-name="P17">"I want to relate to folks in a different way. I don't think I've ever found the <text:span text:style-name="T112">true, beautiful</text:span> emptiness at my core. I want to walk through these woods and just enjoy the walk. I'm not a leader and I don't want to be <text:span text:style-name="T56">one. <text:s/>I want to relax, to breathe, to be a part of the path through the woods.</text:span>"</text:p>
      <text:p text:style-name="P17"/>
      <text:p text:style-name="P18">"I don't want to end up in a dungeon room at the Beet House, screaming in the darkness where nobody can hear me."</text:p>
      <text:p text:style-name="P18"/>
      <text:p text:style-name="P18">"I am so sick of talking about <text:span text:style-name="T148">some obscure passages in</text:span> <text:span text:style-name="T27">Scarcity and Plenty</text:span>. So sick of struggling to understand the six aspects of anything and everything <text:span text:style-name="T148">and yet getting nowhere</text:span>. <text:s/>It is driving me mad. <text:s/>At least for a while, I want to sit around the camp fire and <text:span text:style-name="T57">try out</text:span> some new songs. <text:s/>I want to have a bite to eat with friends and hang out with <text:span text:style-name="T113">a </text:span>lover <text:s/>instead of debating <text:span text:style-name="T57">how to locate </text:span>the center-void of <text:span text:style-name="T148">the best</text:span> escapade to expose the idiocy of the Heliop-Rider Kleptocracy, <text:span text:style-name="T113">blah-blah-blah.</text:span>"</text:p>
      <text:p text:style-name="P18"/>
      <text:p text:style-name="P18"/>
      <text:p text:style-name="P116"><text:span text:style-name="T58">Kala</text:span>n's <text:span text:style-name="T58">Thoughts </text:span>on <text:span text:style-name="T58">Arriving at New Harvest</text:span></text:p>
      <text:p text:style-name="P13"/>
      <text:p text:style-name="P20">Character: <text:s/>Kalan is brooder-bred human child from a Heliop town <text:span text:style-name="T59">who took up with a group of kids who admired the New Songs of Qurol and got in some trouble with the Town Watch because of it</text:span>. <text:span text:style-name="T59">Then, </text:span>entranced by a friendship with a visiting youth named Marakl <text:span text:style-name="T59">who was </text:span>apprenticed to a southern Herbalist, Kalan eventually <text:span text:style-name="T59">flew the coop, </text:span>made way to the Weyr Lands, to New Harvest. <text:s/></text:p>
      <text:p text:style-name="P20"/>
      <text:p text:style-name="P20">Confused by the free-and-open approach to gender and the lack of any discernable hierarchies, Kalan spends a good bit of time talking with new-found friends concerning impressions of the place…</text:p>
      <text:p text:style-name="P19"/>
      <text:p text:style-name="P19">Iovy is a love-interest who<text:span text:style-name="T114">m</text:span> Kalan falls for soon after arriving. </text:p>
      <text:p text:style-name="P19"/>
      <text:p text:style-name="P19">Sossy is a village elder who's taken an interest in Kalan. <text:span text:style-name="T114">T</text:span>hey spend a good bit of time talking about "real things".</text:p>
      <text:p text:style-name="P19"/>
      <text:p text:style-name="P19"/>
      <text:p text:style-name="P19"><text:span text:style-name="T59">Ha-ha! </text:span>I feel like a snail-sent, <text:span text:style-name="T116">able to be all </text:span>withdrawn and cozy inside my own private shell-house <text:span text:style-name="T115">any time I want to</text:span>. </text:p>
      <text:p text:style-name="P19"/>
      <text:p text:style-name="P19"><text:span text:style-name="T60">But now </text:span>I want to talk to others and find out how they really feel about things. I am just starting to realize how my thoughts and feelings were mostly right out of the <text:span text:style-name="T27">Book of Heliodamus</text:span>, and not actually my own, <text:span text:style-name="T60">even though I was learning the Qurolan New Songs</text:span>. </text:p>
      <text:p text:style-name="P19"/>
      <text:p text:style-name="P19">Iovy and I went to talk with Sossy together about some of the things that Iovy <text:span text:style-name="T61">likes</text:span> to do that I didn't <text:span text:style-name="T149">even </text:span>know about before <text:span text:style-name="T117">we started to, you know, do it</text:span>. Afterwards, Iovy told me that Sossy told her I <text:span text:style-name="T61">had </text:span>pro-female <text:span text:style-name="T61">perspectives</text:span>. <text:span text:style-name="T61">Not sure I have any idea what that means or why it should matter. <text:s/>Iovy seemed to kind of think it was weird too, not the concept, but that I would be "pro-female".</text:span> Sometimes I think I just want to take care of a nice little hut for the rest of my days, with just the two of us <text:span text:style-name="T61">there</text:span>. What's wrong with that? Am I living a fantasy? <text:span text:style-name="T118">Or is that just a reaction to being raised in the Heliop way, you know, and now finally being able to reject it without fear?</text:span></text:p>
      <text:p text:style-name="P19"/>
      <text:p text:style-name="P21">I like most of the young people here. They sing and talk about songs from so many places, <text:span text:style-name="T62">not just Qurol, but all over the Saskan Lands</text:span>. Some of them even read books! <text:s/><text:span text:style-name="T62">Just the other day </text:span>I heard someone talking <text:span text:style-name="T62">out in the open </text:span>about <text:span text:style-name="T27">Scarcity and Plenty</text:span>, <text:span text:style-name="T119">not even whispering, </text:span>just like it was an ordinary thing to do. <text:s/><text:span text:style-name="T150">It took me a while to remember that there is no Day Watch or Night Watch in New Harvest. <text:s/>The older ones,</text:span> though... <text:span text:style-name="T62">a</text:span> lot of them just ignore me, or just <text:span text:style-name="T62">seem</text:span> boring, <text:span text:style-name="T62">like </text:span>they just like to go down the weyrs and splash around all day, like they don't have a care in the world, <text:span text:style-name="T62">you know?</text:span> <text:s/>I kind of miss the <text:span text:style-name="T62">excitement of getting in trouble with my pals for learning the New Songs. <text:s/>I wonder what they're all doing now?</text:span></text:p>
      <text:p text:style-name="P21"/>
      <text:p text:style-name="P22">I want to steal all the miserable broodlings away from their Brood Houses, even the independents, and get them away to safety in a free, healthy place like New Harvest. <text:s/><text:span text:style-name="T150">I want to go splash around in the weyrs.</text:span></text:p>
      <text:p text:style-name="P21"/>
      <text:p text:style-name="P23"><text:soft-page-break/>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even the Riders. And Gherkin too, like exotic dream-scapes, fantastical stories with a, I dunno, like a floating-in-air quality to them. <text:s/>I know a lot of those Kahilas are bitami and bashini, but that doesn't mean I can't like their songs, right?</text:p>
      <text:p text:style-name="P21"/>
      <text:p text:style-name="P25">Sossy told me yesterday, laughing, that some bitchy old <text:span text:style-name="T27">women</text:span> are just too young to die. I don't know what she meant by that, but she seemed very pleased with the idea. <text:s/>I'm still getting used to how the "men" and "women" <text:span text:style-name="T120">here </text:span>just adopt those roles like it's nobody's business, even when they<text:span text:style-name="T120">'</text:span>re kids, <text:span text:style-name="T152">even when they're not guardians or leaders. <text:s/>And saying "she" all the time when I talk about "her", still getting used to that too!</text:span> <text:s/><text:span text:style-name="T152">It makes me feel funny. <text:s/>I mean, I guess Sossy's is kind of a leading elder here, so…</text:span></text:p>
      <text:p text:style-name="P25"/>
      <text:p text:style-name="P25"><text:span text:style-name="T153">So </text:span>I was <text:span text:style-name="T153">kind of </text:span>complaining to Sossy about Iovy, I dunno, about how our thing seems like it's just for fun and not "for real" <text:span text:style-name="T120">or whatever </text:span>and she told me <text:span text:style-name="T120">"</text:span>You can be a lover at any age or stage of life. <text:span text:style-name="T151">P</text:span>olar opposites <text:span text:style-name="T120">attract, </text:span>with so much in common they just can't stand not to be together. <text:span text:style-name="T151">It's how the universe glues things together." <text:s/>Sometimes I think </text:span><text:span text:style-name="T35">she</text:span><text:span text:style-name="T151"> is just talking circles around me to see if I'll fall down.</text:span> </text:p>
      <text:p text:style-name="P19"/>
      <text:p text:style-name="P19"/>
      <text:p text:style-name="P19"/>
      <text:p text:style-name="P117"><text:span text:style-name="T63">Jodok's notes on attending Timo</text:span>n's <text:span text:style-name="T63">Lectures at Terpinol</text:span></text:p>
      <text:p text:style-name="P27"/>
      <text:p text:style-name="P28">Characters: <text:s/>Jodok is a student of an independent Scribes guild who was sent to Terpinol, on the Aran Sea, to learn the languages of southern Saskantinon and of Aranzen. <text:s/>Timon is a foreign scholar, <text:span text:style-name="T64">from a Land that Jodok had never heard of and barely even believes exists, far across the Aran Sea, who lectures mostly on philosophy, language and "the nature of being". <text:s text:c="2"/>Jurre is another student.</text:span></text:p>
      <text:p text:style-name="P28"/>
      <text:p text:style-name="P29">These are scribbles from Jodok's notebook.</text:p>
      <text:p text:style-name="P28"/>
      <text:p text:style-name="P28"/>
      <text:p text:style-name="P29">How can I identify with anything Proffo Timon says? Is this stuff even from this <text:span text:style-name="T121">Land</text:span>? <text:span text:style-name="T121">Are there really other Lands? <text:s/>Or other </text:span><text:span text:style-name="T36">worlds</text:span><text:span text:style-name="T121">? <text:s/></text:span>How would I know <text:span text:style-name="T154">for sure if I haven't seen them myself</text:span>?</text:p>
      <text:p text:style-name="P29"/>
      <text:p text:style-name="P29">Timon asked us to consider deeply how to express an opinion. <text:s/>That led to pondering what is truth. <text:s/>And then, if we can determine what <text:span text:style-name="T155">truth</text:span> is, how do we determine how it should be <text:span text:style-name="T27">used</text:span> <text:span text:style-name="T155">and not just waste it</text:span>? <text:s/></text:p>
      <text:p text:style-name="P29"/>
      <text:p text:style-name="P30">We read a series of stories from Aranzen. <text:span text:style-name="T156">Woooz! <text:s/></text:span>Very intellectual stuff. They <text:span text:style-name="T122">seem to </text:span>have quite a different culture from the Saskan Lands. Not so many songs. Lots more written legends. In these <text:span text:style-name="T157">Aranzen</text:span> stories <text:span text:style-name="T123">we read</text:span> <text:span text:style-name="T123">about a Wolf and a Raven, but it was clearly a parable,</text:span> <text:span text:style-name="T157">not just a summary from </text:span><text:span text:style-name="T34">Scarcity and Plenty. <text:s/></text:span><text:span text:style-name="T157">It posed a</text:span> question, based on the development of <text:span text:style-name="T123">the relationship between the main characters and </text:span>various <text:span text:style-name="T123">others</text:span>, as to whether the line distinguishing genius from madness is, in fact, indistinguishable. <text:s/><text:span text:style-name="T157">And if</text:span> so, then is it healthier to not <text:span text:style-name="T123">bother </text:span>pursu<text:span text:style-name="T123">ing</text:span> the highest truths <text:span text:style-name="T123">at all</text:span>? </text:p>
      <text:p text:style-name="P29"/>
      <text:p text:style-name="P29"><text:span text:style-name="T159">I seem to have a bad attitude about lots of folks. <text:s/></text:span>Sometimes I feel like all non-mixed humans, <text:span text:style-name="T158">all the non-augmented,</text:span> are just evil, <text:span text:style-name="T158">or at least inauthentic</text:span>. Other times that all the Heliops <text:span text:style-name="T158">must be</text:span> mad. Or <text:span text:style-name="T159">at least </text:span>that all the Riders are arrogant assholes. <text:span text:style-name="T159">Why do they have to be like that? <text:s/></text:span>Or <text:span text:style-name="T159">other times </text:span>that the Barboskanti – and <text:span text:style-name="T159">really just all </text:span>southerners in general – act <text:span text:style-name="T159">really </text:span>weirdly and follow the<text:span text:style-name="T124">ir myriad</text:span> odd-ball belief systems just for <text:span text:style-name="T125">the </text:span>sake of annoying <text:span text:style-name="T125">and confounding</text:span> everybody else. <text:span text:style-name="T159">What for? What's the point?</text:span> <text:s/>Perhaps the only honest answer is be alone. <text:s/><text:span text:style-name="T125">T</text:span>hese are <text:span text:style-name="T125">the kinds of </text:span>thoughts I have when walking <text:span text:style-name="T159">alone on</text:span> the beaches here at Terpinol, gazing out on the Aran Sea. <text:span text:style-name="T159">They say there is whole other Land on the other side, but it just seems to go on forever. </text:span><text:s/><text:span text:style-name="T125">And </text:span>I wonder, <text:span text:style-name="T125">is this it? </text:span><text:s/><text:span text:style-name="T125">Will it be </text:span>my fate in the <text:span text:style-name="T159">final waning</text:span> of my <text:span text:style-name="T159">moons</text:span>, <text:span text:style-name="T125">to being doing </text:span>just that, to still be walking on the<text:span text:style-name="T159">se</text:span> sands, <text:span text:style-name="T159">still </text:span>staring out at the <text:span text:style-name="T159">endless </text:span>sea, still wondering what is beyond that horizon <text:span text:style-name="T125">and beyond the stars?</text:span></text:p>
      <text:p text:style-name="P29"/>
      <text:p text:style-name="P31">Are any of my preconceived notions regarding the species and tribes of the Saskan Lands true in any meaningful sense? Can any <text:span text:style-name="T126">individual </text:span>sentient being accurately be categorized? <text:s/></text:p>
      <text:p text:style-name="P31"/>
      <text:p text:style-name="P31"><text:span text:style-name="T127">A while back,</text:span> Timon told us to take a full day to <text:span text:style-name="T127">just </text:span>do chores, and nothing else. No thinking. No writing. No deep discussions with<text:span text:style-name="T160">in</text:span> our own minds or <text:span text:style-name="T160">interacting with </text:span>anyone else's. <text:s/><text:span text:style-name="T65">So yesterday </text:span>I cooked and cleaned, served food to others, and helped to clean <text:span text:style-name="T127">and tidy up</text:span> some more. Worked in the garden. <text:span text:style-name="T128">Gathered wood, carried water. <text:s/></text:span>Went to bed tired and happy. It was delightful. </text:p>
      <text:p text:style-name="P31"/>
      <text:p text:style-name="P32"><text:soft-page-break/>I get sick of the company of some of the other students. Always trying to show how smart they are, like it's a competition. A few of them are more like me… a bit more <text:span text:style-name="T129">of a </text:span>"<text:span text:style-name="T129">head </text:span>floating in the clouds". <text:s/>I especially like being around Jurre. We can sit together and "space out", <text:span text:style-name="T160">just looking up at the night sky,</text:span> and it's OK. </text:p>
      <text:p text:style-name="P32"/>
      <text:p text:style-name="P33">I am paying more and more attention to Jurre. Don't want to be careless with our friendship. <text:s/>Who knows if we'll ever meet again once our training here is done. There is a <text:span text:style-name="T160">weird old </text:span>Barbol herbalist visiting here <text:span text:style-name="T130">today </text:span>who claims to have a concoction that will "bind two souls forever". <text:s/>Yeah? <text:s/><text:span text:style-name="T160">Should we try it?</text:span> <text:s/><text:span text:style-name="T130">N</text:span>o. <text:s/><text:span text:style-name="T130">Think</text:span> I'll just get us a nice big pot of s'lah <text:span text:style-name="T130">to share togehter</text:span>. We'll drink. We'll laugh. </text:p>
      <text:p text:style-name="P33"/>
      <text:p text:style-name="P33">Timon says that time heals all wounds, but <text:span text:style-name="T160">that it always</text:span> <text:span text:style-name="T131">cuts </text:span>open <text:span text:style-name="T131">a</text:span> few new ones <text:span text:style-name="T130">too</text:span>. </text:p>
      <text:p text:style-name="P33"/>
      <text:p text:style-name="P33"/>
      <text:p text:style-name="P33"/>
      <text:p text:style-name="P33"/>
      <text:p text:style-name="P118"><text:span text:style-name="T63">Timo</text:span>n <text:span text:style-name="T161">and Barfalot debate the Catastrophe and Its Aftermath among Other Things</text:span></text:p>
      <text:p text:style-name="P112"/>
      <text:p text:style-name="P34">Timon is <text:span text:style-name="T166">a </text:span>very old academic foreigner from a Bricotan Land across the Aran Sea who teaches courses on philosophy, linguistics, calligraphy, music theory, and mental combat at the Scribes Academy in Terpinol. </text:p>
      <text:p text:style-name="P34"/>
      <text:p text:style-name="P34">Barfalot is canine-human mix with <text:span text:style-name="T166">many varied </text:span>connections <text:span text:style-name="T166">all </text:span>across the Saskan Lands <text:span text:style-name="T167">and beyond</text:span>, whose official role is <text:span text:style-name="T162">Song-catcher, </text:span>collecting songs for a Bards Guild, but who is considered by many to be a "Traveling Mage" acting on behalf of a shadowy "Mages Guild". <text:s/></text:p>
      <text:p text:style-name="P34"/>
      <text:p text:style-name="P36">Barfalot spends some time in Terpinol recording recent findings. In the evenings, Barfie and Timon – <text:span text:style-name="T164">who have known each other for a long time --</text:span> put away a good bit of s'lah, <text:span text:style-name="T164">smoke and good southern cuisine originating from both land and sea,</text:span> while discussing their understanding of the Great Catastrophe <text:span text:style-name="T168">and other Important Topics</text:span>. </text:p>
      <text:p text:style-name="P36"/>
      <text:p text:style-name="P36">The following are reports on their conversation as <text:span text:style-name="T164">transcribed</text:span> by a deep undercover spy from the Special Branch of the Helioiptic Watchers Guild who had infiltrated an Independent Scribes local and weaseled an invite to Terpinol. <text:s/><text:span text:style-name="T164">These reports were then stolen from the Helioptic Archives in Juuj during the turmoil of the Great Kahila Uprising that followed the Event in Rikila.</text:span></text:p>
      <text:p text:style-name="P36"/>
      <text:p text:style-name="P36"/>
      <text:p text:style-name="P39">Suth, Marflutter, and Drekary are names of characters <text:span text:style-name="T169">who figure in some of</text:span> the <text:span text:style-name="T27">Secret Bard Songs of </text:span><text:span text:style-name="T38">the </text:span><text:span text:style-name="T27">High Weyrlands</text:span>. <text:s/>Th<text:span text:style-name="T170">is collection of song cycles is</text:span> called "Secret". <text:span text:style-name="T171">B</text:span>ut... <text:span text:style-name="T171">N</text:span>ot as widely-known as many other bard-canons, <text:span text:style-name="T172">they </text:span>are not particularly well-hidden either. <text:s/>Calling them "Secret" is part of the pastiche that denizens of New Weyr like to foment about themselves, <text:span text:style-name="T173">hiding up in the mountains and so on</text:span>. </text:p>
      <text:p text:style-name="P36"/>
      <text:p text:style-name="P35"/>
      <text:p text:style-name="P37">T: <text:span text:style-name="T174">Twenty-three</text:span> <text:span text:style-name="T176">sun-</text:span>centuries ago the pre-Pentacross <text:span text:style-name="T174">ancient </text:span>regime launched wave after wave of <text:span text:style-name="T177">machinic </text:span>flying <text:span text:style-name="T177">dragons</text:span> in a <text:s/>massive aerial bombardment on what is now The Firelands. The great <text:span text:style-name="T178">S</text:span>torm of Fire broke up that land into the islands it is today, devastating everything. The five great kingdoms of Lurabar retaliated with a vengeance, setting off a wall of explosions 5 thousand kli long, from the Nothern Ocean all the way to the Remari Sea, and hundreds of kli wide. <text:s/>This created the Poison Sea that now separates Pentacross from Lurabar. <text:s/>This wave of destruction was followed by the <text:span text:style-name="T179">Thousand</text:span> Year Winter <text:span text:style-name="T178">which</text:span> ended all the great kingdoms of the North. </text:p>
      <text:p text:style-name="P37"/>
      <text:p text:style-name="P37">B: It was not that long ago, maybe half that, like <text:span text:style-name="T175">maybe 3000 Moons or so</text:span>. The Lengo Islands are still uninhabitable. The western coast of Pentacross is still called The Land of Death in Shanowan songs. There are also some indications that the Agency intervened to stop it <text:span text:style-name="T181">all </text:span>from getting worse. In other words, the Long Winter was at least partly <text:span text:style-name="T27">their</text:span> doing, not just a fallout from the Fires, <text:span text:style-name="T180">and it didn't last for a thousand sun-turns</text:span>. </text:p>
      <text:p text:style-name="P37"/>
      <text:p text:style-name="P37">T: I don't agree on your timeline, <text:span text:style-name="T182">and I am dubious about this "Agency" of yours, </text:span>but I can't help feeling that there is something to the idea of an <text:span text:style-name="T183">out-world</text:span> intervention <text:span text:style-name="T184">of some kind</text:span>. <text:span text:style-name="T163">The Britcotan </text:span><text:soft-page-break/><text:span text:style-name="T163">Lands, especially near the southern tip of Krshanana, are not </text:span><text:span text:style-name="T37">that</text:span><text:span text:style-name="T163"> far away from Mantemar. <text:s/>After all, I made it across. Yet there is virtually no communication between the great continents, practically no sense among most that the other Lands even exist. <text:s/>Almost like some kind of wall was put up between them.</text:span></text:p>
      <text:p text:style-name="P37"/>
      <text:p text:style-name="P38">B: Sometimes I think <text:span text:style-name="T27">you</text:span> are from the Agency.</text:p>
      <text:p text:style-name="P38"/>
      <text:p text:style-name="P38">T: Ha! As if! Sure, some day I will invite you to visit me my on my Home Planet in <text:span text:style-name="T185">the</text:span> Blue Star System! </text:p>
      <text:p text:style-name="P38"/>
      <text:p text:style-name="P38">B: <text:span text:style-name="T186">I can't tell if you're joking or not. <text:s/>Say. <text:s/>Changing topics a bit… <text:s/></text:span>Old friend, I'm having a good bit of difficulty lately focusing my thinking and activities. I am adrift in the way of spontaneous responses to musical phenomena, pleased enough to be satisfied with consequences of recent finds, and happily without much responsibility in any case. <text:s/><text:span text:style-name="T187">Can you smell me?</text:span> <text:s/>I can drift and wander as I please, as you can see, traveling off the Ring, to the Far Shores of Saskantinon if I choose to, yeah? But I am fearful of the next landing site from my aimless drifting. </text:p>
      <text:p text:style-name="P38"/>
      <text:p text:style-name="P38">T: <text:span text:style-name="T188">What a way you have with words. <text:s/>I'll never catch on to your clever doggerel. <text:s/>Hmm… </text:span>You are familiar with some of the songs regarding the secret teks of the so-called Wind Lords, I assume? The <text:span text:style-name="T189">ones about the </text:span>Great Floating Whales, for example? </text:p>
      <text:p text:style-name="P38"/>
      <text:p text:style-name="P38">B: Yes. Exactly. It's like I'm having a premonition that I am riding in a basket beneath <text:span text:style-name="T190">one of the mythical</text:span> Great Floating Whale<text:span text:style-name="T191">s</text:span> <text:span text:style-name="T165">of the Secret Songs of Suth </text:span>but I know that, inevitably, a space-rock will penetrate the Shield and catch me unawares, shutting down the long song of the great beast, shattering my serenity. </text:p>
      <text:p text:style-name="P38"/>
      <text:p text:style-name="P39">T: Perhaps you could consider the <text:span text:style-name="T192">33</text:span><text:span text:style-name="T193">rd</text:span><text:span text:style-name="T192"> </text:span>Song of Suth…</text:p>
      <text:p text:style-name="P39"/>
      <text:p text:style-name="P39">B: Yes, again, very perceptive. Thanks. <text:s/><text:span text:style-name="T192">Right. </text:span><text:s/>I<text:span text:style-name="T194">'ve been </text:span>wandering in the clouds like Suth, listening to Drakery drone on <text:span text:style-name="T194">for weeks </text:span>about the great unchanging, immobile fixed ideas that have created generations of rock-steady Wind Lords, all the while thinking there must be some action, some purpose, some clear <text:span text:style-name="T27">design</text:span> that will boost our overall capacities <text:span text:style-name="T195">beyond what we have know thus far</text:span>. <text:span text:style-name="T195">But w</text:span>hich way do I need to travel to find that plan, <text:span text:style-name="T195">that design</text:span>? </text:p>
      <text:p text:style-name="P39"/>
      <text:p text:style-name="P39">T: <text:span text:style-name="T196">As I guess you know, i</text:span>t remains unknown in the great epic song cycle, <text:span text:style-name="T196">but not without potential</text:span>. Suth flies on into the West, beyond Aranzen, towards the west coast <text:span text:style-name="T196">of </text:span>Lurbar, possibly heading for The Firelands, when Drakery decides to <text:span text:style-name="T196">leave, taking wing on a flying beast and </text:span>return<text:span text:style-name="T196">ing</text:span> home to the <text:span text:style-name="T196">safety and security of their </text:span>mountain stronghold. </text:p>
      <text:p text:style-name="P39"/>
      <text:p text:style-name="P39">B: <text:span text:style-name="T196">Right. <text:s/>Do I need to make a journey to the West? <text:s/></text:span>I am so often asked for answers. But I only seek to be a wiser seeker, a partner to those who are seeking, to always be a student first. </text:p>
      <text:p text:style-name="P39"/>
      <text:p text:style-name="P39"><text:soft-page-break/>T: Have you heard the so-called Unknown Verses of the Song of Suth? The ones concerning the tale of how Marflutter had been stowed away the whole time, in the belly of the Great Floating Whale, and emerges once Suth enters the <text:span text:style-name="T196">waters just south of the </text:span>unknown western lands? </text:p>
      <text:p text:style-name="P39"/>
      <text:p text:style-name="P39">B: Yes, but I won't speak of that here. <text:s/><text:span text:style-name="T197">New Events are afoot. <text:s/>No doubt, the walls have ears.</text:span></text:p>
      <text:p text:style-name="P39"/>
      <text:p text:style-name="P39">(They are both observed to be silent for a long while.)</text:p>
      <text:p text:style-name="P39"/>
      <text:p text:style-name="P39">T: <text:span text:style-name="T198">History! How clever it is. A bone worth chewing on, eh my friend? <text:s/>Paying attention to character, to consciousness, to the activities of the various players we can see how they did what they did, what mistakes they made as well as their achievements. Looking everything over from six different angles. Looking for the lacunae at the center of things. <text:s/>Never stop studying. This is crucial.</text:span></text:p>
      <text:p text:style-name="P39"/>
      <text:p text:style-name="P40">B: Oh for the sake the Rivers, Timon, if you're going to start lecturing me on <text:span text:style-name="T34">Scarcity and Plenty </text:span>then I'm off to bed<text:span text:style-name="T27">. </text:span></text:p>
      <text:p text:style-name="P40"/>
      <text:p text:style-name="P40">T: Sorry. Professional habits are hard to break. <text:s/><text:span text:style-name="T199">Let me put it</text:span> this way then: <text:s/>use your enormous training and experience to enhance some new capabilities. <text:s/>Transform "dead" information into "living" and "useful" information. Truthful is useful. People say you're a Mage, so study more astronomy. It will help <text:span text:style-name="T199">you </text:span>keep things in perspective. Eat right too. <text:span text:style-name="T199">And d</text:span>on't make excuses for mistakes or missed opportunities. <text:s/>Stay alert. This is not a drill. </text:p>
      <text:p text:style-name="P40"/>
      <text:p text:style-name="P41">B: You're a pal. </text:p>
      <text:p text:style-name="P41"/>
      <text:p text:style-name="P41">T: Thanks.</text:p>
      <text:p text:style-name="P41"/>
      <text:p text:style-name="P41">B: Let's sing.</text:p>
      <text:p text:style-name="P41"/>
      <text:p text:style-name="P41">(They spent the rest of the evening singing, mostly various well-known bard-songs of the Barboskanti and Uitibarbo regions, ending with an inscrutable Eaiyan ballad.)</text:p>
      <text:p text:style-name="P40"/>
      <text:p text:style-name="P40"/>
      <text:p text:style-name="P35"/>
      <text:p text:style-name="P35"/>
      <text:p text:style-name="P35"/>
      <text:p text:style-name="P35"/>
      <text:p text:style-name="P119">Snippet of a Conversation Overheard at a<text:span text:style-name="T301">n Inn on the</text:span> Morilly <text:span text:style-name="T302">Riverfront</text:span></text:p>
      <text:p text:style-name="P42"/>
      <text:p text:style-name="P43">The conversation takes place in <text:span text:style-name="T200">Oobarq. The speaker referred to as Uncle uses it fluently and is clearly shaped like a sentient mix, possibly of terrapin origin. That speaker – the one referred to as "Uncle" – uses language in a slow, careful, lugubrious manner. <text:s/>The other speaker, Fango, is likely a native Oober-speaker who has learned to speak and understand Oobarq. <text:s/>Fango exhibits no </text:span><text:span text:style-name="T39">obvious</text:span><text:span text:style-name="T200"> physical signs of being mixed. <text:s/>It is not clear who Ganogger is, though the context of the conversation probably indicates that Ganogger originates from Krbshanana. <text:s/>Morning Thunder is a widely-known herbalist from a New Harvest community in the Lower Weyrlands.</text:span></text:p>
      <text:p text:style-name="P42"/>
      <text:p text:style-name="P44">Morilly, the largest town in Mobablbesq, sits on the Moril River, originally part of the Barbo, now the main egress from Beaver Lake to the Krbsh Sea. <text:s/>The town is a pathway between the Ring Road, which lies about 50 kli to the north, Beaver Lake to the west, and the Krbsh Sea to the east. It sits directly across the river from the Isle of Wye.</text:p>
      <text:p text:style-name="P44"/>
      <text:p text:style-name="P44">The Inn of a Thousand Ways sits right on, and indeed melds into the river. <text:s/>It is famous, or infamous depending on your perspective, for being a mixing-place for sentients and travelers of all types, including visitors from the Krbshanana and the Lewshanana, which is to say, one might even encounter mixed-sentient sea-creatures <text:span text:style-name="T303">and 'monsters' </text:span>of various types. Though their appearance is rare and they tend to stay in the watery parts of the Inn, such visitors <text:span text:style-name="T304">are known to </text:span>prefer <text:span text:style-name="T305">doing business in </text:span>the low-key <text:span text:style-name="T305">inns</text:span> of Morilly, <text:span text:style-name="T305">farther away from Watchful eyes,</text:span> <text:span text:style-name="T305">rather</text:span> <text:span text:style-name="T305">than </text:span>the bustling port towns of Selaron on the Mobablbeqan coast or Blubar, the great fortress and tower where the Blu empties into the Krbsh Sea, <text:span text:style-name="T305">where both the Watch and the Riders have a strong presence</text:span>. </text:p>
      <text:p text:style-name="P44"/>
      <text:p text:style-name="P44"/>
      <text:p text:style-name="P45">Some of the phrases used in the conversation may need some explanation:</text:p>
      <text:p text:style-name="P45"/>
      <text:list xml:id="list1026915273" text:style-name="L1">
        <text:list-item>
          <text:p text:style-name="P121">"...you've found the hole in it…" means "you've figured it out", "you've solved it", "you have a complete understanding of it"</text:p>
        </text:list-item>
        <text:list-item>
          <text:p text:style-name="P121">"...as barmy as a Kahila basimi on a mission…" <text:s/>refers to a sneaky assassin </text:p>
        </text:list-item>
        <text:list-item>
          <text:p text:style-name="P121">"...where's the Sixth in that?…" depending very much on tone, is a way of saying "Your explanation is not complete." or "You are keeping something from me." or "I beg your pardon?" or <text:span text:style-name="T306">even</text:span> "You're lying!!" </text:p>
        </text:list-item>
        <text:list-item>
          <text:p text:style-name="P121">"...that one's on their Third Seventh…" means, pretty much, "That person doesn't know their ass from a hole in the ground"</text:p>
        </text:list-item>
      </text:list>
      <text:p text:style-name="P45"/>
      <text:p text:style-name="P45">Fango: <text:s/>"I think you've found the hole in it, Uncle."</text:p>
      <text:p text:style-name="P45"/>
      <text:p text:style-name="P45">Uncle: <text:s/>"Then you're being as barmy as Kahila basimi on a mission, just like that lying, sneaky <text:span text:style-name="T200">Ganogger</text:span>." </text:p>
      <text:p text:style-name="P45"/>
      <text:p text:style-name="P45">Fango: <text:s/>"Where's the Sixth in that?"</text:p>
      <text:p text:style-name="P45"/>
      <text:p text:style-name="P45">Uncle: "And Ganogger's on their Third Seventh if their on their First!"</text:p>
      <text:p text:style-name="P45"><text:soft-page-break/></text:p>
      <text:p text:style-name="P45">Fango: <text:s/>"Respectfully, I tend to disagree, Uncle. You've been misled. We can trust <text:span text:style-name="T307">the </text:span>Ganogger<text:span text:style-name="T307">s</text:span>."</text:p>
      <text:p text:style-name="P45"/>
      <text:p text:style-name="P45">Uncle: "Oh, stop your barking. And pour me another one!"</text:p>
      <text:p text:style-name="P45"/>
      <text:p text:style-name="P45">Fango: (to the barkeep) <text:s/>"Another bucket of Besqan s'lah, if you please."</text:p>
      <text:p text:style-name="P45"/>
      <text:p text:style-name="P45">Fango: (to Uncle) "Another bucket's gonna send you right into the river, you farting old monkey. <text:s/>I don't give a star's tail about the Juujan Clerics. They are of no consequence to us. And <text:span text:style-name="T201">I am not tickled about working with Ganogger. <text:s/>In fact I think this whole undertaking is probably just waste. <text:s/>After this bucket, let's get you some clean water and then you can find the Way to Wye. Isn't that where you're headed, uncle?"</text:span></text:p>
      <text:p text:style-name="P45"/>
      <text:p text:style-name="P46">Uncle: <text:s/>"Stop trying to ride a beast you dull goat of a boy. I don't care about Helioptic politics either, much less their <text:span text:style-name="T308">imbecilic </text:span>religion. But face it, we're in this situation together and we're going to need some help, you and I, boy, you and I."</text:p>
      <text:p text:style-name="P46"/>
      <text:p text:style-name="P46">Fango: (quietly) "I am I."</text:p>
      <text:p text:style-name="P46"/>
      <text:p text:style-name="P46">Uncle: "What? Of course you are. Don't start up with your <text:span text:style-name="T309">star-crossed southern </text:span>Terpinollian cow-splat. <text:s/>Here are we, and we are we, and we are in this together. Get it? Are you going to help me drink this or not? <text:s/>Get that spoon moving. <text:s/>Besqan s'lah is best when it's <text:span text:style-name="T309">piping </text:span>hot. <text:span text:style-name="T310">Releases the herbal essences.</text:span>"</text:p>
      <text:p text:style-name="P46"/>
      <text:p text:style-name="P46">Fango: (in between spoonfuls of s'lah) "All right. So you haven't found the hole yet, but we're turning the thing around together, <text:span text:style-name="T311">we're circling it, we're on the spiral together. <text:s/></text:span>I get it. One condition though. <text:s/>Swear to me on the wanderers that you're not going to mention Morning Thunder's part in this until I have a chance to explain it to Ganogger first."</text:p>
      <text:p text:style-name="P46"/>
      <text:p text:style-name="P47">Uncle: "<text:span text:style-name="T312">Hrumph." (evidently a sign of agreement or acquiescence)</text:span></text:p>
      <text:p text:style-name="P46"/>
      <text:p text:style-name="P46"/>
      <text:p text:style-name="P46"/>
      <text:p text:style-name="P120">The Secret History of the Bishopric of Saskantinon</text:p>
      <text:p text:style-name="P48"/>
      <text:p text:style-name="P48">The following notes are from materials <text:span text:style-name="T313">which have been</text:span>, <text:span text:style-name="T210">ummm…, </text:span>lifted?, <text:span text:style-name="T210">no, uhhh liberated...</text:span> from the Juujan archives during the <text:span text:style-name="T164">Great Kahila Uprising that followed the Event in Rikila. <text:s/></text:span>They reflect an understanding of <text:span text:style-name="T211">the </text:span>history in the Saskan Lands since the Catastrophe which is taught to Helioptic Scribes, Clerics and Officials. <text:s/><text:span text:style-name="T313">The reckoning of solar years (turns) is according to the Helioptic style.</text:span></text:p>
      <text:p text:style-name="P48"/>
      <text:p text:style-name="P48">Many of the<text:span text:style-name="T211">se</text:span> details <text:span text:style-name="T211">are</text:span> contradicted <text:span text:style-name="T211">in part or in full b</text:span>y scholars from other schools of thought, <text:span text:style-name="T314">and a variety of calendars are in use in the Saskan Lands (and beyond). <text:s/>T</text:span>his <text:span text:style-name="T212">short summary</text:span> provide<text:span text:style-name="T212">s</text:span> an interesting perspective into Helioptic <text:span text:style-name="T212">culture and </text:span>thinking <text:span text:style-name="T314">as honed by their understanding of history</text:span>. </text:p>
      <text:p text:style-name="P48"/>
      <text:p text:style-name="P51">The text never mention<text:span text:style-name="T315">s</text:span> a continent other than Mantemar, leaving the impression that "Mantemar" is a synonym for "The World". This is a common misconception in the Saskan Lands, especially among Helioptic true believers. </text:p>
      <text:p text:style-name="P48"/>
      <text:p text:style-name="P48">Some terms, concepts <text:span text:style-name="T315">and acronyms</text:span>:</text:p>
      <text:p text:style-name="P48"/>
      <text:list xml:id="list2141268828" text:style-name="L2">
        <text:list-item>
          <text:p text:style-name="P122">The Blessed Era (BE) – time since since the consolidation of Helioptic power in the central Saskan Lands betweeen the Two Rivers, that is, since the declaration of the Bishopric centered in Besquohuk.</text:p>
        </text:list-item>
        <text:list-item>
          <text:p text:style-name="P123">The Blessed Lands – references in the <text:span text:style-name="T27">Book of Heliodamus</text:span> to the place where the Good Time will take root, usually interpreted to mean the Saskan Lands</text:p>
        </text:list-item>
        <text:list-item>
          <text:p text:style-name="P122">The Time Before (TB) – refers to the time before the Great Catastrophe. In the Helioptic understanding, <text:span text:style-name="T213">which always </text:span>more or less align<text:span text:style-name="T316">s</text:span> to some stor<text:span text:style-name="T316">y or another supposedly</text:span> in the <text:span text:style-name="T27">Book of Heliodamus</text:span>, <text:span text:style-name="T213">or to a popular interpretation of such stories, </text:span>this period ended about 2000 sun-turns (solar years) prior to the start of the BE, in the catastrophic event known <text:span text:style-name="T316">to Heliops </text:span>as The Blessed Fire.</text:p>
        </text:list-item>
        <text:list-item>
          <text:p text:style-name="P122">The Between Time (BT) – refers to the era between the end of TB and start of BE. </text:p>
        </text:list-item>
        <text:list-item>
          <text:p text:style-name="P122">All reckonings of time follow the Helioptic solar calendar, which starts/ends at the Summer Solstice. <text:s/>A "turn" or "sun-turn" refers to a Solar Year. </text:p>
        </text:list-item>
      </text:list>
      <text:p text:style-name="P48"/>
      <text:p text:style-name="P48"/>
      <text:p text:style-name="P50"><text:span text:style-name="T214">"In the </text:span><text:span text:style-name="T14">Time Before the Time Before</text:span><text:span text:style-name="T214">, men lived like animals because the Day Star had not yet reached its full potential. </text:span></text:p>
      <text:p text:style-name="P50"/>
      <text:p text:style-name="P50"/>
      <text:p text:style-name="P50">The <text:span text:style-name="T2">Time Before</text:span> <text:span text:style-name="T317">began when the Great Candle awakeneed the Living Spirit in the True Men. It </text:span>lasted for 100,000 turns. During that <text:span text:style-name="T215">long </text:span>era, men emerged from barbarism, gr<text:span text:style-name="T203">ew</text:span> from animals into consciousness and <text:span text:style-name="T203">a </text:span>full <text:span text:style-name="T216">civilized</text:span> <text:span text:style-name="T203">human </text:span>life. <text:s/>They took dominion over women and beasts, and developed great <text:span text:style-name="T217">cities</text:span>. They <text:span text:style-name="T218">gained a deep</text:span> understand<text:span text:style-name="T202">ing from</text:span> the Day Star, but were often misled and fell into <text:span text:style-name="T202">many</text:span> errors, such as believing in other worlds and other time<text:span text:style-name="T318">lines</text:span>. As their mistakes grew <text:span text:style-name="T219">and multiplied</text:span>, they indulged <text:span text:style-name="T319">more and more</text:span> in all types of wickedness, <text:span text:style-name="T202">including trying to escape from the realm of the Day Star into the Nothingness</text:span>. <text:s text:c="2"/><text:span text:style-name="T320">As a result of trying to move away from the Day Star, their civilizations collapsed into never-ending conflict.</text:span> <text:s/></text:p>
      <text:p text:style-name="P49"><text:soft-page-break/></text:p>
      <text:p text:style-name="P49">The <text:span text:style-name="T2">Between Time</text:span> began 2400 turns ago, following the Great <text:span text:style-name="T220">Blessed </text:span>Fire sent by the Day Star to purge Mantemar of evil and error.</text:p>
      <text:p text:style-name="P49"/>
      <text:p text:style-name="P49"/>
      <text:p text:style-name="P49"/>
      <text:p text:style-name="P52">2000 BT – 1900 BT: <text:s/><text:span text:style-name="T2">The Time of Smoke</text:span>. </text:p>
      <text:p text:style-name="P52"/>
      <text:p text:style-name="P52">Darkness covered the world as the Nothingness fought with the Light for control of the True Men of Mantemar. <text:s/><text:span text:style-name="T221">N</text:span>ew type<text:span text:style-name="T221">s</text:span> of Evil sprung up everywhere <text:span text:style-name="T221">as the Nothingness resisted the Fire and the Light</text:span>. Men lay with beasts and created all sorts of monsters. <text:s/>Machinic remnants of the Time Before burrowed deep into the ground and formed themselves into <text:span text:style-name="T321">the </text:span>Stone Golems <text:span text:style-name="T321">and other machinic terrors</text:span>. <text:s/>Starry Influences dove into the Seas <text:span text:style-name="T322">to escape the wrath of the Great Candle </text:span>and <text:span text:style-name="T322">there they</text:span> created every manner of Sea Monster. <text:s/></text:p>
      <text:p text:style-name="P52"/>
      <text:p text:style-name="P124">From all corners of the Lands, guided by the Day Star, determined to survive, seeking to find the Blessed Lands and to lay the foundations for the Good Time, small bands of the True Guardians of the Light began to journey instinctively towards the Middle of Mantemar, to the Wesshewen and to the blessed-land-to-be Between the Two Rivers.</text:p>
      <text:p text:style-name="P51"/>
      <text:p text:style-name="P51"/>
      <text:p text:style-name="P54">1900 – 1850 BT: <text:s/><text:span text:style-name="T2">The </text:span><text:span text:style-name="T17">Glorious</text:span><text:span text:style-name="T2"> Domination</text:span>. <text:s/></text:p>
      <text:p text:style-name="P54"/>
      <text:p text:style-name="P55"><text:span text:style-name="T337">As t</text:span>he smoke began to clear, millions of human survivors followed the True Men, congregat<text:span text:style-name="T337">ing</text:span> in <text:span text:style-name="T337">enormous</text:span> numbers between the mountains, on the great plains of Wesshewen, where they <text:span text:style-name="T222">built <text:s/>mounds and trenches and fortresses and </text:span>called on the animals to <text:span text:style-name="T222">assist and </text:span>defend them. <text:s/></text:p>
      <text:p text:style-name="P55"/>
      <text:p text:style-name="P55"><text:span text:style-name="T338">The machincs attacked the Living with a horrible vengeance. </text:span>The <text:span text:style-name="T223">people</text:span> and the animals fought a great battle against the Stone Golems. <text:s/>Hundreds of thousands <text:span text:style-name="T338">of the Living </text:span>perished in the <text:span text:style-name="T323">enormous</text:span> conflict, <text:span text:style-name="T323">which lasted for 20 Turns. <text:s/>At last</text:span> they drove the Created <text:span text:style-name="T323">Ones</text:span> into the Krun<text:span text:style-name="T224">k</text:span>inotto <text:span text:style-name="T224">Mountains</text:span>, where they remain hidden to this day, <text:span text:style-name="T323">still </text:span>plotting their revenge <text:span text:style-name="T323">on the Living</text:span>. </text:p>
      <text:p text:style-name="P55"/>
      <text:p text:style-name="P55">The <text:span text:style-name="T324">best members of the </text:span>Council of the Elders of Wesshewen were mostly True Men. <text:s/><text:span text:style-name="T225">B</text:span>ut the Council <text:span text:style-name="T338">in the course of the epic war against the Created, the Council had </text:span>been defiled by the sneaky ones, by the animals-who-appear-like-men <text:span text:style-name="T324">and their sycophants and other deceivers</text:span>. <text:s/><text:span text:style-name="T226">O</text:span>nce the machincs ha<text:span text:style-name="T338">d</text:span> been drive<text:span text:style-name="T226">n</text:span> away, the <text:span text:style-name="T226">defilers</text:span> began to <text:span text:style-name="T339">promote</text:span> <text:span text:style-name="T339">every</text:span> kind of dissent and error.</text:p>
      <text:p text:style-name="P53"/>
      <text:p text:style-name="P53"/>
      <text:p text:style-name="P56">1850 – 1820 BT: <text:s/><text:span text:style-name="T2">The </text:span><text:span text:style-name="T6">First Great Migration and the </text:span><text:span text:style-name="T16">First</text:span><text:span text:style-name="T2"> Kingdoms </text:span><text:span text:style-name="T7">of Men</text:span>. <text:s text:c="2"/></text:p>
      <text:p text:style-name="P56"/>
      <text:p text:style-name="P57">Given the heroic role of <text:span text:style-name="T325">many</text:span> animals in the battle against the machinics, <text:span text:style-name="T340">and the relative weakness of the Light due to the Smoke, an increasing number of</text:span> humans became sympathetic to the deceivers. <text:s/>The <text:span text:style-name="T341">Bright Solidarity of the </text:span>Council of Elders <text:span text:style-name="T341">forged by the True Men</text:span> <text:span text:style-name="T326">was </text:span>broke<text:span text:style-name="T326">n</text:span>. <text:s/></text:p>
      <text:p text:style-name="P57"/>
      <text:p text:style-name="P58"><text:soft-page-break/><text:span text:style-name="T342">A majority stuck with t</text:span>hose who refused to be sullied by impurities <text:span text:style-name="T342">and</text:span> remained on the Great Plains of Wesshewen, within their might<text:span text:style-name="T227">y</text:span> mounds <text:span text:style-name="T227">protected by great</text:span> fortifications. <text:s/><text:span text:style-name="T342">But many of</text:span> who sympathized with <text:span text:style-name="T343">or had been sullied by </text:span>the <text:span text:style-name="T343">Forces of</text:span> Darkness migrated <text:span text:style-name="T327">Back East from whence their predecessors had fled,</text:span> <text:span text:style-name="T344">in</text:span>to <text:span text:style-name="T228">the </text:span>hills of Ayshewen, bringing <text:span text:style-name="T327">loads</text:span> <text:span text:style-name="T229">of vile </text:span>mixed-breeds and animals with them. <text:s/></text:p>
      <text:p text:style-name="P58"/>
      <text:p text:style-name="P125">Kingships were declared in both Wesshewen and Ayshewen, with clan heads voting on the next Supreme Leader in a Fair Process whenever the previous Head passed away or was lost. <text:s/>During this turbulent time of separation and betrayal, in the course of only 30 Turns, there were five Kings of Wesshewen and seventeen Kings of Ayshewen. </text:p>
      <text:p text:style-name="P53"/>
      <text:p text:style-name="P53"/>
      <text:p text:style-name="P62">1820 – 1780 BT: <text:s/><text:span text:style-name="T2">The Dissolutions and </text:span><text:span text:style-name="T6">the </text:span><text:span text:style-name="T2">Second Great Migration.</text:span> <text:s text:c="3"/></text:p>
      <text:p text:style-name="P62"/>
      <text:p text:style-name="P63">Multiple conflicts emerged in the Ayshewen Kingdom almost from its inception, with kingships rising and falling <text:span text:style-name="T328">nearly</text:span> every two turns. <text:s/>In the Wesshewen Kingdom, things were more stable, but <text:span text:style-name="T230">serious </text:span>rifts began to grow between those who <text:span text:style-name="T345">desired to </text:span>follow the leadership of the Guardians of the Day Star, the True Men of Mantemar, <text:span text:style-name="T345">and the Instructions of </text:span><text:span text:style-name="T43">The Book</text:span><text:span text:style-name="T345"> into the Good Time of Tomorrow</text:span><text:span text:style-name="T43">,</text:span><text:span text:style-name="T345"> </text:span>and those who took refuge in believing that <text:span text:style-name="T345">various forms of </text:span>confusing "six-sided logics" and <text:span text:style-name="T345">whatnot</text:span> would help <text:span text:style-name="T345">to </text:span>restore mankind to its <text:span text:style-name="T345">former </text:span>glory. <text:s/></text:p>
      <text:p text:style-name="P63"/>
      <text:p text:style-name="P63"><text:span text:style-name="T330">Furthermore, and to the consternation of many, i</text:span>t became <text:span text:style-name="T329">increasingly </text:span>clear during this period – <text:span text:style-name="T345">as travelers began to arrive from distant lands – </text:span>that not all of the <text:span text:style-name="T345">Living</text:span> had migrated to Wesshewen during the Glorious Domination. In fact, a sizable number had gathered in the hills and river valleys of Shanowa, far to the East, where they followed various heretical logics <text:span text:style-name="T346">and did not even know that </text:span><text:span text:style-name="T44">The Book</text:span><text:span text:style-name="T346"> had been found</text:span>. </text:p>
      <text:p text:style-name="P60"/>
      <text:p text:style-name="P60">In Ayshewen, conflicts between humans and not-humans, <text:span text:style-name="T331">intertwined with their interminable squabbles over "regal succession"</text:span> <text:span text:style-name="T347">and other matters </text:span>escalated to the point of <text:span text:style-name="T331">civil </text:span>warfare, culminating in a Great Exodus of the most inhuman <text:span text:style-name="T231">of them</text:span> to the south, <text:span text:style-name="T231">especially to</text:span> the area west of the Sea of Song, and further, in<text:span text:style-name="T232">to</text:span> the Lands we now call Lewshanana and The Forg. <text:s/></text:p>
      <text:p text:style-name="P60"/>
      <text:p text:style-name="P60">In Wesshewen, <text:span text:style-name="T332">tempers and divisions were also rising. <text:s/>In a peaceful and loving gesture aimed at avoiding violence and bloodshed, </text:span>the Truest of the True gathered the Faithful and <text:span text:style-name="T332">voluntarily </text:span>led them on an Exodus southward, towards the blessed Land Between Two Rivers, <text:span text:style-name="T233">leaving behind those who had tarried too long gazing at the night sky and others who refused to acknowledge the Light</text:span>. </text:p>
      <text:p text:style-name="P59"/>
      <text:p text:style-name="P59"/>
      <text:p text:style-name="P64">1780 – 1700 BT: <text:span text:style-name="T2">The </text:span><text:span text:style-name="T3">Eight</text:span><text:span text:style-name="T10">een</text:span><text:span text:style-name="T2"> Kingdoms of Wesshewen. </text:span><text:s text:c="2"/></text:p>
      <text:p text:style-name="P64"/>
      <text:p text:style-name="P64">As order began to collapse on the Wesshewen Plains due to the departure of the True Men, <text:span text:style-name="T333">Wesshewen began to behave more and more like Ayshewen. <text:s/>A</text:span> variety of tribal leaders attempted to assert their control, <text:span text:style-name="T204">each lasting a shorter period of time than their predecessor, and reigning over a shrinking </text:span><text:soft-page-break/><text:span text:style-name="T204">number of encampments, breaking away from the others into smaller and smaller bands, until at last eighteen separate and distinct simultaneous petty kingdoms had been declared. <text:s/></text:span></text:p>
      <text:p text:style-name="P61"/>
      <text:p text:style-name="P66">Many Wesshewen folk, even many who were not yet fully True, or even partially True, began to join the Guardians of the Day Star in their trek southwards. <text:s/>Among them were a stalwart band of warriors from the Tribe of Borded, famous for their skills in taming and riding wild beasts of all kinds. They were led by Bor, one of the wisest of the Wesshewen Kings, who'd seen that his people could no longer thrive and defend themselves on the plains and wanted no part of the dire dissolutions. <text:s/>While they were weak in their understanding of the Light, and held many incorrect views – towards women in particular, whom they saw as "equal" to men – the Riders of Borded, as everyone called them, were nevertheless strong allies of the Guardians, who could not have endured the many challenges they faced during the Journey without the aide and protection of their stalwart mounted friends. </text:p>
      <text:p text:style-name="P59"/>
      <text:p text:style-name="P59"/>
      <text:p text:style-name="P70">1700 – 1600 BT: <text:span text:style-name="T2">The New </text:span><text:span text:style-name="T18">Model </text:span><text:span text:style-name="T2">Society.</text:span> <text:s/></text:p>
      <text:p text:style-name="P70"/>
      <text:p text:style-name="P70">When they arrived <text:span text:style-name="T242">at last in great numbers </text:span>in the area north of the Blu, <text:span text:style-name="T262">reaching</text:span> its tributary flowing down from the Krunkinotto Hills, <text:span text:style-name="T333">King Bor's</text:span> Tribe <text:span text:style-name="T334">rested their beasts and planted</text:span> <text:span text:style-name="T334">a</text:span> banner, declar<text:span text:style-name="T334">ing</text:span> a New <text:span text:style-name="T333">Model</text:span> Society <text:span text:style-name="T333">to be </text:span>governed from their encampment near the river. <text:s/><text:span text:style-name="T334">They invited the followers of the Guardians to accept their leadership of this New Society.</text:span></text:p>
      <text:p text:style-name="P66"/>
      <text:p text:style-name="P67"><text:span text:style-name="T333">Following on from this,</text:span> <text:span text:style-name="T333">Friendly D</text:span>ebates ensued between <text:span text:style-name="T334">adepts from </text:span>Borded and the Guardians of the Day Star, who <text:span text:style-name="T234">kindly </text:span>sought to <text:span text:style-name="T263">bring a number of Just Arguments to bear regarding</text:span> the many errors <text:span text:style-name="T264">being said by</text:span> the mighty warriors of Borded. But it was to no avail. Throughout the Mabal lands, across the Northern Gate, all the way to <text:span text:style-name="T235">the River </text:span>Bigho, the Riders <text:span text:style-name="T333">of Borded</text:span> <text:span text:style-name="T348">systematically </text:span>asserted their authority, <text:s/>form<text:span text:style-name="T334">ing</text:span> armed encampments <text:span text:style-name="T349">and flying their tribal banners</text:span>. <text:span text:style-name="T335">They </text:span>ignor<text:span text:style-name="T335">ed</text:span> the appeals of the True Men to correct their errors <text:span text:style-name="T236">before settling in to build for the Tomorrow</text:span>. </text:p>
      <text:p text:style-name="P67"/>
      <text:p text:style-name="P67">It was during this time that the <text:span text:style-name="T335">Guardians initiated the </text:span>First Watch <text:span text:style-name="T237">and introduced </text:span>the Ritual of Burning at the start of each Turn, as a way to help <text:span text:style-name="T238">remind lost </text:span>heretical sheep <text:span text:style-name="T265">to </text:span>return to the <text:span text:style-name="T239">Trueh</text:span>old. <text:span text:style-name="T240">Shockingly</text:span>, this beautiful gesture, so clearly a fulfillment of the Instructions of <text:span text:style-name="T45">T</text:span><text:span text:style-name="T27">he Book</text:span>, was condemned <text:span text:style-name="T240">outright</text:span> by the <text:span text:style-name="T335">High </text:span>Council <text:span text:style-name="T335">of Bor</text:span> as interference in their "affairs". Conflicts began to emerge throughout the lands north of the Blu as <text:span text:style-name="T335">it dawned on</text:span> the True Men that the "New" Society <text:span text:style-name="T335">of their erstwhile "friends"</text:span> was yet another exercise in error. <text:s/><text:span text:style-name="T336">A</text:span>nd so they <text:span text:style-name="T350">sadly </text:span>began to build bridges and boats to cross the Blu <text:span text:style-name="T241">and to separate themselves, albeit in a friendly and comradely and peaceable fashion, always mindful of providing Instruction to the deceived, from the camps and the mistakes of the Riderdom.</text:span></text:p>
      <text:p text:style-name="P59"/>
      <text:p text:style-name="P59"/>
      <text:p text:style-name="P71">1600 – 1510 BT: <text:s/><text:span text:style-name="T2">The Crossing</text:span><text:span text:style-name="T15">s</text:span> <text:s text:c="2"/></text:p>
      <text:p text:style-name="P71"/>
      <text:p text:style-name="P71"><text:span text:style-name="T205">In their arrogance, and once again ignoring the heartfelt and eloquent Just Arguments of the True Guardians pointing out that the Blessed Land of Tomorrow would belong only to the Faithful, the Borded tribesmen and their followers </text:span><text:span text:style-name="T40">also</text:span><text:span text:style-name="T205"> began to cross the Northern Rivers into lands south of the </text:span><text:soft-page-break/><text:span text:style-name="T205">Blu during this time. <text:s/>They did so mainly in the far west, in what we now call Bordaloon, Eelan and the Weyrlands. <text:s/>Holding on to only a small area north of the river, far to the East, where the beautiful and sunny Eebar culture has its strongest root, where the Mighty Blu empties into the Krbsh Sea, the majority of followers of the Day Star made their way into the Great Woods and Forests of Borda, <text:s/>Juujal, and Barbakal establishing the first Sunholds there, settling farmlands and using the not-men and animals found there to bring much abundance to the land and the river. <text:s/></text:span></text:p>
      <text:p text:style-name="P68"/>
      <text:p text:style-name="P69"><text:span text:style-name="T205">This was not an easy task. It took generations – almost a hundred turns – to accomplish, as many of the indigenous not-men and even some of the wild animals resisted submitting to their appointed role according to the Instructions of </text:span><text:span text:style-name="T40">The Book</text:span><text:span text:style-name="T205">. As the True Men reached further and further south, towards the River Barbo, resistance to submissions increased. <text:s/>It became clear that a Great Infection existed in the blessed-lands-to-be. <text:s/>It took nearly a century of cleansing, punctuated by occasional pitched battles and of course great annual Burnings, to clear the Woods of rebellious vermin and to assist all the Living to submit to the Wisdom of the Day Star. By the end of the Time of the Crossings, a great victory was celebrated to commemorate the establishment of Good Order in the Central Woodlands and Forests between the Two Rivers. <text:s/></text:span></text:p>
      <text:p text:style-name="P69"/>
      <text:p text:style-name="P127">The high point of the celebrations in Turn 1510 was the completion of a new and glorious Temple of the Day Star <text:s/>raised above the ruins in the ancient Box of Juuj, a site of great antiquity in the center of the Juujal Woods, with ancient ruins dating back to the Time Before. </text:p>
      <text:p text:style-name="P65"/>
      <text:p text:style-name="P65"/>
      <text:p text:style-name="P78">1510 – 1490 BT: <text:span text:style-name="T2">The </text:span><text:span text:style-name="T5">First Great </text:span><text:span text:style-name="T2">Terror</text:span> <text:s/></text:p>
      <text:p text:style-name="P78"/>
      <text:p text:style-name="P79">Just when it had seemed that the <text:span text:style-name="T351">Model </text:span>Rider<text:span text:style-name="T351">dom</text:span> and the True Believers of Helios had peacefully separated the <text:span text:style-name="T352">Saskan Lands</text:span> between them, <text:span text:style-name="T266">just as it seemed that</text:span> the infidel and unclean had been <text:span text:style-name="T353">largely </text:span>subdued <text:span text:style-name="T267">in central Woods, the eastern Forests and Marshes, and in the South</text:span>, <text:span text:style-name="T243">and the first great Temple of Tomorrow's Promise had been raised, then </text:span>a great calamity emerged. </text:p>
      <text:p text:style-name="P79"/>
      <text:p text:style-name="P79"><text:span text:style-name="T354">It was</text:span> <text:span text:style-name="T268">like giant peals of thunder emanating </text:span>from the Krun<text:span text:style-name="T269">k</text:span>inotto. The machinic ones had been <text:span text:style-name="T243">plotting</text:span> since the time of the Two Kingdoms, re-building, re-forming and re-arming themselves. <text:span text:style-name="T354">Then the attacked without mercy.</text:span> <text:s text:c="2"/></text:p>
      <text:p text:style-name="P74"/>
      <text:p text:style-name="P75">Although tales of their occasional depredations on the remnants of the Wesshewen Tribes were commonly <text:span text:style-name="T243">reported</text:span> in those intervening years, nothing could have foretold the <text:span text:style-name="T243">enormous </text:span>rumbling tremors that <text:span text:style-name="T243">burst forth</text:span> during the time of The <text:span text:style-name="T243">First Great </text:span>Terror. <text:s/><text:span text:style-name="T254">For twenty long turns, t</text:span>he Created launched assault <text:span text:style-name="T254">after assault</text:span> on the <text:span text:style-name="T255">western side of </text:span>Saskan Lands <text:span text:style-name="T243">from all directions</text:span>, sweeping down through the mountains, emerging from caves, churning <text:span text:style-name="T244">up </text:span>through the waters, and even falling from the sky to attack the Living. The Borded Mountain Tribes, <text:span text:style-name="T244">especially those whose descendants we now call the Eelani,</text:span> endured the worst of it. <text:s/><text:span text:style-name="T244">They</text:span> resisted heroically <text:span text:style-name="T245">and with a fierce determination that brought great credit to their Name. <text:s/></text:span></text:p>
      <text:p text:style-name="P75"/>
      <text:p text:style-name="P80"><text:span text:style-name="T245">Though they died in droves, the Bordeshi </text:span>once again <text:span text:style-name="T245">demonstrated their</text:span> usefulness to <text:span text:style-name="T270">and, obvious to those who can see it, their innate if unexpressed belief in </text:span>the <text:span text:style-name="T270">role of the</text:span> True Men, who <text:span text:style-name="T245">of course also </text:span><text:soft-page-break/>contributed significantly to the <text:span text:style-name="T245">epic </text:span>battle, by providing wood for fires that could burn hot enough to melt the machines. <text:s/></text:p>
      <text:p text:style-name="P80"/>
      <text:p text:style-name="P128">The border between the Eelan Hills and the Borda Woods is said to have re-created the Great Blessed Fire that ended the Reign of Evil in the Time Before. <text:s/>The righteous pyres of the Blessed Ones burned white-hot for weeks on end, creating a Great Wall of Fire through which the machinic ones could not pass. <text:s/>It is said that the molten residue of melted machincs still underlies the eastern Ring Road to this day.</text:p>
      <text:p text:style-name="P72"/>
      <text:p text:style-name="P72"/>
      <text:p text:style-name="P80">1490 – 1480: <text:s/><text:span text:style-name="T2">The Reconcil</text:span><text:span text:style-name="T5">ement.</text:span> <text:s text:c="2"/></text:p>
      <text:p text:style-name="P80"/>
      <text:p text:style-name="P80">In the aftermath of the <text:span text:style-name="T255">First </text:span>Great Terror, <text:span text:style-name="T355">the two</text:span> great collectives of men in the Saskan Lands assembled their wisest <text:span text:style-name="T256">leaders</text:span> in<text:span text:style-name="T271">to</text:span> council <text:span text:style-name="T271">after council. Together they </text:span>developed <text:span text:style-name="T355">wise </text:span>plan<text:span text:style-name="T206">s</text:span> to <text:span text:style-name="T355">work together to </text:span>protect and defend themselves. <text:s/><text:span text:style-name="T272">It was agreed that t</text:span>he<text:span text:style-name="T272"> Bordeshi Tribes, whose High Council sat in the camp of Borded,</text:span> would be responsible for the Outer Ring of defenses, including all of the provinces they had <text:span text:style-name="T272">already </text:span>settled in. <text:s/><text:span text:style-name="T355">A</text:span> special dispensation <text:span text:style-name="T272">for their freedom of movement in and participation in protecting </text:span>the eastern coastal areas of Eebar, Blubaroon and Mobalbesqua, <text:span text:style-name="T355">between the Rivers, in Helioptic Land,</text:span> <text:span text:style-name="T355">was also granted</text:span>. <text:s/></text:p>
      <text:p text:style-name="P80"/>
      <text:p text:style-name="P81">The Helioptic Council would be responsible for <text:span text:style-name="T355">defense of </text:span>the Inner Ring, <text:span text:style-name="T273">providing </text:span>fortifications along <text:span text:style-name="T273">the inner banks of </text:span>both rivers and on the western and eastern extremities of the great woodlands, <text:span text:style-name="T355">forests and river deltas</text:span> at the center of the Lands. <text:s text:c="2"/><text:span text:style-name="T206">True Men would be granted full privileges to observe their Law and provide a Watch in all the Saskan Lands where they resided. <text:s/>But it was further agreed that in the Outer Ring, only upon those who chose to abide by </text:span><text:span text:style-name="T46">The Book</text:span><text:span text:style-name="T206"> needed to submit it. <text:s/>Within the Inner Ring, no heresy of any kind was to be tolerated. <text:s/></text:span></text:p>
      <text:p text:style-name="P81"/>
      <text:p text:style-name="P129">Thus began the first settlements which eventually grew into the great towns of Saskantinon.</text:p>
      <text:p text:style-name="P72"/>
      <text:p text:style-name="P72"/>
      <text:p text:style-name="P86">1480 – 1320: <text:s/><text:span text:style-name="T2">The </text:span><text:span text:style-name="T9">Two </text:span><text:span text:style-name="T2">Great Societ</text:span><text:span text:style-name="T4">ies.</text:span> <text:s text:c="2"/></text:p>
      <text:p text:style-name="P86"/>
      <text:p text:style-name="P86">For a hundred and sixty Turns, the men of the Saskan Lands and their tribes-folk <text:span text:style-name="T274">and servants </text:span>worked to construct beautiful holds around their settlements. <text:s/>In the Inner Ring, annual Burnings were celebrated and <text:span text:style-name="T356">Good </text:span>Order was brought to all corners of the <text:span text:style-name="T356">Central Lands</text:span>, from the eastern shores of the Krbsh Sea to where the <text:span text:style-name="T356">Borda Woods end and the </text:span>Eelan Hills begin to rise. <text:s/></text:p>
      <text:p text:style-name="P86"/>
      <text:p text:style-name="P86"><text:span text:style-name="T356">For their part, t</text:span>he Town of Borded grew into an impressive outpost, providing a <text:span text:style-name="T275">great</text:span> trading hub for <text:span text:style-name="T275">all</text:span> the Saskan tribes and travelers from the Wesshewen Lands <text:span text:style-name="T356">and a degree of prosperity to the Society of the Riders</text:span>. <text:s/>The first weyrs began to <text:span text:style-name="T357">be constructed</text:span> in the far western hills and the first mines sunk in Eelan. <text:s/><text:span text:style-name="T208">The first guilds of working-people were also formed during this Time. <text:s/></text:span></text:p>
      <text:p text:style-name="P83"/>
      <text:p text:style-name="P89"><text:span text:style-name="T276">It must be pointed out, though, that a</text:span> <text:span text:style-name="T247">disappointing </text:span>modification <text:span text:style-name="T247">to </text:span>the Reconcilement <text:span text:style-name="T357">also </text:span>took place during this time. After the machin<text:span text:style-name="T246">i</text:span>c <text:span text:style-name="T246">pseudo-life entities</text:span> had been defeated <text:span text:style-name="T248">by the combined efforts of </text:span><text:soft-page-break/><text:span text:style-name="T248">the Two Societies of Men</text:span>, a great <text:span text:style-name="T357">and worthy Just </text:span>Argument <text:span text:style-name="T276">was brought forth from the Wise Council of the Guardians of Juuj</text:span> regarding the Wall of Fire <text:span text:style-name="T357">which had saved the Living and preserved the Blessed Lands for Tomorrow</text:span>. <text:s/></text:p>
      <text:p text:style-name="P89"/>
      <text:p text:style-name="P89">The Guardian <text:span text:style-name="T249">Council</text:span> of Juuj,<text:span text:style-name="T246"> very wise, naturally </text:span>wished to construct a great monument in its remembrance, near what is now the Town of Qurol, <text:span text:style-name="T246">as a testimony to future generations regarding the Awesome Power of the Day Star</text:span>. <text:s/><text:span text:style-name="T357">To their surprise and consternation, t</text:span>his was <text:span text:style-name="T277">rudely</text:span> opposed by the Riders Council of Borded, who claimed that the Great Fire Wall had done more damage than good! <text:s/><text:span text:style-name="T278">They even claimed that it </text:span>had caused unnecessary death and destruction in the Eelan Hill Lands, <text:span text:style-name="T246">that the Borded Folk </text:span><text:span text:style-name="T47">by themselves</text:span><text:span text:style-name="T246"> would have defeated the machines without it. <text:s/>They even made the absurd claim that building the Great Fire had denuded much of the Central Woodlands for no useful purpose, to the detriment of "all sentient life" in the Inner Ring. </text:span></text:p>
      <text:p text:style-name="P87"/>
      <text:p text:style-name="P88"><text:span text:style-name="T250">Showing great wisdom and, as always, tremendous humility and peaceableness, and recognizing the sacrifice that the ignorant, albeit fierce, Eelani Hill People had made on their behalf, the Juuj Council relented, archiving the Argument and abandoning their wondrous plan for a Great Monument to the Blaze. A worse insult was to follow. The Riders Council went on to "proclaim", without even asking for the True Men to provide a Just Argument or at least a Reading from </text:span><text:span text:style-name="T41">The Book</text:span><text:span text:style-name="T250">, that the Laws of Juuj simply </text:span><text:span text:style-name="T41">did not apply</text:span><text:span text:style-name="T250"> and would </text:span><text:span text:style-name="T41">never</text:span><text:span text:style-name="T250"> apply to </text:span><text:span text:style-name="T41">anyone</text:span><text:span text:style-name="T250"> west of the so-called Eastern Ring. <text:s/>This was their way of referring to enormous trench of melted metal and other debris that now lay between the Borda Woods and the western hill lands. <text:s/>In effect, they declared that in recognition of the tremendous sacrifices that the Eelani tribes had made to defending the Saskan Lands, that Eelan, Bordaloon, and the High and Low Weyrlands were completely off-limits to Helioptic authority, and that no Watch could ever be established or even roam there, not even in pursuit of apostates, criminals or wild animals.</text:span></text:p>
      <text:p text:style-name="P83"/>
      <text:p text:style-name="P110">It was the greatest rift of the Between Times had ever seen between the two great societies of Men. </text:p>
      <text:p text:style-name="P83"/>
      <text:p text:style-name="P84"><text:span text:style-name="T358">However, to be entirely Fair, it should also be noted that, a</text:span>s <text:span text:style-name="T251">social </text:span>conditions <text:span text:style-name="T358">had continued to </text:span>deteriorate greatly in the Wesshewen, it <text:span text:style-name="T251">had </text:span>became increasingly common <text:span text:style-name="T251">in the decades following the First Great Terror </text:span>for various types of <text:span text:style-name="T251">raiders and </text:span>outlaws, <text:span text:style-name="T358">both Living and Created, both man and not-man, as well as just plain Bad Men,</text:span> to attempt incursion<text:span text:style-name="T209">s</text:span> both large and small into the Saskan Lands <text:span text:style-name="T252">from the North and the North-West</text:span>. In these cases, the Riders <text:span text:style-name="T358">had once again demonstrated</text:span> their <text:span text:style-name="T253">warrior-like </text:span>mettle <text:span text:style-name="T358">and their determination – even if unconsciously – to protect the Land of Tomorrow. <text:s/>Their </text:span>rebuffing <text:span text:style-name="T358">of </text:span>every invader <text:span text:style-name="T358">brought them great esteem amongst all the People of the Saskan Lands, and</text:span> great honor to the <text:span text:style-name="T253">martial</text:span> provinces of Salotriza, Norgyte and Mabalbesq. <text:s/><text:span text:style-name="T279">This was the Time when songs of the undefeated warrior-farmers of the North began to be sung.</text:span></text:p>
      <text:p text:style-name="P84"/>
      <text:p text:style-name="P85"><text:span text:style-name="T254">Despite the temporary failure of the Just Argument regarding the western lands to win over the errorneous, still i</text:span>t was a time of <text:span text:style-name="T254">much </text:span>growth, <text:span text:style-name="T254">even </text:span>of exuberance, <text:span text:style-name="T280">and </text:span>of the emergence of a feeling amongst <text:span text:style-name="T280">many</text:span> Believers that the Good Time was indeed going to come, as foretold in <text:span text:style-name="T48">T</text:span><text:span text:style-name="T27">he Book</text:span>. <text:s/><text:span text:style-name="T257">The Bordeshi tribes also recovered stronger than ever from previous damages. <text:s/>Their settlements grew and prospered. <text:s/></text:span></text:p>
      <text:p text:style-name="P85"/>
      <text:p text:style-name="P85"><text:soft-page-break/>Only a few <text:span text:style-name="T257">folks </text:span>raised <text:span text:style-name="T358">their </text:span>concerns about the <text:span text:style-name="T358">ongoing n</text:span>rumblings of discontent in the South. <text:s/><text:span text:style-name="T281">A</text:span>nd even fewer recognized the <text:span text:style-name="T358">terrible</text:span> dangers lurking in the Lewshan Mountains to the East.</text:p>
      <text:p text:style-name="P82"/>
      <text:p text:style-name="P82"/>
      <text:p text:style-name="P73"><text:span text:style-name="T207">1320</text:span> – <text:span text:style-name="T254">1318 </text:span>BT: <text:span text:style-name="T2">The </text:span><text:span text:style-name="T8">Second</text:span><text:span text:style-name="T5"> Great </text:span><text:span text:style-name="T2">Terror</text:span></text:p>
      <text:p text:style-name="P48"/>
      <text:p text:style-name="P92">The first enormous monsters were spotted by <text:span text:style-name="T293">Volunteers at </text:span>the Watchtower of the Two Trees, located <text:span text:style-name="T282">on a mountaintop </text:span>just west the River Bigho. <text:s/>The Two Trees still stand today, though much battered. <text:s text:c="2"/><text:span text:style-name="T259">S</text:span>ome heretics claim the two enormous and ancient trees have a sentient character, and themselves raised the alarm. <text:span text:style-name="T293">Errant foolishness, of course.</text:span> <text:s/>In any case, the Watchtower of the Two Trees sits <text:span text:style-name="T259">between those two great trees,</text:span> on top of the only mountain located within the borders of the Saskan Lands in those parts. <text:s/>From there, a combined force of Helioptican and Bordesh<text:span text:style-name="T359">i</text:span> militia had <text:span text:style-name="T283">dutifully </text:span>been keeping their sights on the Lewshan mountains ever since the Time of The Reconcilement. <text:s/></text:p>
      <text:p text:style-name="P90"/>
      <text:p text:style-name="P90">Upon spotting the <text:span text:style-name="T294">dreadful </text:span>monsters <text:span text:style-name="T259">racing down the side of the Dark Mountain that towers over the Lewshan Range</text:span>, warning fires were <text:span text:style-name="T259">quickly </text:span>lit all along the Salotrizan and Eebarik border with the Lewshan<text:span text:style-name="T284">anan Lands</text:span>. <text:s/><text:span text:style-name="T259">Swift r</text:span>iders <text:span text:style-name="T294">sped</text:span> out to the northern camps, to the growing Riderholds and Sunholds of <text:span text:style-name="T294">the regions we now call </text:span>Givakala and Rotonabloo, and <text:span text:style-name="T259">to many settlements </text:span>beyond, carrying word of the impending attack. </text:p>
      <text:p text:style-name="P90"/>
      <text:p text:style-name="P90"><text:span text:style-name="T285">They </text:span>came on swiftly and horrifically <text:span text:style-name="T285">and with a terrific stench</text:span>. The <text:span text:style-name="T259">first</text:span> <text:span text:style-name="T286">gory </text:span>monsters were followed by hordes of reptilian, snake-like and wolverine creatures of the Night, <text:span text:style-name="T259">both large and small, all hungry and snarling for human blood</text:span>. It is said that a Smoke Creature <text:span text:style-name="T294">even </text:span>tried to envelop the newly-founded Port of Blubar, crossing over the Blu – which is many kli's wide at that point – writhing like a foul demon intent on strangulati<text:span text:style-name="T294">ng and swallowing up the entire port</text:span>. <text:span text:style-name="T287">And that it was stopped only when a freak lightning storm miraculously rose up out of the Krbsh Sea, dissipating it.</text:span></text:p>
      <text:p text:style-name="P90"/>
      <text:p text:style-name="P91"><text:span text:style-name="T288">In a victorious response that brought great honor to the Believers, legions of </text:span>Helioptic Volunteers poured into the <text:span text:style-name="T260">north-e</text:span>ast<text:span text:style-name="T260">ern provinces</text:span> from every town and farm, some armed only with scythes and rakes. <text:span text:style-name="T289">F</text:span>rom every Sunhold they <text:span text:style-name="T260">marched</text:span>, in their multitudes, singing the great <text:span text:style-name="T260">Helioptic </text:span>Songs of Tomorrow <text:span text:style-name="T294">and the Good Time to come,</text:span> and chanting the Twelve Names of the Day Star as they threw themselves, <text:span text:style-name="T258">their Holy Torches aflame, </text:span>wave upon wave, at the monstrous <text:span text:style-name="T294">tide</text:span>. <text:s/><text:span text:style-name="T289">The battles raged on and on, month after month. <text:s/>Piles of corpses, both human and vile-beast were beaten into the earth as the fighting raged on and on, back and forth, razing the same ground over and over again. <text:s/>Brought up on the heroic songs of the First Great Terror, and well aware of the sacrifices made by their Bordeshi neighbors, many of the True Volunteers saw this Time as their opportunity to pay forward a debt to future generations, and as a way to redeem themselves for the tragic loss of Helioptic Authority in the West. <text:s/>Eventually, old folks and raw youths too were making the final march to the East. <text:s/>But even with the blood of so many Just and True Martyrs fertilizing the western banks of the Bigho, still the vile creatures continued to attack. <text:s text:c="2"/></text:span></text:p>
      <text:p text:style-name="P91"/>
      <text:p text:style-name="P96">Most Wise Clerics think now that some kind of devastating blight in the Lewshan had driven the <text:span text:style-name="T295">foul creatures there</text:span> mad with hunger. An Argument was recently raised by the Scribes Guild of Khaliro <text:soft-page-break/>noting the possibility that Dark Forces may have in fact triggered them <text:span text:style-name="T295">to attack. B</text:span>ut this has not yet been accepted as a True Reading <text:span text:style-name="T359">of the Instructions</text:span>.</text:p>
      <text:p text:style-name="P90"/>
      <text:p text:style-name="P95"><text:span text:style-name="T360">As the situation became more dire,</text:span> certain concessions were <text:span text:style-name="T290">voluntarily brought </text:span>forward regarding the "rights" of Riders and those who seek their "protection" throughout the Saskan Lands. <text:s/>Nobody really knows for sure <text:span text:style-name="T290">how this occurred nor who first put forward such an offer</text:span>. <text:s/><text:span text:style-name="T290">Some have</text:span> point<text:span text:style-name="T290">ed</text:span> out that by waiting so long to bring their full force <text:span text:style-name="T295">to bear</text:span>, the Riders <text:span text:style-name="T295">consciously </text:span>contributed to the decimation and weakening of the Great <text:span text:style-name="T360">and Blessed </text:span>Helioptic Society <text:span text:style-name="T360">for Tomorrow</text:span> of the Inner Ring. <text:s/>A few deranged bards even tell wild stories <text:span text:style-name="T360">claiming</text:span> influence of <text:span text:style-name="T360">so-called </text:span>"wind lords" <text:span text:style-name="T295">on the Borded councils</text:span> <text:span text:style-name="T360">or</text:span> the (re-)discovery of "ancient technology" as factors <text:span text:style-name="T360">determining</text:span> <text:span text:style-name="T360">why</text:span> it took so long for the Riders to act <text:span text:style-name="T291">against the Lewshan monsters</text:span>.</text:p>
      <text:p text:style-name="P93"/>
      <text:p text:style-name="P94"><text:span text:style-name="T292">In any case, just when all seemed lost, </text:span>the <text:span text:style-name="T295">remaining </text:span>bruised and battered defenders <text:span text:style-name="T292">of the Saskan Lands</text:span> <text:span text:style-name="T295">wept with joy when they </text:span>heard the <text:span text:style-name="T295">rolling thunder of </text:span>thousands of hooves storming across the northern plains <text:span text:style-name="T292">from the West</text:span>. <text:s/>The Riders had come at last, <text:span text:style-name="T292">in a great horde, </text:span>many of them carrying never-before-<text:span text:style-name="T261">seen</text:span> metallic instruments of warfare, both weapons and armor. <text:s/>They cut into the night-spawned animal hordes like a <text:span text:style-name="T261">sharp new </text:span>plow <text:span text:style-name="T295">cutting </text:span>into fresh <text:span text:style-name="T295">moist </text:span>earth <text:span text:style-name="T261">in the Spring Time</text:span>, ripping them to shreds, up one side and down the other, chasing them back across the Bigho howling in pain. <text:s/><text:span text:style-name="T295">They slunk back to their dark lairs in the Lewshan Mountains, where they have remained ever since</text:span>.</text:p>
      <text:p text:style-name="P94"/>
      <text:p text:style-name="P94"/>
      <text:p text:style-name="P76"><text:span text:style-name="T295">1318 – 1250 </text:span>BT: <text:s/><text:span text:style-name="T11">The Great </text:span><text:span text:style-name="T12">Trouble</text:span><text:span text:style-name="T19">s</text:span></text:p>
      <text:p text:style-name="P76"/>
      <text:p text:style-name="P97">Taking advantage of the <text:span text:style-name="T360">tremendous</text:span> wounds inflicted upon the True Men of Juuj <text:span text:style-name="T360">and their clans and servants</text:span> in the aftermath of the Second Great Terror, a Time ensued <text:span text:style-name="T360">lasting</text:span> more than <text:span text:style-name="T297">6</text:span>0 turns in which every type not-man, layabout, apostate, non-believer, equalizer, thief, liar, agitator, logician, <text:span text:style-name="T360">"astronomer", "mage", "herbalist" </text:span>and their <text:span text:style-name="T360">vile </text:span>animal<text:span text:style-name="T360">istic</text:span> cohorts rose up, <text:span text:style-name="T297">sometimes in small ways, sometimes in open rebellion</text:span> in <text:s/>the southern Saskan Lands to challenge the authority and Just leadership of the Heliopses.</text:p>
      <text:p text:style-name="P97"/>
      <text:p text:style-name="P99">The most <text:span text:style-name="T374">direct turmoil </text:span>came from what we now call the Kahila provinces, directly south of the Tobaloon Woods, north of the Barbo. <text:span text:style-name="T374">And violent rebellion erupted</text:span> in the Great Barbakal Woods east of Juujal, in the region now referred to as <text:span text:style-name="T298">the </text:span>Kahilabarbakal. <text:s/>It became evident during this time that many of the <text:span text:style-name="T299">Natives, especially the numerous Kahila clans, who'd</text:span> <text:span text:style-name="T299">previously been </text:span>assumed to<text:span text:style-name="T361">'</text:span>ve been subdued, <text:span text:style-name="T375">many of </text:span>who<text:span text:style-name="T375">m'</text:span>d <text:span text:style-name="T375">even </text:span>made a show of submitting <text:span text:style-name="T299">to the Great and Just Society of the Sun</text:span>, were in fact <text:span text:style-name="T27">pseudo</text:span>-believers who<text:span text:style-name="T362">'</text:span>d never given up their <text:span text:style-name="T362">s</text:span>tarry and <text:span text:style-name="T362">m</text:span>oonic allegiances. <text:s/></text:p>
      <text:p text:style-name="P99"/>
      <text:p text:style-name="P99">Servants and beasts of all kinds <text:span text:style-name="T375">protested and </text:span>rebelled against their masters and teachers in these regions. <text:span text:style-name="T375">In the western Kahila province, a rich grassland known as the Bek, it was mainly but not entirely a matter of tumults, protests, marches, rallies, work stoppages and an avalanche of harsh and rude words aimed at disrupting Good Order and Proper Authority. <text:s text:c="2"/>In the eastern forest it quickly became much more a matter of bloody murder – blades and garrotes and fire and sticks and stones were used to express a refusal to accept even the presence of Believers there</text:span>. Many of the remaining Sunny farm-hold<text:span text:style-name="T375">er</text:span>s and settle<text:span text:style-name="T375">r</text:span>s in these areas fled north and west to the the safety of the Tabaloon and Juujal <text:soft-page-break/><text:span text:style-name="T363">woods</text:span>, where Volunteer encampments were still well-<text:span text:style-name="T363">equipped</text:span> <text:span text:style-name="T300">and, as time wore on, more fully manned than those within the Barbakal Forest</text:span>. </text:p>
      <text:p text:style-name="P98"/>
      <text:p text:style-name="P98"><text:span text:style-name="T364">We now know for certain, based on the Findings of Proper Authorities, that t</text:span>he <text:span text:style-name="T300">Kahila tribal </text:span>rebels were supported and supplied by nefarious forces even further South, across the Barbo <text:span text:style-name="T364">both </text:span>in the region<text:span text:style-name="T364">s near the Southern River,</text:span> as well as in the outer Barbo <text:span text:style-name="T364">ones as far South as </text:span>Oobar. <text:s/><text:span text:style-name="T376">In other words, the rebels were supplied from </text:span>regions that border on the <text:span text:style-name="T364">wild </text:span>barbarian lands of the Komexenon and Krbshanana, where monsters and not-men are numerous and move about freely, mocking the Sun and the Light <text:span text:style-name="T364">with impunity</text:span>. <text:s/><text:span text:style-name="T300">Some Sunny scribes also suspect that mysterious benefactors from the far southwest, in what we now call Aranzen, may also have supported the rebels. <text:s/>But this has not be proved for certain.</text:span></text:p>
      <text:p text:style-name="P98"/>
      <text:p text:style-name="P98">The Riders <text:span text:style-name="T300">of Borded</text:span>, to their <text:span text:style-name="T365">great shame and </text:span>discredit, did nothing <text:span text:style-name="T377">whatsover</text:span> to assist the True Ones <text:span text:style-name="T300">during the Great Troubles. <text:s/>"Logical" Bordish fabulists</text:span> <text:span text:style-name="T377">made facetious </text:span>claim<text:span text:style-name="T377">s, for example, </text:span>that the <text:span text:style-name="T378">Helioptic </text:span>conflict <text:span text:style-name="T300">with the southerners </text:span>was "not <text:span text:style-name="T366">with</text:span>in the jursidiction <text:span text:style-name="T366">of the Borded Model Society, as agreed to in the Reconcilements and the Proclamation of Eelan</text:span>". <text:s/><text:span text:style-name="T378">As if their "law" was fully equivalent to the Law of the True Men. <text:s/>A</text:span>t the same time, <text:span text:style-name="T367">the devious Riders never slowed down on</text:span> fortifying and building up their outposts in the eastern provinces and <text:span text:style-name="T300">especially in </text:span>the growing port towns <text:span text:style-name="T300">and trade centers</text:span> <text:span text:style-name="T300">there, </text:span>on the Krbsh Sea <text:span text:style-name="T300">and in the outpost of Rikila bordering the Barbakal Forest</text:span>. </text:p>
      <text:p text:style-name="P98"/>
      <text:p text:style-name="P98">Rebels in the <text:span text:style-name="T369">region we now call the </text:span>Kahilabek <text:span text:style-name="T300">laid</text:span> down their arms once an Argument was put forward by the Magister of <text:span text:style-name="T368">the Sunhold of</text:span> Brytook, stating that non-Believers would not <text:span text:style-name="T300">be </text:span>put to the Test in the region <text:span text:style-name="T379">as long as </text:span>they agreed to accept the protection of <text:span text:style-name="T369">Helioptic</text:span> Volunteers against Dark Forces. Although the various Kahila <text:span text:style-name="T369">clans of the Bek</text:span> never actually <text:span text:style-name="T27">agreed</text:span> to the Argument, <text:span text:style-name="T379">its Presentation demonstration a desire for </text:span>dialog <text:span text:style-name="T379">rather than armed conflict. <text:s/>This</text:span> was enough to quiet things down. <text:s/><text:span text:style-name="T369">A kind of cease-fire and pull-back to natural lines of defense, with significant autonomy permitted for most affairs conducted by the Kahila, and a lack of outright heretical bombast directed towards Heliopses, has characterized relationships in that region ever since.</text:span></text:p>
      <text:p text:style-name="P98"/>
      <text:p text:style-name="P100">No such agreement was ever reached with <text:span text:style-name="T370">the Kahila </text:span>rebels <text:span text:style-name="T296">of</text:span> the Barbakal <text:span text:style-name="T300">Forest. <text:s/>The Heliopses were never able to subdue the interior of the Forest. <text:s/>It</text:span> <text:span text:style-name="T384">is</text:span> to this day a nest of vipers, assassins and heresy. <text:s/><text:span text:style-name="T380">The Kahilabarbakal remains a</text:span> near and present danger <text:span text:style-name="T381">for</text:span> <text:span text:style-name="T370">all </text:span>the True Ones <text:span text:style-name="T382">and provides something of a safe haven to heretics, criminals and "philosophers" of every sort</text:span>. <text:s/><text:span text:style-name="T383">In the great tradition of seeking peaceful outcomes, the Helioptic Volunteers of the Barbakal Forest eventually withdrew from all their camps in the Forest. <text:s/>Every hold, settlement, farms and industry in the Forest once lovingly stewarded by True Believers was overrun and ruined. <text:s/>The Kahila threat was finally contained by <text:s/>surrounding the Forest on all sides with Volunteer encampments. <text:s/></text:span></text:p>
      <text:p text:style-name="P100"/>
      <text:p text:style-name="P100"><text:span text:style-name="T383">As we will see, t</text:span>his <text:span text:style-name="T296">on-going </text:span>threat to public safety eventually led, in following <text:span text:style-name="T296">T</text:span>imes, to moving the Helioptic Center from Juuj to the New Town of Besquokuk. <text:s/><text:span text:style-name="T370">Looking back with benefit of historical hindsight</text:span>, in many ways <text:span text:style-name="T370">the containment of the Kahilabarbakal laid </text:span>the foundation<text:span text:style-name="T296">s</text:span> of the <text:span text:style-name="T296">Holy Heliocastronic </text:span>Bishopric as we know <text:span text:style-name="T372">it</text:span> <text:span text:style-name="T371">and joyfully submit to</text:span> it today. </text:p>
      <text:p text:style-name="P93"><text:s/></text:p>
      <text:p text:style-name="P103"><text:soft-page-break/>Th<text:span text:style-name="T373">e</text:span> turbulent time <text:span text:style-name="T300">of Troubles also witnessed</text:span> the first <text:span text:style-name="T374">of many </text:span>engagements <text:span text:style-name="T374">to come with</text:span> the "<text:span text:style-name="T300">Popular and Legitimate L</text:span>egalist <text:span text:style-name="T300">School of Proper Pugilistics and Common Sense</text:span>", <text:span text:style-name="T300">as the first such delegation to t</text:span>he <text:span text:style-name="T300">P</text:span>roper Authorities of the Center <text:span text:style-name="T300">called itself. <text:s/>These "legalists"</text:span> <text:span text:style-name="T300">originated from</text:span> the <text:span text:style-name="T374">sizable verdant southern</text:span> region <text:span text:style-name="T374">that separates the two Kahlia regions: the area</text:span> we now call Beavertoon. Near the end of the <text:span text:style-name="T300">Great </text:span>Trouble<text:span text:style-name="T374">s</text:span>, <text:span text:style-name="T300">after the noisy controversies and social unrest had calmed down in Kahilabek and fighting had nearly reached a stalemate in the Great Forest due to the humanitarian evacuations,</text:span> a sizable contingent of what were later determined to be not-men traveled to Juuj from their settlement just south of the Barbo, <text:span text:style-name="T300">not too many kli's north of the Bay of Bar,</text:span> <text:span text:style-name="T385">declared themselves as noted above, </text:span>and <text:span text:style-name="T385">P</text:span>resented an Argument <text:span text:style-name="T27">to</text:span> the Helioptic Council! <text:s/><text:span text:style-name="T300">The shock of this event amongst the Faithful at the time is hard to fathom. </text:span></text:p>
      <text:p text:style-name="P102"/>
      <text:p text:style-name="P102"><text:span text:style-name="T385">Not only had these near-barbarians learned to read and write in proper Eeber, s</text:span>omehow these animal-loving creatures had obtained a copy of the <text:span text:style-name="T27">Book of the Heliodamus</text:span> and, in a perversion of all that is Light and Bright, had used its words to craftily pose an appeal for the autonomy of their region <text:span text:style-name="T300">and their suggestive and verbose designs for the Guardians of Tomorrow to cooperate and collaborate </text:span><text:span text:style-name="T42">with them</text:span>. <text:s/>Since the lengthy Argument <text:span text:style-name="T385">did </text:span>includ<text:span text:style-name="T300">e very intriguing</text:span> <text:span text:style-name="T385">and </text:span>detailed proposals for construction of a Great Dam on the Barbo, along with verse after verse <text:span text:style-name="T385">of difficult-to-find-the-error-in statements </text:span>regarding the intricacies of <text:span text:style-name="T385">the </text:span>trade benefits that would follow, including many that would accrue to the Helioptic <text:span text:style-name="T385">industries in </text:span>areas on the eastern coastal regions <text:span text:style-name="T385">suffering from Rider business and militia incursions</text:span>, it was taken up with a serious attitude <text:span text:style-name="T300">by the wise and humble Leaders for Tomorrow,</text:span> despite its obviously heretical undertones.</text:p>
      <text:p text:style-name="P101"/>
      <text:p text:style-name="P101">The discussions and debates that began over the Argument for the Dam are considered to <text:span text:style-name="T300">have </text:span>mark<text:span text:style-name="T300">ed</text:span> the <text:span text:style-name="T300">final </text:span>end of the Great Trouble. <text:s/><text:span text:style-name="T300">T</text:span>heir <text:span text:style-name="T386">multiloquent and windy </text:span>continuation<text:span text:style-name="T387">s</text:span> w<text:span text:style-name="T387">ere</text:span> a key feature of the Time that followed.</text:p>
      <text:p text:style-name="P48"/>
      <text:p text:style-name="P48"/>
      <text:p text:style-name="P77"><text:span text:style-name="T295">1250 – 1000 </text:span>BT: <text:s/><text:span text:style-name="T11">The </text:span><text:span text:style-name="T13">Reconstruction</text:span></text:p>
      <text:p text:style-name="P111"/>
      <text:p text:style-name="P104"><text:span text:style-name="T388">Many generations – 250 turns!! –</text:span> of peace and prosperity, albeit marked with ongoing heresy and deceit from both the northern and southern regions, <text:span text:style-name="T388">dawned</text:span> upon the Saskan Lands, <text:span text:style-name="T388">thanks to the increasing influence of the Light</text:span>. <text:s/>Some of the Faithful, those we now refer to as the <text:span text:style-name="T389">Early Arrival </text:span>Falsifiers, even put forward the <text:span text:style-name="T389">incorrect and </text:span>heretical view that the Good Time had <text:span text:style-name="T389">already </text:span>arrived. <text:s/><text:span text:style-name="T389">Thankfully, t</text:span>he Great Burning<text:span text:style-name="T389">s</text:span> of Bordakal put an end to their errors. Once a significant number of the <text:span text:style-name="T389">EAF blunderes</text:span> had been cleansed in the Holy Fire, the propagation of their erroneous views diminished considerably.</text:p>
      <text:p text:style-name="P104"/>
      <text:p text:style-name="P105">Even if it was not <text:span text:style-name="T390">yet </text:span>the Good Time of Tomorrow, the Time of Reconstruction was largely a happy one for all the <text:span text:style-name="T390">clans</text:span> of the Saskan Lands, and especially for the True Men <text:span text:style-name="T391">of the Helioptic Society</text:span>. <text:s/>This was when the towns of Stanbuk, Heliohlan and Khaliro were founded. <text:s/>The ports of Blubar and Selaron grew considerably, <text:span text:style-name="T392">with the Heliopses doing quite as well there as the Riders did, thanks in no small part to the beneficial trade agreements negotiated with the delegations from Beavertoon. <text:s/>T</text:span>he towns of Qurol, Rutonik and Eingar <text:span text:style-name="T392">also grew and thrived</text:span> – all to the <text:span text:style-name="T392">praise and </text:span>glory of the Big One, the Heat-Giver, the Over-Us Who Brings All Life. </text:p>
      <text:p text:style-name="P105"><text:soft-page-break/></text:p>
      <text:p text:style-name="P105">The Borde<text:span text:style-name="T392">shi</text:span> regions <text:span text:style-name="T392">and towns</text:span> prospered as well. The second great Rider town of Givakal was founded. After lengthy <text:span text:style-name="T393">and </text:span>collegial discussions, it was agreed that a Helioptic Judge and a Sun Temple could be constructed there, but that Tests and Corrections during the Burning Days would not be taken to the capital level, and that non-believers <text:span text:style-name="T394">c</text:span>ould not be judged. <text:s/>A Day Watch was permitted to <text:span text:style-name="T394">install a </text:span>barrack<text:span text:style-name="T394">s</text:span> in Givakal <text:span text:style-name="T394">however</text:span>, helping the Riders to maintain order and good behavior, <text:span text:style-name="T394">and providing extra forces not too far removed from the northern border camps. N</text:span>o restrictions were placed upon Loyal Guilds either. </text:p>
      <text:p text:style-name="P105"/>
      <text:p text:style-name="P105">Speaking of <text:span text:style-name="T394">g</text:span>uilds, it was during the <text:span text:style-name="T394">"</text:span>Hundred Turns of Prosperity<text:span text:style-name="T394">",</text:span> <text:span text:style-name="T394">as the second half of The Reconstruction is sometime called,</text:span> that many of the guild associations as we know them today, both the Good and Loyal Ones, and the so-called "<text:span text:style-name="T395">I</text:span>ndependent" ones were first organized, often in an organic fashion <text:span text:style-name="T395">but</text:span> occasionally due to <text:span text:style-name="T395">direct</text:span> Wise Guidance of the Center. </text:p>
      <text:p text:style-name="P105"/>
      <text:p text:style-name="P106"><text:span text:style-name="T396">As historian, we must face the Truth clearly. <text:s/>For example, i</text:span>t frankly must be admitted that discussions over the Argument<text:span text:style-name="T396">s</text:span> of the Dam <text:span text:style-name="T396">Builders</text:span>, which continued for fifty turns (yes!) <text:span text:style-name="T396">after the initial delegation to Juuj</text:span>, played a tremendous role in accelerating all types of cooperation, construction, planning, design, <text:span text:style-name="T396">especially in the eastern and south-eastern provinces – except, of course, for the Kahilabarbakal, may it be struck by Cleaning Fire</text:span>. All kinds of markets, trade agreements, bartering centers and the like sprang up in the wake of the discussions. <text:s/>Travel between towns became <text:span text:style-name="T396">much </text:span>more frequent. <text:span text:style-name="T396">To some extent, e</text:span>ven the <text:span text:style-name="T396">revolutionary</text:span> elements in the Kahilabarbakal began to <text:span text:style-name="T396">detect</text:span> the benefits of such cooperation, though plenty <text:span text:style-name="T396">of them </text:span>saw it <text:span text:style-name="T396">only</text:span> as an opportunity to steal from travelers. </text:p>
      <text:p text:style-name="P105"/>
      <text:p text:style-name="P107">At long last, construction began on the <text:span text:style-name="T397">Barbo </text:span>Dam itself. It took another 50 turns to complete it. <text:s/>It was learned later that the industrious sentients of Beaverton not only created Beaver Lake <text:span text:style-name="T398">during this time</text:span>, but also – <text:span text:style-name="T398">without consultation with the Center – had </text:span>constructed two <text:span text:style-name="T398">entirely </text:span>new rivers! <text:s/>The first connected the Lake to the Bay of Bar via a new waterway that passed directly through their <text:span text:style-name="T399">quickly growing and largely</text:span> autonomous <text:span text:style-name="T400">t</text:span>own, <text:span text:style-name="T400">which they referred to, ponderously, in their style as "The Free and Communal Lodge of Beaverton"</text:span>. <text:s/>The second <text:span text:style-name="T401">river they dug </text:span>fed into the <text:span text:style-name="T401">vast</text:span> <text:span text:style-name="T401">m</text:span>arshlands of Oobar, creating a second enormous Lake there, this one being largely Salty <text:span text:style-name="T402">since it</text:span> connec<text:span text:style-name="T402">ted</text:span> through the marshlands to <text:span text:style-name="T402">tidal movements from the </text:span>Krbsh Sea. <text:s/><text:span text:style-name="T402">This exit to the Sea lay</text:span> far <text:span text:style-name="T402">to the </text:span>south of the eastern provinces. <text:span text:style-name="T402">The Oobar Lake</text:span> <text:span text:style-name="T402">was also</text:span> fed <text:s/>by a small river originating in the Krbshanana heartland. <text:s/></text:p>
      <text:p text:style-name="P107"/>
      <text:p text:style-name="P107">This <text:span text:style-name="T403">creation of this second </text:span>river, now called the River Wye, along with the creation of Beaver Lake, had the effect of separating a chunk of the Saskan Land alogether from the mainland. <text:span text:style-name="T403">This is t</text:span>he region we now refer to as the "Isle of Wye", though strictly speaking <text:span text:style-name="T403">it's</text:span> not really an island.</text:p>
      <text:p text:style-name="P105"/>
      <text:p text:style-name="P108">Elsewhere in the southlands, the town of Barbol, near the Aranzen border, grew from a small outpost into a <text:span text:style-name="T403">thriving transport and </text:span>trading center, as did the Kahilabek town of Brokilly – both on the Barbo <text:span text:style-name="T403">far </text:span>upstream from Beaver Lake. </text:p>
      <text:p text:style-name="P108"/>
      <text:p text:style-name="P108"><text:soft-page-break/>Although our knowledge of the western lands is sketchy, it seems clear that the Bordesh<text:span text:style-name="T403">i</text:span> towns of Mubhakol, Eelan and New Weyr were founded during this Time <text:span text:style-name="T403">and some of the settlements which later came to be referred to colletively as New Harvest were being organized</text:span>. <text:span text:style-name="T403">Except for the New Harvest settlements, which tend to lie in valleys, a</text:span>ll are mountain strongholds. <text:s/>New Weyr, in particular, <text:span text:style-name="T403">is often </text:span>considered to be impregnable. <text:s/>Stories of occasional depridations visited upon travelers and settlements in the Wesshewen Plains and <text:span text:style-name="T403">in </text:span>the Lower Krunkinotto Hills continued to make their way down river<text:span text:style-name="T403">s</text:span> and across the northern border. <text:s/><text:span text:style-name="T403">To their enormous credit,</text:span> the Riders' communities continued to uphold their role in protecting the Real People from such threats. <text:s/><text:span text:style-name="T403">Borded – somewhat absurdly since they'd obviously been guided by the Great Candle to guard over the Heliopses – <text:s/>often heard songs of praise from the Kahila and other southern communities as well during The Reconstruction. <text:s/></text:span></text:p>
      <text:p text:style-name="P108"/>
      <text:p text:style-name="P109">The Reconstruction culminated when the Great Father of Stanbuk put forward a <text:span text:style-name="T403">widely-lauded</text:span> Argument to build a<text:span text:style-name="T403">n entirely new</text:span> Great Town at the center of the Saskan Lands, and to relocate the Helioptic Center there, away from Juuj. <text:s/><text:span text:style-name="T403">These were the first concrete steps towards discovery of the Beshq Revelations that inform so much of our Way to Tomorrow today. </text:span></text:p>
      <text:p text:style-name="P109"/>
      <text:p text:style-name="P109"/>
      <text:p text:style-name="P109"/>
      <text:p text:style-name="P130"><text:span text:style-name="T295">1000 – 920 </text:span>BT: <text:s/><text:span text:style-name="T11">The </text:span><text:span text:style-name="T20">Turn to the Sea</text:span></text:p>
      <text:p text:style-name="P130"/>
      <text:p text:style-name="P133">For the next 80 turns, the towns and settlements and provinces of the Saskan Lands continued to take on the names and shapes that we <text:span text:style-name="T406">have become</text:span> familiar with here in the Blessed Era. <text:s text:c="2"/></text:p>
      <text:p text:style-name="P133"/>
      <text:p text:style-name="P133">The impressive Helioptic Town of Stanbuk, located on the western side of the Tobaloon Woods, developed into a lively center of commerce, trade and scribery. Determined to demonstrate <text:span text:style-name="T409">and facilitate</text:span> the Authority of the Center, the Helioptic Scribes re-doubled their efforts to understand the Instructions embodied in the <text:span text:style-name="T27">Book of Heliodamus. </text:span><text:s/><text:span text:style-name="T410">They</text:span> Presented numerous learned Arguments that sought to demonstrate how to prepare for The Good Time of Tomorrow in practical ways. <text:s/>These were discussed in all the Just settlements and camps between the Two Rivers and had the effect of sparking much activity in construction, in farming techniques, in the care and feeding of animals, <text:span text:style-name="T411">and </text:span>in the construction of weyrs, bridges, irrigation systems and other more permanent structures <text:span text:style-name="T411">and infrastructure</text:span>, including significant improvements in sanitation and <text:span text:style-name="T413">in the wise</text:span> re-use <text:span text:style-name="T412">of materials</text:span>. </text:p>
      <text:p text:style-name="P133"/>
      <text:p text:style-name="P133">Of course some cynical non-Believers in the un-Watched western Bordeshi provinces pooh-poohed the<text:span text:style-name="T414">se</text:span> Arguments, claiming that they were merely imitations of long-standing Rider and Borded techniques and knowledges. <text:s text:c="2"/>In the Kahilabek and other <text:span text:style-name="T415">star-dipped </text:span>southern areas, it was not uncommon for similar <text:span text:style-name="T404">cavils and snarks to be heard, but usually more along the lines that the Heliopsic Wise Men were fearful that their own people would turn for Wise Authority to the innumerable Committees, Leagues, Coalitions, Schools and so on and so forth </text:span><text:span text:style-name="T49">ad nauseum</text:span><text:span text:style-name="T404"> that emerged from the Beavertoon area with numbing regularity, many of which, like the "Argument" of the Dam, absurdly claimed to <text:s/>adhere to Instructions of </text:span><text:span text:style-name="T49">The Book</text:span><text:span text:style-name="T404">. </text:span></text:p>
      <text:p text:style-name="P133"/>
      <text:p text:style-name="P134"><text:soft-page-break/><text:span text:style-name="T416">O</text:span>ne of the famous Stanbuk Arguments <text:span text:style-name="T416">of this Time</text:span> stood out among the rest. Near the start of th<text:span text:style-name="T417">e era of the</text:span> <text:span text:style-name="T417">Turn to the Sea</text:span>, an Argument was put forward that was subscribed by an impressive cohort: the Helioptic Scribes of Stanbuk, the Ancient and Wise Council of the True Men of Juuj, and the Loyal and Submissive Fisherfolk of the Mobal Beshqi. <text:s/>The latter-most were a group of indigenous <text:span text:style-name="T418">real-</text:span>folk from the eastern region now referred to as Mobalbeshq, after the name of the Beshqi Tribe of the Mobal Clan, who – it is believed – had settled in this land shortly after The Great Fire, that is, at the beginning of the Time Between. <text:s/>It is unclear if they <text:span text:style-name="T419">originally had </text:span>arrived on foot, or on sea-craft, or through some other means, or even if they had really been in the area for as long as they claimed. <text:s/>At any rate, the Mobal Beshqi had embraced the <text:span text:style-name="T27">Book of Heliodamus</text:span> soon after The Crossings and, so <text:span text:style-name="T420">very </text:span>different from their nasty and erroneous Kahila neighbors, had become Loyal to the Center <text:span text:style-name="T421">and</text:span> submitted to the <text:span text:style-name="T421">Great</text:span> Candle. <text:s/></text:p>
      <text:p text:style-name="P134"/>
      <text:p text:style-name="P135">It was called <text:span text:style-name="T27">The Argument for a Turn to the Sea</text:span>. <text:s/>In the spirit of the Time, it dealt mostly with technical and economic matters. The gist of it was that the Heliopses would find great benefit by putting more resources into the development of ports on the Krbsh Sea, as well as transport routes to/from these areas. It led to the rapid growth and development of the Port of Blubar in the Blubaroon, near the mouth of the Blu, and of the Port of Selaron in the Mo<text:span text:style-name="T422">b</text:span>al Beshqi region. <text:s/></text:p>
      <text:p text:style-name="P135"/>
      <text:p text:style-name="P135">There was a <text:span text:style-name="T423">beneficial </text:span>knock-on effect <text:span text:style-name="T423">i</text:span>n the Town of Rikila (now called the Free Commune of Rikila), whose role as an important entrepot of trade increased. <text:s/>The Town of Morilly on the Mobalbeshq side of the <text:s/>new Wye River was founded during this Time. <text:s/>And the Fortress of Ingar, in Eebar, north of the mouth of the Blu<text:span text:style-name="T424">e</text:span>, also grew into a sizable Town. <text:span text:style-name="T405">Parts of what we now call "The Eastern Ring Road" and some of its major tributaries were initially constructed during this time in order to accommodate and encourage commercial travel between the eastern towns.</text:span></text:p>
      <text:p text:style-name="P135"/>
      <text:p text:style-name="P135">All of this activity demonstrated to the True People, and to heretics among the Riders and <text:span text:style-name="T425">the numerous s</text:span>outhern <text:span text:style-name="T425">clans</text:span> as well, that the Heliopses were wise and determined <text:span text:style-name="T426">real-</text:span>folk, <text:span text:style-name="T426">who</text:span> were good and valuable neighbors too. <text:s/>Rider influence in the eastern provinces, in particular, was diminished. </text:p>
      <text:p text:style-name="P135"/>
      <text:p text:style-name="P135">The other interesting effect of the Turn to the Sea was that travelers began to arrive in the Saskan Lands <text:span text:style-name="T27">from</text:span> the Krbsh Sea. The Helioptic Center clearly saw the threat to Good Order that this could present and wisely implemented, for the first time, a Night Watch <text:span text:style-name="T427">in the Port Towns and nearby coastal areas,</text:span> and a Watch on the Water Ways, to complement existing monitoring for Bad Behavior. <text:s/>For this reason, it was during this Time that the traditional Watchers began to be referred to as the Day Watch, to distinguish them from these new institutions. </text:p>
      <text:p text:style-name="P135"/>
      <text:p text:style-name="P136">Naturally, the amount of sea-food available in the Blessed-Lands-<text:span text:style-name="T428">to-be</text:span> also began to increase during this period, bringing happiness and nutrition to many of the Faithful, some of whom'd become increasingly fearful of consuming meat-stuffs for fear of retribution from rabid <text:span text:style-name="T429">southern </text:span>animal-lovers <text:span text:style-name="T429">or</text:span> Dark Forces. <text:s/></text:p>
      <text:p text:style-name="P135"/>
      <text:p text:style-name="P135"/>
      <text:p text:style-name="P135"/>
      <text:p text:style-name="P135"/>
      <text:p text:style-name="P131"><text:soft-page-break/><text:span text:style-name="T295">920 – 840 </text:span>BT: <text:s/><text:span text:style-name="T11">The </text:span><text:span text:style-name="T20">Turn to the </text:span><text:span text:style-name="T21">Blu</text:span><text:span text:style-name="T22">e</text:span></text:p>
      <text:p text:style-name="P131"/>
      <text:p text:style-name="P137">As trade, prosperity, knowledge and Faith in the Inextinguishable continued to strengthen their hold in the Land Between the Rivers, its effects began to trickle up-river along the Blue. <text:s/></text:p>
      <text:p text:style-name="P137"/>
      <text:p text:style-name="P137">Taking their cue from the successful Arguments that has been Presented by the Scribes of Stanbuk and their cohorts, the next 80 turns saw more such <text:span text:style-name="T430">Wisdom </text:span>put forward by Scribes, Elders and Wise Men from the northern Woodlands and especially from Rotonablue and Eebar, which were the most fertile agricultural regions in the Helioptic lands, just up-river from the Blubaroon. </text:p>
      <text:p text:style-name="P137"/>
      <text:p text:style-name="P138">During this Time, the Great Tower of Sungyte was constructed, offering a long view up and down the River for the WWW. <text:s/>The Towns of Ratonik and Khaliro, both began to grow dramatically. Khaliro, already a sizable Town by this Time, grew especially strong and began to have a Beneficial Effect on the Bordeshi lands across the river, in Givakala province. </text:p>
      <text:p text:style-name="P137"/>
      <text:p text:style-name="P138">But the Time of the Turn to the Blue is perhaps remembered most fondly by the common people not so much for the Wise and Just Arguments it produced, rather for something that, when it first appeared, was received with opprobrium by many of the Proper Authorities: <text:s/><text:span text:style-name="T27">The New Song Cycle of Qurol</text:span>. </text:p>
      <text:p text:style-name="P138"/>
      <text:p text:style-name="P138"><text:span text:style-name="T431">M</text:span>any varied Songs of the Riders were widely-known and sung throughout the Saskan Lands by this time. With their peppy melodies, martial beats and simple harmonies, such songs were hard to forget once learned. <text:s/>Despite their fundamental<text:span text:style-name="T431">ly</text:span> Unclean nature, there was little the Center could do to stop their spread. <text:s/><text:span text:style-name="T431">Despite their many errors, the Riders were admired by many common folk. <text:s/></text:span>Even when <text:span text:style-name="T431">nefarious </text:span>Bards were put to the Test, <text:span text:style-name="T431">many of them</text:span> continued to promote Ridersong. <text:s/>Even worse, songs from the Kahila Woods were beginning to infiltrate the Blessed-Lands-to-be too. These entrancing, lilting tunes – many of them slyly building on enthusiasm for Sea-related themes made popular in the previous Time – crept into the minds of the Faithful like fog in the night, <text:span text:style-name="T431">chilling</text:span> their resolve <text:span text:style-name="T431">to stay true to the Fire</text:span>.</text:p>
      <text:p text:style-name="P138"/>
      <text:p text:style-name="P138"><text:span text:style-name="T27">The New Song Cycle of Qurol</text:span> was unequivocally, unabashedly and gloriously evocative of the Tomorrow, of the Good Time to come, of the Glory of the Day Star. <text:s/>Their complexity and subtlety put the old <text:span text:style-name="T432">simple </text:span>marching songs of the Volunteers to shame. This is what caused some consternation, particular among the older generations, <text:span text:style-name="T433">laying the foundation for changes to come</text:span>. </text:p>
      <text:p text:style-name="P138"/>
      <text:p text:style-name="P139">One "New Qurolian" song in particular, would <text:span text:style-name="T408">eventually</text:span> play a fascinating <text:span text:style-name="T407">and crucial </text:span>role in Helioptic history: <text:s/>"The Mystery of the Mobalbeshq". <text:span text:style-name="T408">It was first heard during the Time of the Turn to the Blue, but its impact wasn't fully felt for some time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3-13T11:07:46.581061460</dc:date>
    <meta:editing-duration>PT14H22M9S</meta:editing-duration>
    <meta:editing-cycles>581</meta:editing-cycles>
    <meta:generator>LibreOffice/6.0.7.3$Linux_X86_64 LibreOffice_project/00m0$Build-3</meta:generator>
    <meta:document-statistic meta:table-count="0" meta:image-count="0" meta:object-count="0" meta:page-count="30" meta:paragraph-count="231" meta:word-count="14250" meta:character-count="84022" meta:non-whitespace-character-count="69491"/>
  </office:meta>
</office:document-meta>
</file>